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947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0.921cm"/>
    </style:style>
    <style:style style:name="co13" style:family="table-column">
      <style:table-column-properties fo:break-before="auto" style:column-width="1.16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8" table:default-cell-style-name="Default"/>
        <table:table-column table:style-name="co1" table:default-cell-style-name="Default"/>
        <table:table-column table:style-name="co5" table:number-columns-repeated="9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number-columns-repeated="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number-columns-repeated="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1" table:number-columns-repeated="23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number-columns-repeated="4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number-columns-repeated="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number-columns-repeated="5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8" table:default-cell-style-name="Default"/>
        <table:table-column table:style-name="co11" table:number-columns-repeated="4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5" table:number-columns-repeated="1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2" office:value-type="string">
            <text:p>7F</text:p>
          </table:table-cell>
          <table:table-cell office:value-type="string">
            <text:p>7C</text:p>
          </table:table-cell>
          <table:table-cell office:value-type="string">
            <text:p>7F</text:p>
          </table:table-cell>
          <table:table-cell office:value-type="string">
            <text:p>7E</text:p>
          </table:table-cell>
          <table:table-cell table:number-columns-repeated="3" office:value-type="string">
            <text:p>7F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string">
            <text:p>7E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string">
            <text:p>7F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string">
            <text:p>7F</text:p>
          </table:table-cell>
          <table:table-cell table:number-columns-repeated="3"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string">
            <text:p>8C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string">
            <text:p>8B</text:p>
          </table:table-cell>
          <table:table-cell office:value-type="float" office:value="86">
            <text:p>86</text:p>
          </table:table-cell>
          <table:table-cell table:number-columns-repeated="2" office:value-type="float" office:value="89">
            <text:p>89</text:p>
          </table:table-cell>
          <table:table-cell office:value-type="string">
            <text:p>8C</text:p>
          </table:table-cell>
          <table:table-cell office:value-type="float" office:value="90">
            <text:p>90</text:p>
          </table:table-cell>
          <table:table-cell office:value-type="string">
            <text:p>8E</text:p>
          </table:table-cell>
          <table:table-cell office:value-type="string">
            <text:p>8F</text:p>
          </table:table-cell>
          <table:table-cell office:value-type="float" office:value="99">
            <text:p>99</text:p>
          </table:table-cell>
          <table:table-cell office:value-type="string">
            <text:p>A0</text:p>
          </table:table-cell>
          <table:table-cell office:value-type="string">
            <text:p>A1</text:p>
          </table:table-cell>
          <table:table-cell table:number-columns-repeated="2" office:value-type="string">
            <text:p>9D</text:p>
          </table:table-cell>
          <table:table-cell office:value-type="string">
            <text:p>9B</text:p>
          </table:table-cell>
          <table:table-cell table:number-columns-repeated="2" office:value-type="string">
            <text:p>4C9</text:p>
          </table:table-cell>
          <table:table-cell office:value-type="string">
            <text:p>4BF</text:p>
          </table:table-cell>
          <table:table-cell office:value-type="string">
            <text:p>4C4</text:p>
          </table:table-cell>
          <table:table-cell office:value-type="string">
            <text:p>4C5</text:p>
          </table:table-cell>
          <table:table-cell office:value-type="string">
            <text:p>4BE</text:p>
          </table:table-cell>
          <table:table-cell office:value-type="string">
            <text:p>4C1</text:p>
          </table:table-cell>
          <table:table-cell office:value-type="string">
            <text:p>49B</text:p>
          </table:table-cell>
          <table:table-cell office:value-type="float" office:value="484">
            <text:p>484</text:p>
          </table:table-cell>
          <table:table-cell office:value-type="float" office:value="483">
            <text:p>483</text:p>
          </table:table-cell>
          <table:table-cell office:value-type="string">
            <text:p>46E</text:p>
          </table:table-cell>
          <table:table-cell office:value-type="float" office:value="460">
            <text:p>460</text:p>
          </table:table-cell>
          <table:table-cell office:value-type="string">
            <text:p>44E</text:p>
          </table:table-cell>
          <table:table-cell office:value-type="float" office:value="440">
            <text:p>440</text:p>
          </table:table-cell>
          <table:table-cell office:value-type="float" office:value="431">
            <text:p>431</text:p>
          </table:table-cell>
          <table:table-cell office:value-type="string">
            <text:p>41F</text:p>
          </table:table-cell>
          <table:table-cell office:value-type="float" office:value="415">
            <text:p>415</text:p>
          </table:table-cell>
          <table:table-cell office:value-type="float" office:value="406">
            <text:p>406</text:p>
          </table:table-cell>
          <table:table-cell office:value-type="string">
            <text:p>3FA</text:p>
          </table:table-cell>
          <table:table-cell office:value-type="string">
            <text:p>3EE</text:p>
          </table:table-cell>
          <table:table-cell office:value-type="string">
            <text:p>3DF</text:p>
          </table:table-cell>
          <table:table-cell office:value-type="string">
            <text:p>3D6</text:p>
          </table:table-cell>
          <table:table-cell office:value-type="string">
            <text:p>3C9</text:p>
          </table:table-cell>
          <table:table-cell office:value-type="string">
            <text:p>3BF</text:p>
          </table:table-cell>
          <table:table-cell office:value-type="string">
            <text:p>3B2</text:p>
          </table:table-cell>
          <table:table-cell office:value-type="string">
            <text:p>3AB</text:p>
          </table:table-cell>
          <table:table-cell office:value-type="string">
            <text:p>39F</text:p>
          </table:table-cell>
          <table:table-cell office:value-type="float" office:value="395">
            <text:p>395</text:p>
          </table:table-cell>
          <table:table-cell office:value-type="string">
            <text:p>38C</text:p>
          </table:table-cell>
          <table:table-cell office:value-type="float" office:value="382">
            <text:p>382</text:p>
          </table:table-cell>
          <table:table-cell office:value-type="string">
            <text:p>37C</text:p>
          </table:table-cell>
          <table:table-cell office:value-type="string">
            <text:p>36F</text:p>
          </table:table-cell>
          <table:table-cell office:value-type="float" office:value="368">
            <text:p>368</text:p>
          </table:table-cell>
          <table:table-cell office:value-type="float" office:value="361">
            <text:p>361</text:p>
          </table:table-cell>
          <table:table-cell office:value-type="float" office:value="357">
            <text:p>357</text:p>
          </table:table-cell>
          <table:table-cell office:value-type="float" office:value="353">
            <text:p>353</text:p>
          </table:table-cell>
          <table:table-cell office:value-type="float" office:value="349">
            <text:p>349</text:p>
          </table:table-cell>
          <table:table-cell office:value-type="float" office:value="342">
            <text:p>342</text:p>
          </table:table-cell>
          <table:table-cell office:value-type="float" office:value="338">
            <text:p>338</text:p>
          </table:table-cell>
          <table:table-cell office:value-type="string">
            <text:p>32F</text:p>
          </table:table-cell>
          <table:table-cell office:value-type="string">
            <text:p>32A</text:p>
          </table:table-cell>
          <table:table-cell office:value-type="float" office:value="326">
            <text:p>326</text:p>
          </table:table-cell>
          <table:table-cell office:value-type="string">
            <text:p>31D</text:p>
          </table:table-cell>
          <table:table-cell office:value-type="float" office:value="313">
            <text:p>313</text:p>
          </table:table-cell>
          <table:table-cell office:value-type="float" office:value="311">
            <text:p>311</text:p>
          </table:table-cell>
          <table:table-cell office:value-type="float" office:value="308">
            <text:p>308</text:p>
          </table:table-cell>
          <table:table-cell office:value-type="float" office:value="304">
            <text:p>304</text:p>
          </table:table-cell>
          <table:table-cell office:value-type="string">
            <text:p>2FC</text:p>
          </table:table-cell>
          <table:table-cell office:value-type="string">
            <text:p>2F8</text:p>
          </table:table-cell>
          <table:table-cell office:value-type="string">
            <text:p>2F1</text:p>
          </table:table-cell>
          <table:table-cell office:value-type="string">
            <text:p>2ED</text:p>
          </table:table-cell>
          <table:table-cell office:value-type="string">
            <text:p>2EC</text:p>
          </table:table-cell>
          <table:table-cell office:value-type="string">
            <text:p>2E3</text:p>
          </table:table-cell>
          <table:table-cell office:value-type="string">
            <text:p>2E0</text:p>
          </table:table-cell>
          <table:table-cell office:value-type="string">
            <text:p>2DA</text:p>
          </table:table-cell>
          <table:table-cell table:number-columns-repeated="2" office:value-type="string">
            <text:p>2D4</text:p>
          </table:table-cell>
          <table:table-cell office:value-type="string">
            <text:p>2E0</text:p>
          </table:table-cell>
          <table:table-cell office:value-type="string">
            <text:p>2E5</text:p>
          </table:table-cell>
          <table:table-cell office:value-type="string">
            <text:p>2E4</text:p>
          </table:table-cell>
          <table:table-cell office:value-type="string">
            <text:p>2E1</text:p>
          </table:table-cell>
          <table:table-cell office:value-type="string">
            <text:p>2D8</text:p>
          </table:table-cell>
          <table:table-cell office:value-type="string">
            <text:p>2D2</text:p>
          </table:table-cell>
          <table:table-cell office:value-type="string">
            <text:p>2D3</text:p>
          </table:table-cell>
          <table:table-cell office:value-type="string">
            <text:p>2CE</text:p>
          </table:table-cell>
          <table:table-cell office:value-type="string">
            <text:p>2CA</text:p>
          </table:table-cell>
          <table:table-cell office:value-type="string">
            <text:p>2C4</text:p>
          </table:table-cell>
          <table:table-cell office:value-type="string">
            <text:p>2BF</text:p>
          </table:table-cell>
          <table:table-cell office:value-type="string">
            <text:p>2BE</text:p>
          </table:table-cell>
          <table:table-cell office:value-type="string">
            <text:p>2BC</text:p>
          </table:table-cell>
          <table:table-cell office:value-type="string">
            <text:p>2B3</text:p>
          </table:table-cell>
          <table:table-cell office:value-type="string">
            <text:p>2B2</text:p>
          </table:table-cell>
          <table:table-cell office:value-type="string">
            <text:p>2B0</text:p>
          </table:table-cell>
          <table:table-cell office:value-type="string">
            <text:p>2AC</text:p>
          </table:table-cell>
          <table:table-cell office:value-type="string">
            <text:p>2A8</text:p>
          </table:table-cell>
          <table:table-cell office:value-type="string">
            <text:p>2A4</text:p>
          </table:table-cell>
          <table:table-cell office:value-type="string">
            <text:p>2A1</text:p>
          </table:table-cell>
          <table:table-cell office:value-type="string">
            <text:p>29E</text:p>
          </table:table-cell>
          <table:table-cell office:value-type="float" office:value="299">
            <text:p>299</text:p>
          </table:table-cell>
          <table:table-cell office:value-type="string">
            <text:p>29A</text:p>
          </table:table-cell>
          <table:table-cell office:value-type="float" office:value="298">
            <text:p>298</text:p>
          </table:table-cell>
          <table:table-cell office:value-type="float" office:value="293">
            <text:p>293</text:p>
          </table:table-cell>
          <table:table-cell table:number-columns-repeated="2" office:value-type="float" office:value="292">
            <text:p>292</text:p>
          </table:table-cell>
          <table:table-cell office:value-type="string">
            <text:p>28E</text:p>
          </table:table-cell>
          <table:table-cell office:value-type="float" office:value="289">
            <text:p>289</text:p>
          </table:table-cell>
          <table:table-cell office:value-type="string">
            <text:p>28A</text:p>
          </table:table-cell>
          <table:table-cell office:value-type="float" office:value="288">
            <text:p>288</text:p>
          </table:table-cell>
          <table:table-cell office:value-type="float" office:value="286">
            <text:p>286</text:p>
          </table:table-cell>
          <table:table-cell office:value-type="string">
            <text:p>27F</text:p>
          </table:table-cell>
          <table:table-cell office:value-type="float" office:value="281">
            <text:p>281</text:p>
          </table:table-cell>
          <table:table-cell office:value-type="string">
            <text:p>27D</text:p>
          </table:table-cell>
          <table:table-cell office:value-type="string">
            <text:p>27E</text:p>
          </table:table-cell>
          <table:table-cell table:number-columns-repeated="3"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70">
            <text:p>270</text:p>
          </table:table-cell>
          <table:table-cell office:value-type="string">
            <text:p>26F</text:p>
          </table:table-cell>
          <table:table-cell office:value-type="string">
            <text:p>26D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65">
            <text:p>265</text:p>
          </table:table-cell>
          <table:table-cell office:value-type="float" office:value="269">
            <text:p>269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25D</text:p>
          </table:table-cell>
          <table:table-cell office:value-type="string">
            <text:p>25F</text:p>
          </table:table-cell>
          <table:table-cell office:value-type="string">
            <text:p>25E</text:p>
          </table:table-cell>
          <table:table-cell office:value-type="string">
            <text:p>25F</text:p>
          </table:table-cell>
          <table:table-cell office:value-type="string">
            <text:p>25D</text:p>
          </table:table-cell>
          <table:table-cell office:value-type="string">
            <text:p>24E</text:p>
          </table:table-cell>
          <table:table-cell office:value-type="float" office:value="247">
            <text:p>247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string">
            <text:p>24C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string">
            <text:p>24B</text:p>
          </table:table-cell>
          <table:table-cell office:value-type="string">
            <text:p>24D</text:p>
          </table:table-cell>
          <table:table-cell office:value-type="string">
            <text:p>24B</text:p>
          </table:table-cell>
          <table:table-cell office:value-type="string">
            <text:p>24D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24D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string">
            <text:p>25B</text:p>
          </table:table-cell>
          <table:table-cell office:value-type="float" office:value="259">
            <text:p>259</text:p>
          </table:table-cell>
          <table:table-cell office:value-type="string">
            <text:p>25C</text:p>
          </table:table-cell>
          <table:table-cell office:value-type="string">
            <text:p>25D</text:p>
          </table:table-cell>
          <table:table-cell office:value-type="string">
            <text:p>25C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 table:number-columns-repeated="2" office:value-type="string">
            <text:p>26B</text:p>
          </table:table-cell>
          <table:table-cell office:value-type="float" office:value="270">
            <text:p>270</text:p>
          </table:table-cell>
          <table:table-cell office:value-type="string">
            <text:p>26F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string">
            <text:p>27E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287">
            <text:p>287</text:p>
          </table:table-cell>
          <table:table-cell office:value-type="string">
            <text:p>28E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string">
            <text:p>29E</text:p>
          </table:table-cell>
          <table:table-cell office:value-type="string">
            <text:p>29D</text:p>
          </table:table-cell>
          <table:table-cell office:value-type="string">
            <text:p>2A3</text:p>
          </table:table-cell>
          <table:table-cell office:value-type="string">
            <text:p>2A6</text:p>
          </table:table-cell>
          <table:table-cell office:value-type="string">
            <text:p>2A7</text:p>
          </table:table-cell>
          <table:table-cell office:value-type="string">
            <text:p>2AE</text:p>
          </table:table-cell>
          <table:table-cell office:value-type="string">
            <text:p>2B2</text:p>
          </table:table-cell>
          <table:table-cell office:value-type="string">
            <text:p>2B5</text:p>
          </table:table-cell>
          <table:table-cell office:value-type="string">
            <text:p>2B6</text:p>
          </table:table-cell>
          <table:table-cell office:value-type="string">
            <text:p>2BD</text:p>
          </table:table-cell>
          <table:table-cell office:value-type="string">
            <text:p>2BE</text:p>
          </table:table-cell>
          <table:table-cell office:value-type="string">
            <text:p>2C4</text:p>
          </table:table-cell>
          <table:table-cell office:value-type="string">
            <text:p>2CA</text:p>
          </table:table-cell>
          <table:table-cell office:value-type="string">
            <text:p>2CF</text:p>
          </table:table-cell>
          <table:table-cell office:value-type="string">
            <text:p>2D5</text:p>
          </table:table-cell>
          <table:table-cell office:value-type="string">
            <text:p>2D8</text:p>
          </table:table-cell>
          <table:table-cell office:value-type="string">
            <text:p>2DD</text:p>
          </table:table-cell>
          <table:table-cell office:value-type="string">
            <text:p>2E1</text:p>
          </table:table-cell>
          <table:table-cell office:value-type="string">
            <text:p>2EA</text:p>
          </table:table-cell>
          <table:table-cell office:value-type="string">
            <text:p>2ED</text:p>
          </table:table-cell>
          <table:table-cell office:value-type="string">
            <text:p>2F2</text:p>
          </table:table-cell>
          <table:table-cell office:value-type="string">
            <text:p>2FB</text:p>
          </table:table-cell>
          <table:table-cell office:value-type="string">
            <text:p>2E0</text:p>
          </table:table-cell>
          <table:table-cell office:value-type="string">
            <text:p>2BF</text:p>
          </table:table-cell>
          <table:table-cell office:value-type="string">
            <text:p>2BC</text:p>
          </table:table-cell>
          <table:table-cell office:value-type="string">
            <text:p>2B0</text:p>
          </table:table-cell>
          <table:table-cell office:value-type="string">
            <text:p>2A9</text:p>
          </table:table-cell>
          <table:table-cell office:value-type="string">
            <text:p>2A3</text:p>
          </table:table-cell>
          <table:table-cell office:value-type="string">
            <text:p>29D</text:p>
          </table:table-cell>
          <table:table-cell office:value-type="float" office:value="294">
            <text:p>294</text:p>
          </table:table-cell>
          <table:table-cell office:value-type="string">
            <text:p>28E</text:p>
          </table:table-cell>
          <table:table-cell office:value-type="float" office:value="286">
            <text:p>286</text:p>
          </table:table-cell>
          <table:table-cell office:value-type="float" office:value="281">
            <text:p>281</text:p>
          </table:table-cell>
          <table:table-cell office:value-type="string">
            <text:p>27B</text:p>
          </table:table-cell>
          <table:table-cell office:value-type="float" office:value="275">
            <text:p>275</text:p>
          </table:table-cell>
          <table:table-cell office:value-type="string">
            <text:p>26D</text:p>
          </table:table-cell>
          <table:table-cell office:value-type="string">
            <text:p>26A</text:p>
          </table:table-cell>
          <table:table-cell office:value-type="float" office:value="263">
            <text:p>263</text:p>
          </table:table-cell>
          <table:table-cell office:value-type="string">
            <text:p>25F</text:p>
          </table:table-cell>
          <table:table-cell office:value-type="string">
            <text:p>25B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string">
            <text:p>24B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string">
            <text:p>23B</text:p>
          </table:table-cell>
          <table:table-cell office:value-type="string">
            <text:p>1D2</text:p>
          </table:table-cell>
          <table:table-cell office:value-type="string">
            <text:p>17C</text:p>
          </table:table-cell>
          <table:table-cell office:value-type="float" office:value="169">
            <text:p>169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string">
            <text:p>1B3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3">
            <text:p>213</text:p>
          </table:table-cell>
          <table:table-cell office:value-type="string">
            <text:p>20F</text:p>
          </table:table-cell>
          <table:table-cell office:value-type="string">
            <text:p>20B</text:p>
          </table:table-cell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office:value-type="float" office:value="200">
            <text:p>200</text:p>
          </table:table-cell>
          <table:table-cell office:value-type="string">
            <text:p>1FE</text:p>
          </table:table-cell>
          <table:table-cell office:value-type="string">
            <text:p>1F5</text:p>
          </table:table-cell>
          <table:table-cell office:value-type="string">
            <text:p>1F8</text:p>
          </table:table-cell>
          <table:table-cell table:number-columns-repeated="2" office:value-type="string">
            <text:p>1F2</text:p>
          </table:table-cell>
          <table:table-cell office:value-type="string">
            <text:p>1EF</text:p>
          </table:table-cell>
          <table:table-cell office:value-type="string">
            <text:p>1F0</text:p>
          </table:table-cell>
          <table:table-cell office:value-type="string">
            <text:p>1ED</text:p>
          </table:table-cell>
          <table:table-cell table:number-columns-repeated="2" office:value-type="string">
            <text:p>1E8</text:p>
          </table:table-cell>
          <table:table-cell office:value-type="string">
            <text:p>1E2</text:p>
          </table:table-cell>
          <table:table-cell office:value-type="string">
            <text:p>1E5</text:p>
          </table:table-cell>
          <table:table-cell office:value-type="string">
            <text:p>1DE</text:p>
          </table:table-cell>
          <table:table-cell office:value-type="string">
            <text:p>1EE</text:p>
          </table:table-cell>
          <table:table-cell office:value-type="float" office:value="279">
            <text:p>279</text:p>
          </table:table-cell>
          <table:table-cell office:value-type="string">
            <text:p>2F5</text:p>
          </table:table-cell>
          <table:table-cell office:value-type="string">
            <text:p>2FA</text:p>
          </table:table-cell>
          <table:table-cell office:value-type="string">
            <text:p>2FC</text:p>
          </table:table-cell>
          <table:table-cell office:value-type="string">
            <text:p>D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3" office:value-type="float" office:value="83">
            <text:p>83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7F</text:p>
          </table:table-cell>
          <table:table-cell office:value-type="string">
            <text:p>7E</text:p>
          </table:table-cell>
          <table:table-cell office:value-type="float" office:value="81">
            <text:p>8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string">
            <text:p>7F</text:p>
          </table:table-cell>
          <table:table-cell office:value-type="string">
            <text:p>7E</text:p>
          </table:table-cell>
          <table:table-cell table:number-columns-repeated="2" office:value-type="string">
            <text:p>7B</text:p>
          </table:table-cell>
          <table:table-cell office:value-type="string">
            <text:p>7A</text:p>
          </table:table-cell>
          <table:table-cell office:value-type="string">
            <text:p>7C</text:p>
          </table:table-cell>
          <table:table-cell table:number-columns-repeated="3" office:value-type="string">
            <text:p>7B</text:p>
          </table:table-cell>
          <table:table-cell office:value-type="float" office:value="79">
            <text:p>79</text:p>
          </table:table-cell>
          <table:table-cell office:value-type="string">
            <text:p>7A</text:p>
          </table:table-cell>
          <table:table-cell office:value-type="string">
            <text:p>7D</text:p>
          </table:table-cell>
          <table:table-cell office:value-type="float" office:value="79">
            <text:p>79</text:p>
          </table:table-cell>
          <table:table-cell office:value-type="string">
            <text:p>7C</text:p>
          </table:table-cell>
          <table:table-cell office:value-type="string">
            <text:p>7A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7A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string">
            <text:p>7A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3"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381"/>
        </table:table-row>
        <table:table-row table:style-name="ro1">
          <table:table-cell table:formula="of:=HEX2DEC([.A1])" office:value-type="float" office:value="127">
            <text:p>127</text:p>
          </table:table-cell>
          <table:table-cell table:formula="of:=HEX2DEC([.B1])" office:value-type="float" office:value="127">
            <text:p>127</text:p>
          </table:table-cell>
          <table:table-cell table:formula="of:=HEX2DEC([.C1])" office:value-type="float" office:value="124">
            <text:p>124</text:p>
          </table:table-cell>
          <table:table-cell table:formula="of:=HEX2DEC([.D1])" office:value-type="float" office:value="127">
            <text:p>127</text:p>
          </table:table-cell>
          <table:table-cell table:formula="of:=HEX2DEC([.E1])" office:value-type="float" office:value="126">
            <text:p>126</text:p>
          </table:table-cell>
          <table:table-cell table:formula="of:=HEX2DEC([.F1])" office:value-type="float" office:value="127">
            <text:p>127</text:p>
          </table:table-cell>
          <table:table-cell table:formula="of:=HEX2DEC([.G1])" office:value-type="float" office:value="127">
            <text:p>127</text:p>
          </table:table-cell>
          <table:table-cell table:formula="of:=HEX2DEC([.H1])" office:value-type="float" office:value="127">
            <text:p>127</text:p>
          </table:table-cell>
          <table:table-cell table:formula="of:=HEX2DEC([.I1])" office:value-type="float" office:value="130">
            <text:p>130</text:p>
          </table:table-cell>
          <table:table-cell table:formula="of:=HEX2DEC([.J1])" office:value-type="float" office:value="128">
            <text:p>128</text:p>
          </table:table-cell>
          <table:table-cell table:formula="of:=HEX2DEC([.K1])" office:value-type="float" office:value="126">
            <text:p>126</text:p>
          </table:table-cell>
          <table:table-cell table:formula="of:=HEX2DEC([.L1])" office:value-type="float" office:value="131">
            <text:p>131</text:p>
          </table:table-cell>
          <table:table-cell table:formula="of:=HEX2DEC([.M1])" office:value-type="float" office:value="130">
            <text:p>130</text:p>
          </table:table-cell>
          <table:table-cell table:formula="of:=HEX2DEC([.N1])" office:value-type="float" office:value="127">
            <text:p>127</text:p>
          </table:table-cell>
          <table:table-cell table:formula="of:=HEX2DEC([.O1])" office:value-type="float" office:value="128">
            <text:p>128</text:p>
          </table:table-cell>
          <table:table-cell table:formula="of:=HEX2DEC([.P1])" office:value-type="float" office:value="130">
            <text:p>130</text:p>
          </table:table-cell>
          <table:table-cell table:formula="of:=HEX2DEC([.Q1])" office:value-type="float" office:value="132">
            <text:p>132</text:p>
          </table:table-cell>
          <table:table-cell table:formula="of:=HEX2DEC([.R1])" office:value-type="float" office:value="128">
            <text:p>128</text:p>
          </table:table-cell>
          <table:table-cell table:formula="of:=HEX2DEC([.S1])" office:value-type="float" office:value="133">
            <text:p>133</text:p>
          </table:table-cell>
          <table:table-cell table:formula="of:=HEX2DEC([.T1])" office:value-type="float" office:value="130">
            <text:p>130</text:p>
          </table:table-cell>
          <table:table-cell table:formula="of:=HEX2DEC([.U1])" office:value-type="float" office:value="132">
            <text:p>132</text:p>
          </table:table-cell>
          <table:table-cell table:formula="of:=HEX2DEC([.V1])" office:value-type="float" office:value="130">
            <text:p>130</text:p>
          </table:table-cell>
          <table:table-cell table:formula="of:=HEX2DEC([.W1])" office:value-type="float" office:value="132">
            <text:p>132</text:p>
          </table:table-cell>
          <table:table-cell table:formula="of:=HEX2DEC([.X1])" office:value-type="float" office:value="136">
            <text:p>136</text:p>
          </table:table-cell>
          <table:table-cell table:formula="of:=HEX2DEC([.Y1])" office:value-type="float" office:value="133">
            <text:p>133</text:p>
          </table:table-cell>
          <table:table-cell table:formula="of:=HEX2DEC([.Z1])" office:value-type="float" office:value="137">
            <text:p>137</text:p>
          </table:table-cell>
          <table:table-cell table:formula="of:=HEX2DEC([.AA1])" office:value-type="float" office:value="127">
            <text:p>127</text:p>
          </table:table-cell>
          <table:table-cell table:formula="of:=HEX2DEC([.AB1])" office:value-type="float" office:value="135">
            <text:p>135</text:p>
          </table:table-cell>
          <table:table-cell table:formula="of:=HEX2DEC([.AC1])" office:value-type="float" office:value="135">
            <text:p>135</text:p>
          </table:table-cell>
          <table:table-cell table:formula="of:=HEX2DEC([.AD1])" office:value-type="float" office:value="135">
            <text:p>135</text:p>
          </table:table-cell>
          <table:table-cell table:formula="of:=HEX2DEC([.AE1])" office:value-type="float" office:value="131">
            <text:p>131</text:p>
          </table:table-cell>
          <table:table-cell table:formula="of:=HEX2DEC([.AF1])" office:value-type="float" office:value="134">
            <text:p>134</text:p>
          </table:table-cell>
          <table:table-cell table:formula="of:=HEX2DEC([.AG1])" office:value-type="float" office:value="135">
            <text:p>135</text:p>
          </table:table-cell>
          <table:table-cell table:formula="of:=HEX2DEC([.AH1])" office:value-type="float" office:value="137">
            <text:p>137</text:p>
          </table:table-cell>
          <table:table-cell table:formula="of:=HEX2DEC([.AI1])" office:value-type="float" office:value="135">
            <text:p>135</text:p>
          </table:table-cell>
          <table:table-cell table:formula="of:=HEX2DEC([.AJ1])" office:value-type="float" office:value="137">
            <text:p>137</text:p>
          </table:table-cell>
          <table:table-cell table:formula="of:=HEX2DEC([.AK1])" office:value-type="float" office:value="140">
            <text:p>140</text:p>
          </table:table-cell>
          <table:table-cell table:formula="of:=HEX2DEC([.AL1])" office:value-type="float" office:value="132">
            <text:p>132</text:p>
          </table:table-cell>
          <table:table-cell table:formula="of:=HEX2DEC([.AM1])" office:value-type="float" office:value="135">
            <text:p>135</text:p>
          </table:table-cell>
          <table:table-cell table:formula="of:=HEX2DEC([.AN1])" office:value-type="float" office:value="132">
            <text:p>132</text:p>
          </table:table-cell>
          <table:table-cell table:formula="of:=HEX2DEC([.AO1])" office:value-type="float" office:value="139">
            <text:p>139</text:p>
          </table:table-cell>
          <table:table-cell table:formula="of:=HEX2DEC([.AP1])" office:value-type="float" office:value="134">
            <text:p>134</text:p>
          </table:table-cell>
          <table:table-cell table:formula="of:=HEX2DEC([.AQ1])" office:value-type="float" office:value="137">
            <text:p>137</text:p>
          </table:table-cell>
          <table:table-cell table:formula="of:=HEX2DEC([.AR1])" office:value-type="float" office:value="137">
            <text:p>137</text:p>
          </table:table-cell>
          <table:table-cell table:formula="of:=HEX2DEC([.AS1])" office:value-type="float" office:value="140">
            <text:p>140</text:p>
          </table:table-cell>
          <table:table-cell table:formula="of:=HEX2DEC([.AT1])" office:value-type="float" office:value="144">
            <text:p>144</text:p>
          </table:table-cell>
          <table:table-cell table:formula="of:=HEX2DEC([.AU1])" office:value-type="float" office:value="142">
            <text:p>142</text:p>
          </table:table-cell>
          <table:table-cell table:formula="of:=HEX2DEC([.AV1])" office:value-type="float" office:value="143">
            <text:p>143</text:p>
          </table:table-cell>
          <table:table-cell table:formula="of:=HEX2DEC([.AW1])" office:value-type="float" office:value="153">
            <text:p>153</text:p>
          </table:table-cell>
          <table:table-cell table:formula="of:=HEX2DEC([.AX1])" office:value-type="float" office:value="160">
            <text:p>160</text:p>
          </table:table-cell>
          <table:table-cell table:formula="of:=HEX2DEC([.AY1])" office:value-type="float" office:value="161">
            <text:p>161</text:p>
          </table:table-cell>
          <table:table-cell table:formula="of:=HEX2DEC([.AZ1])" office:value-type="float" office:value="157">
            <text:p>157</text:p>
          </table:table-cell>
          <table:table-cell table:formula="of:=HEX2DEC([.BA1])" office:value-type="float" office:value="157">
            <text:p>157</text:p>
          </table:table-cell>
          <table:table-cell table:formula="of:=HEX2DEC([.BB1])" office:value-type="float" office:value="155">
            <text:p>155</text:p>
          </table:table-cell>
          <table:table-cell table:formula="of:=HEX2DEC([.BC1])" office:value-type="float" office:value="1225">
            <text:p>1225</text:p>
          </table:table-cell>
          <table:table-cell table:formula="of:=HEX2DEC([.BD1])" office:value-type="float" office:value="1225">
            <text:p>1225</text:p>
          </table:table-cell>
          <table:table-cell table:formula="of:=HEX2DEC([.BE1])" office:value-type="float" office:value="1215">
            <text:p>1215</text:p>
          </table:table-cell>
          <table:table-cell table:formula="of:=HEX2DEC([.BF1])" office:value-type="float" office:value="1220">
            <text:p>1220</text:p>
          </table:table-cell>
          <table:table-cell table:formula="of:=HEX2DEC([.BG1])" office:value-type="float" office:value="1221">
            <text:p>1221</text:p>
          </table:table-cell>
          <table:table-cell table:formula="of:=HEX2DEC([.BH1])" office:value-type="float" office:value="1214">
            <text:p>1214</text:p>
          </table:table-cell>
          <table:table-cell table:formula="of:=HEX2DEC([.BI1])" office:value-type="float" office:value="1217">
            <text:p>1217</text:p>
          </table:table-cell>
          <table:table-cell table:formula="of:=HEX2DEC([.BJ1])" office:value-type="float" office:value="1179">
            <text:p>1179</text:p>
          </table:table-cell>
          <table:table-cell table:formula="of:=HEX2DEC([.BK1])" office:value-type="float" office:value="1156">
            <text:p>1156</text:p>
          </table:table-cell>
          <table:table-cell table:formula="of:=HEX2DEC([.BL1])" office:value-type="float" office:value="1155">
            <text:p>1155</text:p>
          </table:table-cell>
          <table:table-cell table:formula="of:=HEX2DEC([.BM1])" office:value-type="float" office:value="1134">
            <text:p>1134</text:p>
          </table:table-cell>
          <table:table-cell table:formula="of:=HEX2DEC([.BN1])" office:value-type="float" office:value="1120">
            <text:p>1120</text:p>
          </table:table-cell>
          <table:table-cell table:formula="of:=HEX2DEC([.BO1])" office:value-type="float" office:value="1102">
            <text:p>1102</text:p>
          </table:table-cell>
          <table:table-cell table:formula="of:=HEX2DEC([.BP1])" office:value-type="float" office:value="1088">
            <text:p>1088</text:p>
          </table:table-cell>
          <table:table-cell table:formula="of:=HEX2DEC([.BQ1])" office:value-type="float" office:value="1073">
            <text:p>1073</text:p>
          </table:table-cell>
          <table:table-cell table:formula="of:=HEX2DEC([.BR1])" office:value-type="float" office:value="1055">
            <text:p>1055</text:p>
          </table:table-cell>
          <table:table-cell table:formula="of:=HEX2DEC([.BS1])" office:value-type="float" office:value="1045">
            <text:p>1045</text:p>
          </table:table-cell>
          <table:table-cell table:formula="of:=HEX2DEC([.BT1])" office:value-type="float" office:value="1030">
            <text:p>1030</text:p>
          </table:table-cell>
          <table:table-cell table:formula="of:=HEX2DEC([.BU1])" office:value-type="float" office:value="1018">
            <text:p>1018</text:p>
          </table:table-cell>
          <table:table-cell table:formula="of:=HEX2DEC([.BV1])" office:value-type="float" office:value="1006">
            <text:p>1006</text:p>
          </table:table-cell>
          <table:table-cell table:formula="of:=HEX2DEC([.BW1])" office:value-type="float" office:value="991">
            <text:p>991</text:p>
          </table:table-cell>
          <table:table-cell table:formula="of:=HEX2DEC([.BX1])" office:value-type="float" office:value="982">
            <text:p>982</text:p>
          </table:table-cell>
          <table:table-cell table:formula="of:=HEX2DEC([.BY1])" office:value-type="float" office:value="969">
            <text:p>969</text:p>
          </table:table-cell>
          <table:table-cell table:formula="of:=HEX2DEC([.BZ1])" office:value-type="float" office:value="959">
            <text:p>959</text:p>
          </table:table-cell>
          <table:table-cell table:formula="of:=HEX2DEC([.CA1])" office:value-type="float" office:value="946">
            <text:p>946</text:p>
          </table:table-cell>
          <table:table-cell table:formula="of:=HEX2DEC([.CB1])" office:value-type="float" office:value="939">
            <text:p>939</text:p>
          </table:table-cell>
          <table:table-cell table:formula="of:=HEX2DEC([.CC1])" office:value-type="float" office:value="927">
            <text:p>927</text:p>
          </table:table-cell>
          <table:table-cell table:formula="of:=HEX2DEC([.CD1])" office:value-type="float" office:value="917">
            <text:p>917</text:p>
          </table:table-cell>
          <table:table-cell table:formula="of:=HEX2DEC([.CE1])" office:value-type="float" office:value="908">
            <text:p>908</text:p>
          </table:table-cell>
          <table:table-cell table:formula="of:=HEX2DEC([.CF1])" office:value-type="float" office:value="898">
            <text:p>898</text:p>
          </table:table-cell>
          <table:table-cell table:formula="of:=HEX2DEC([.CG1])" office:value-type="float" office:value="892">
            <text:p>892</text:p>
          </table:table-cell>
          <table:table-cell table:formula="of:=HEX2DEC([.CH1])" office:value-type="float" office:value="879">
            <text:p>879</text:p>
          </table:table-cell>
          <table:table-cell table:formula="of:=HEX2DEC([.CI1])" office:value-type="float" office:value="872">
            <text:p>872</text:p>
          </table:table-cell>
          <table:table-cell table:formula="of:=HEX2DEC([.CJ1])" office:value-type="float" office:value="865">
            <text:p>865</text:p>
          </table:table-cell>
          <table:table-cell table:formula="of:=HEX2DEC([.CK1])" office:value-type="float" office:value="855">
            <text:p>855</text:p>
          </table:table-cell>
          <table:table-cell table:formula="of:=HEX2DEC([.CL1])" office:value-type="float" office:value="851">
            <text:p>851</text:p>
          </table:table-cell>
          <table:table-cell table:formula="of:=HEX2DEC([.CM1])" office:value-type="float" office:value="841">
            <text:p>841</text:p>
          </table:table-cell>
          <table:table-cell table:formula="of:=HEX2DEC([.CN1])" office:value-type="float" office:value="834">
            <text:p>834</text:p>
          </table:table-cell>
          <table:table-cell table:formula="of:=HEX2DEC([.CO1])" office:value-type="float" office:value="824">
            <text:p>824</text:p>
          </table:table-cell>
          <table:table-cell table:formula="of:=HEX2DEC([.CP1])" office:value-type="float" office:value="815">
            <text:p>815</text:p>
          </table:table-cell>
          <table:table-cell table:formula="of:=HEX2DEC([.CQ1])" office:value-type="float" office:value="810">
            <text:p>810</text:p>
          </table:table-cell>
          <table:table-cell table:formula="of:=HEX2DEC([.CR1])" office:value-type="float" office:value="806">
            <text:p>806</text:p>
          </table:table-cell>
          <table:table-cell table:formula="of:=HEX2DEC([.CS1])" office:value-type="float" office:value="797">
            <text:p>797</text:p>
          </table:table-cell>
          <table:table-cell table:formula="of:=HEX2DEC([.CT1])" office:value-type="float" office:value="787">
            <text:p>787</text:p>
          </table:table-cell>
          <table:table-cell table:formula="of:=HEX2DEC([.CU1])" office:value-type="float" office:value="785">
            <text:p>785</text:p>
          </table:table-cell>
          <table:table-cell table:formula="of:=HEX2DEC([.CV1])" office:value-type="float" office:value="776">
            <text:p>776</text:p>
          </table:table-cell>
          <table:table-cell table:formula="of:=HEX2DEC([.CW1])" office:value-type="float" office:value="772">
            <text:p>772</text:p>
          </table:table-cell>
          <table:table-cell table:formula="of:=HEX2DEC([.CX1])" office:value-type="float" office:value="764">
            <text:p>764</text:p>
          </table:table-cell>
          <table:table-cell table:formula="of:=HEX2DEC([.CY1])" office:value-type="float" office:value="760">
            <text:p>760</text:p>
          </table:table-cell>
          <table:table-cell table:formula="of:=HEX2DEC([.CZ1])" office:value-type="float" office:value="753">
            <text:p>753</text:p>
          </table:table-cell>
          <table:table-cell table:formula="of:=HEX2DEC([.DA1])" office:value-type="float" office:value="749">
            <text:p>749</text:p>
          </table:table-cell>
          <table:table-cell table:formula="of:=HEX2DEC([.DB1])" office:value-type="float" office:value="748">
            <text:p>748</text:p>
          </table:table-cell>
          <table:table-cell table:formula="of:=HEX2DEC([.DC1])" office:value-type="float" office:value="739">
            <text:p>739</text:p>
          </table:table-cell>
          <table:table-cell table:formula="of:=HEX2DEC([.DD1])" office:value-type="float" office:value="736">
            <text:p>736</text:p>
          </table:table-cell>
          <table:table-cell table:formula="of:=HEX2DEC([.DE1])" office:value-type="float" office:value="730">
            <text:p>730</text:p>
          </table:table-cell>
          <table:table-cell table:formula="of:=HEX2DEC([.DF1])" office:value-type="float" office:value="724">
            <text:p>724</text:p>
          </table:table-cell>
          <table:table-cell table:formula="of:=HEX2DEC([.DG1])" office:value-type="float" office:value="724">
            <text:p>724</text:p>
          </table:table-cell>
          <table:table-cell table:formula="of:=HEX2DEC([.DH1])" office:value-type="float" office:value="736">
            <text:p>736</text:p>
          </table:table-cell>
          <table:table-cell table:formula="of:=HEX2DEC([.DI1])" office:value-type="float" office:value="741">
            <text:p>741</text:p>
          </table:table-cell>
          <table:table-cell table:formula="of:=HEX2DEC([.DJ1])" office:value-type="float" office:value="740">
            <text:p>740</text:p>
          </table:table-cell>
          <table:table-cell table:formula="of:=HEX2DEC([.DK1])" office:value-type="float" office:value="737">
            <text:p>737</text:p>
          </table:table-cell>
          <table:table-cell table:formula="of:=HEX2DEC([.DL1])" office:value-type="float" office:value="728">
            <text:p>728</text:p>
          </table:table-cell>
          <table:table-cell table:formula="of:=HEX2DEC([.DM1])" office:value-type="float" office:value="722">
            <text:p>722</text:p>
          </table:table-cell>
          <table:table-cell table:formula="of:=HEX2DEC([.DN1])" office:value-type="float" office:value="723">
            <text:p>723</text:p>
          </table:table-cell>
          <table:table-cell table:formula="of:=HEX2DEC([.DO1])" office:value-type="float" office:value="718">
            <text:p>718</text:p>
          </table:table-cell>
          <table:table-cell table:formula="of:=HEX2DEC([.DP1])" office:value-type="float" office:value="714">
            <text:p>714</text:p>
          </table:table-cell>
          <table:table-cell table:formula="of:=HEX2DEC([.DQ1])" office:value-type="float" office:value="708">
            <text:p>708</text:p>
          </table:table-cell>
          <table:table-cell table:formula="of:=HEX2DEC([.DR1])" office:value-type="float" office:value="703">
            <text:p>703</text:p>
          </table:table-cell>
          <table:table-cell table:formula="of:=HEX2DEC([.DS1])" office:value-type="float" office:value="702">
            <text:p>702</text:p>
          </table:table-cell>
          <table:table-cell table:formula="of:=HEX2DEC([.DT1])" office:value-type="float" office:value="700">
            <text:p>700</text:p>
          </table:table-cell>
          <table:table-cell table:formula="of:=HEX2DEC([.DU1])" office:value-type="float" office:value="691">
            <text:p>691</text:p>
          </table:table-cell>
          <table:table-cell table:formula="of:=HEX2DEC([.DV1])" office:value-type="float" office:value="690">
            <text:p>690</text:p>
          </table:table-cell>
          <table:table-cell table:formula="of:=HEX2DEC([.DW1])" office:value-type="float" office:value="688">
            <text:p>688</text:p>
          </table:table-cell>
          <table:table-cell table:formula="of:=HEX2DEC([.DX1])" office:value-type="float" office:value="684">
            <text:p>684</text:p>
          </table:table-cell>
          <table:table-cell table:formula="of:=HEX2DEC([.DY1])" office:value-type="float" office:value="680">
            <text:p>680</text:p>
          </table:table-cell>
          <table:table-cell table:formula="of:=HEX2DEC([.DZ1])" office:value-type="float" office:value="676">
            <text:p>676</text:p>
          </table:table-cell>
          <table:table-cell table:formula="of:=HEX2DEC([.EA1])" office:value-type="float" office:value="673">
            <text:p>673</text:p>
          </table:table-cell>
          <table:table-cell table:formula="of:=HEX2DEC([.EB1])" office:value-type="float" office:value="670">
            <text:p>670</text:p>
          </table:table-cell>
          <table:table-cell table:formula="of:=HEX2DEC([.EC1])" office:value-type="float" office:value="665">
            <text:p>665</text:p>
          </table:table-cell>
          <table:table-cell table:formula="of:=HEX2DEC([.ED1])" office:value-type="float" office:value="666">
            <text:p>666</text:p>
          </table:table-cell>
          <table:table-cell table:formula="of:=HEX2DEC([.EE1])" office:value-type="float" office:value="664">
            <text:p>664</text:p>
          </table:table-cell>
          <table:table-cell table:formula="of:=HEX2DEC([.EF1])" office:value-type="float" office:value="659">
            <text:p>659</text:p>
          </table:table-cell>
          <table:table-cell table:formula="of:=HEX2DEC([.EG1])" office:value-type="float" office:value="658">
            <text:p>658</text:p>
          </table:table-cell>
          <table:table-cell table:formula="of:=HEX2DEC([.EH1])" office:value-type="float" office:value="658">
            <text:p>658</text:p>
          </table:table-cell>
          <table:table-cell table:formula="of:=HEX2DEC([.EI1])" office:value-type="float" office:value="654">
            <text:p>654</text:p>
          </table:table-cell>
          <table:table-cell table:formula="of:=HEX2DEC([.EJ1])" office:value-type="float" office:value="649">
            <text:p>649</text:p>
          </table:table-cell>
          <table:table-cell table:formula="of:=HEX2DEC([.EK1])" office:value-type="float" office:value="650">
            <text:p>650</text:p>
          </table:table-cell>
          <table:table-cell table:formula="of:=HEX2DEC([.EL1])" office:value-type="float" office:value="648">
            <text:p>648</text:p>
          </table:table-cell>
          <table:table-cell table:formula="of:=HEX2DEC([.EM1])" office:value-type="float" office:value="646">
            <text:p>646</text:p>
          </table:table-cell>
          <table:table-cell table:formula="of:=HEX2DEC([.EN1])" office:value-type="float" office:value="639">
            <text:p>639</text:p>
          </table:table-cell>
          <table:table-cell table:formula="of:=HEX2DEC([.EO1])" office:value-type="float" office:value="641">
            <text:p>641</text:p>
          </table:table-cell>
          <table:table-cell table:formula="of:=HEX2DEC([.EP1])" office:value-type="float" office:value="637">
            <text:p>637</text:p>
          </table:table-cell>
          <table:table-cell table:formula="of:=HEX2DEC([.EQ1])" office:value-type="float" office:value="638">
            <text:p>638</text:p>
          </table:table-cell>
          <table:table-cell table:formula="of:=HEX2DEC([.ER1])" office:value-type="float" office:value="633">
            <text:p>633</text:p>
          </table:table-cell>
          <table:table-cell table:formula="of:=HEX2DEC([.ES1])" office:value-type="float" office:value="633">
            <text:p>633</text:p>
          </table:table-cell>
          <table:table-cell table:formula="of:=HEX2DEC([.ET1])" office:value-type="float" office:value="633">
            <text:p>633</text:p>
          </table:table-cell>
          <table:table-cell table:formula="of:=HEX2DEC([.EU1])" office:value-type="float" office:value="630">
            <text:p>630</text:p>
          </table:table-cell>
          <table:table-cell table:formula="of:=HEX2DEC([.EV1])" office:value-type="float" office:value="631">
            <text:p>631</text:p>
          </table:table-cell>
          <table:table-cell table:formula="of:=HEX2DEC([.EW1])" office:value-type="float" office:value="629">
            <text:p>629</text:p>
          </table:table-cell>
          <table:table-cell table:formula="of:=HEX2DEC([.EX1])" office:value-type="float" office:value="627">
            <text:p>627</text:p>
          </table:table-cell>
          <table:table-cell table:formula="of:=HEX2DEC([.EY1])" office:value-type="float" office:value="624">
            <text:p>624</text:p>
          </table:table-cell>
          <table:table-cell table:formula="of:=HEX2DEC([.EZ1])" office:value-type="float" office:value="624">
            <text:p>624</text:p>
          </table:table-cell>
          <table:table-cell table:formula="of:=HEX2DEC([.FA1])" office:value-type="float" office:value="623">
            <text:p>623</text:p>
          </table:table-cell>
          <table:table-cell table:formula="of:=HEX2DEC([.FB1])" office:value-type="float" office:value="621">
            <text:p>621</text:p>
          </table:table-cell>
          <table:table-cell table:formula="of:=HEX2DEC([.FC1])" office:value-type="float" office:value="616">
            <text:p>616</text:p>
          </table:table-cell>
          <table:table-cell table:formula="of:=HEX2DEC([.FD1])" office:value-type="float" office:value="616">
            <text:p>616</text:p>
          </table:table-cell>
          <table:table-cell table:formula="of:=HEX2DEC([.FE1])" office:value-type="float" office:value="613">
            <text:p>613</text:p>
          </table:table-cell>
          <table:table-cell table:formula="of:=HEX2DEC([.FF1])" office:value-type="float" office:value="617">
            <text:p>617</text:p>
          </table:table-cell>
          <table:table-cell table:formula="of:=HEX2DEC([.FG1])" office:value-type="float" office:value="613">
            <text:p>613</text:p>
          </table:table-cell>
          <table:table-cell table:formula="of:=HEX2DEC([.FH1])" office:value-type="float" office:value="616">
            <text:p>616</text:p>
          </table:table-cell>
          <table:table-cell table:formula="of:=HEX2DEC([.FI1])" office:value-type="float" office:value="609">
            <text:p>609</text:p>
          </table:table-cell>
          <table:table-cell table:formula="of:=HEX2DEC([.FJ1])" office:value-type="float" office:value="613">
            <text:p>613</text:p>
          </table:table-cell>
          <table:table-cell table:formula="of:=HEX2DEC([.FK1])" office:value-type="float" office:value="608">
            <text:p>608</text:p>
          </table:table-cell>
          <table:table-cell table:formula="of:=HEX2DEC([.FL1])" office:value-type="float" office:value="611">
            <text:p>611</text:p>
          </table:table-cell>
          <table:table-cell table:formula="of:=HEX2DEC([.FM1])" office:value-type="float" office:value="608">
            <text:p>608</text:p>
          </table:table-cell>
          <table:table-cell table:formula="of:=HEX2DEC([.FN1])" office:value-type="float" office:value="605">
            <text:p>605</text:p>
          </table:table-cell>
          <table:table-cell table:formula="of:=HEX2DEC([.FO1])" office:value-type="float" office:value="605">
            <text:p>605</text:p>
          </table:table-cell>
          <table:table-cell table:formula="of:=HEX2DEC([.FP1])" office:value-type="float" office:value="607">
            <text:p>607</text:p>
          </table:table-cell>
          <table:table-cell table:formula="of:=HEX2DEC([.FQ1])" office:value-type="float" office:value="606">
            <text:p>606</text:p>
          </table:table-cell>
          <table:table-cell table:formula="of:=HEX2DEC([.FR1])" office:value-type="float" office:value="607">
            <text:p>607</text:p>
          </table:table-cell>
          <table:table-cell table:formula="of:=HEX2DEC([.FS1])" office:value-type="float" office:value="605">
            <text:p>605</text:p>
          </table:table-cell>
          <table:table-cell table:formula="of:=HEX2DEC([.FT1])" office:value-type="float" office:value="590">
            <text:p>590</text:p>
          </table:table-cell>
          <table:table-cell table:formula="of:=HEX2DEC([.FU1])" office:value-type="float" office:value="583">
            <text:p>583</text:p>
          </table:table-cell>
          <table:table-cell table:formula="of:=HEX2DEC([.FV1])" office:value-type="float" office:value="580">
            <text:p>580</text:p>
          </table:table-cell>
          <table:table-cell table:formula="of:=HEX2DEC([.FW1])" office:value-type="float" office:value="581">
            <text:p>581</text:p>
          </table:table-cell>
          <table:table-cell table:formula="of:=HEX2DEC([.FX1])" office:value-type="float" office:value="579">
            <text:p>579</text:p>
          </table:table-cell>
          <table:table-cell table:formula="of:=HEX2DEC([.FY1])" office:value-type="float" office:value="584">
            <text:p>584</text:p>
          </table:table-cell>
          <table:table-cell table:formula="of:=HEX2DEC([.FZ1])" office:value-type="float" office:value="580">
            <text:p>580</text:p>
          </table:table-cell>
          <table:table-cell table:formula="of:=HEX2DEC([.GA1])" office:value-type="float" office:value="580">
            <text:p>580</text:p>
          </table:table-cell>
          <table:table-cell table:formula="of:=HEX2DEC([.GB1])" office:value-type="float" office:value="581">
            <text:p>581</text:p>
          </table:table-cell>
          <table:table-cell table:formula="of:=HEX2DEC([.GC1])" office:value-type="float" office:value="578">
            <text:p>578</text:p>
          </table:table-cell>
          <table:table-cell table:formula="of:=HEX2DEC([.GD1])" office:value-type="float" office:value="581">
            <text:p>581</text:p>
          </table:table-cell>
          <table:table-cell table:formula="of:=HEX2DEC([.GE1])" office:value-type="float" office:value="579">
            <text:p>579</text:p>
          </table:table-cell>
          <table:table-cell table:formula="of:=HEX2DEC([.GF1])" office:value-type="float" office:value="580">
            <text:p>580</text:p>
          </table:table-cell>
          <table:table-cell table:formula="of:=HEX2DEC([.GG1])" office:value-type="float" office:value="577">
            <text:p>577</text:p>
          </table:table-cell>
          <table:table-cell table:formula="of:=HEX2DEC([.GH1])" office:value-type="float" office:value="579">
            <text:p>579</text:p>
          </table:table-cell>
          <table:table-cell table:formula="of:=HEX2DEC([.GI1])" office:value-type="float" office:value="576">
            <text:p>576</text:p>
          </table:table-cell>
          <table:table-cell table:formula="of:=HEX2DEC([.GJ1])" office:value-type="float" office:value="577">
            <text:p>577</text:p>
          </table:table-cell>
          <table:table-cell table:formula="of:=HEX2DEC([.GK1])" office:value-type="float" office:value="579">
            <text:p>579</text:p>
          </table:table-cell>
          <table:table-cell table:formula="of:=HEX2DEC([.GL1])" office:value-type="float" office:value="581">
            <text:p>581</text:p>
          </table:table-cell>
          <table:table-cell table:formula="of:=HEX2DEC([.GM1])" office:value-type="float" office:value="582">
            <text:p>582</text:p>
          </table:table-cell>
          <table:table-cell table:formula="of:=HEX2DEC([.GN1])" office:value-type="float" office:value="583">
            <text:p>583</text:p>
          </table:table-cell>
          <table:table-cell table:formula="of:=HEX2DEC([.GO1])" office:value-type="float" office:value="583">
            <text:p>583</text:p>
          </table:table-cell>
          <table:table-cell table:formula="of:=HEX2DEC([.GP1])" office:value-type="float" office:value="585">
            <text:p>585</text:p>
          </table:table-cell>
          <table:table-cell table:formula="of:=HEX2DEC([.GQ1])" office:value-type="float" office:value="581">
            <text:p>581</text:p>
          </table:table-cell>
          <table:table-cell table:formula="of:=HEX2DEC([.GR1])" office:value-type="float" office:value="588">
            <text:p>588</text:p>
          </table:table-cell>
          <table:table-cell table:formula="of:=HEX2DEC([.GS1])" office:value-type="float" office:value="585">
            <text:p>585</text:p>
          </table:table-cell>
          <table:table-cell table:formula="of:=HEX2DEC([.GT1])" office:value-type="float" office:value="582">
            <text:p>582</text:p>
          </table:table-cell>
          <table:table-cell table:formula="of:=HEX2DEC([.GU1])" office:value-type="float" office:value="587">
            <text:p>587</text:p>
          </table:table-cell>
          <table:table-cell table:formula="of:=HEX2DEC([.GV1])" office:value-type="float" office:value="589">
            <text:p>589</text:p>
          </table:table-cell>
          <table:table-cell table:formula="of:=HEX2DEC([.GW1])" office:value-type="float" office:value="587">
            <text:p>587</text:p>
          </table:table-cell>
          <table:table-cell table:formula="of:=HEX2DEC([.GX1])" office:value-type="float" office:value="589">
            <text:p>589</text:p>
          </table:table-cell>
          <table:table-cell table:formula="of:=HEX2DEC([.GY1])" office:value-type="float" office:value="592">
            <text:p>592</text:p>
          </table:table-cell>
          <table:table-cell table:formula="of:=HEX2DEC([.GZ1])" office:value-type="float" office:value="592">
            <text:p>592</text:p>
          </table:table-cell>
          <table:table-cell table:formula="of:=HEX2DEC([.HA1])" office:value-type="float" office:value="589">
            <text:p>589</text:p>
          </table:table-cell>
          <table:table-cell table:formula="of:=HEX2DEC([.HB1])" office:value-type="float" office:value="594">
            <text:p>594</text:p>
          </table:table-cell>
          <table:table-cell table:formula="of:=HEX2DEC([.HC1])" office:value-type="float" office:value="596">
            <text:p>596</text:p>
          </table:table-cell>
          <table:table-cell table:formula="of:=HEX2DEC([.HD1])" office:value-type="float" office:value="594">
            <text:p>594</text:p>
          </table:table-cell>
          <table:table-cell table:formula="of:=HEX2DEC([.HE1])" office:value-type="float" office:value="596">
            <text:p>596</text:p>
          </table:table-cell>
          <table:table-cell table:formula="of:=HEX2DEC([.HF1])" office:value-type="float" office:value="600">
            <text:p>600</text:p>
          </table:table-cell>
          <table:table-cell table:formula="of:=HEX2DEC([.HG1])" office:value-type="float" office:value="603">
            <text:p>603</text:p>
          </table:table-cell>
          <table:table-cell table:formula="of:=HEX2DEC([.HH1])" office:value-type="float" office:value="601">
            <text:p>601</text:p>
          </table:table-cell>
          <table:table-cell table:formula="of:=HEX2DEC([.HI1])" office:value-type="float" office:value="604">
            <text:p>604</text:p>
          </table:table-cell>
          <table:table-cell table:formula="of:=HEX2DEC([.HJ1])" office:value-type="float" office:value="605">
            <text:p>605</text:p>
          </table:table-cell>
          <table:table-cell table:formula="of:=HEX2DEC([.HK1])" office:value-type="float" office:value="604">
            <text:p>604</text:p>
          </table:table-cell>
          <table:table-cell table:formula="of:=HEX2DEC([.HL1])" office:value-type="float" office:value="608">
            <text:p>608</text:p>
          </table:table-cell>
          <table:table-cell table:formula="of:=HEX2DEC([.HM1])" office:value-type="float" office:value="610">
            <text:p>610</text:p>
          </table:table-cell>
          <table:table-cell table:formula="of:=HEX2DEC([.HN1])" office:value-type="float" office:value="609">
            <text:p>609</text:p>
          </table:table-cell>
          <table:table-cell table:formula="of:=HEX2DEC([.HO1])" office:value-type="float" office:value="613">
            <text:p>613</text:p>
          </table:table-cell>
          <table:table-cell table:formula="of:=HEX2DEC([.HP1])" office:value-type="float" office:value="615">
            <text:p>615</text:p>
          </table:table-cell>
          <table:table-cell table:formula="of:=HEX2DEC([.HQ1])" office:value-type="float" office:value="619">
            <text:p>619</text:p>
          </table:table-cell>
          <table:table-cell table:formula="of:=HEX2DEC([.HR1])" office:value-type="float" office:value="619">
            <text:p>619</text:p>
          </table:table-cell>
          <table:table-cell table:formula="of:=HEX2DEC([.HS1])" office:value-type="float" office:value="624">
            <text:p>624</text:p>
          </table:table-cell>
          <table:table-cell table:formula="of:=HEX2DEC([.HT1])" office:value-type="float" office:value="623">
            <text:p>623</text:p>
          </table:table-cell>
          <table:table-cell table:formula="of:=HEX2DEC([.HU1])" office:value-type="float" office:value="627">
            <text:p>627</text:p>
          </table:table-cell>
          <table:table-cell table:formula="of:=HEX2DEC([.HV1])" office:value-type="float" office:value="627">
            <text:p>627</text:p>
          </table:table-cell>
          <table:table-cell table:formula="of:=HEX2DEC([.HW1])" office:value-type="float" office:value="632">
            <text:p>632</text:p>
          </table:table-cell>
          <table:table-cell table:formula="of:=HEX2DEC([.HX1])" office:value-type="float" office:value="630">
            <text:p>630</text:p>
          </table:table-cell>
          <table:table-cell table:formula="of:=HEX2DEC([.HY1])" office:value-type="float" office:value="632">
            <text:p>632</text:p>
          </table:table-cell>
          <table:table-cell table:formula="of:=HEX2DEC([.HZ1])" office:value-type="float" office:value="638">
            <text:p>638</text:p>
          </table:table-cell>
          <table:table-cell table:formula="of:=HEX2DEC([.IA1])" office:value-type="float" office:value="640">
            <text:p>640</text:p>
          </table:table-cell>
          <table:table-cell table:formula="of:=HEX2DEC([.IB1])" office:value-type="float" office:value="645">
            <text:p>645</text:p>
          </table:table-cell>
          <table:table-cell table:formula="of:=HEX2DEC([.IC1])" office:value-type="float" office:value="647">
            <text:p>647</text:p>
          </table:table-cell>
          <table:table-cell table:formula="of:=HEX2DEC([.ID1])" office:value-type="float" office:value="647">
            <text:p>647</text:p>
          </table:table-cell>
          <table:table-cell table:formula="of:=HEX2DEC([.IE1])" office:value-type="float" office:value="654">
            <text:p>654</text:p>
          </table:table-cell>
          <table:table-cell table:formula="of:=HEX2DEC([.IF1])" office:value-type="float" office:value="658">
            <text:p>658</text:p>
          </table:table-cell>
          <table:table-cell table:formula="of:=HEX2DEC([.IG1])" office:value-type="float" office:value="656">
            <text:p>656</text:p>
          </table:table-cell>
          <table:table-cell table:formula="of:=HEX2DEC([.IH1])" office:value-type="float" office:value="659">
            <text:p>659</text:p>
          </table:table-cell>
          <table:table-cell table:formula="of:=HEX2DEC([.II1])" office:value-type="float" office:value="663">
            <text:p>663</text:p>
          </table:table-cell>
          <table:table-cell table:formula="of:=HEX2DEC([.IJ1])" office:value-type="float" office:value="670">
            <text:p>670</text:p>
          </table:table-cell>
          <table:table-cell table:formula="of:=HEX2DEC([.IK1])" office:value-type="float" office:value="669">
            <text:p>669</text:p>
          </table:table-cell>
          <table:table-cell table:formula="of:=HEX2DEC([.IL1])" office:value-type="float" office:value="675">
            <text:p>675</text:p>
          </table:table-cell>
          <table:table-cell table:formula="of:=HEX2DEC([.IM1])" office:value-type="float" office:value="678">
            <text:p>678</text:p>
          </table:table-cell>
          <table:table-cell table:formula="of:=HEX2DEC([.IN1])" office:value-type="float" office:value="679">
            <text:p>679</text:p>
          </table:table-cell>
          <table:table-cell table:formula="of:=HEX2DEC([.IO1])" office:value-type="float" office:value="686">
            <text:p>686</text:p>
          </table:table-cell>
          <table:table-cell table:formula="of:=HEX2DEC([.IP1])" office:value-type="float" office:value="690">
            <text:p>690</text:p>
          </table:table-cell>
          <table:table-cell table:formula="of:=HEX2DEC([.IQ1])" office:value-type="float" office:value="693">
            <text:p>693</text:p>
          </table:table-cell>
          <table:table-cell table:formula="of:=HEX2DEC([.IR1])" office:value-type="float" office:value="694">
            <text:p>694</text:p>
          </table:table-cell>
          <table:table-cell table:formula="of:=HEX2DEC([.IS1])" office:value-type="float" office:value="701">
            <text:p>701</text:p>
          </table:table-cell>
          <table:table-cell table:formula="of:=HEX2DEC([.IT1])" office:value-type="float" office:value="702">
            <text:p>702</text:p>
          </table:table-cell>
          <table:table-cell table:formula="of:=HEX2DEC([.IU1])" office:value-type="float" office:value="708">
            <text:p>708</text:p>
          </table:table-cell>
          <table:table-cell table:formula="of:=HEX2DEC([.IV1])" office:value-type="float" office:value="714">
            <text:p>714</text:p>
          </table:table-cell>
          <table:table-cell table:formula="of:=HEX2DEC([.IW1])" office:value-type="float" office:value="719">
            <text:p>719</text:p>
          </table:table-cell>
          <table:table-cell table:formula="of:=HEX2DEC([.IX1])" office:value-type="float" office:value="725">
            <text:p>725</text:p>
          </table:table-cell>
          <table:table-cell table:formula="of:=HEX2DEC([.IY1])" office:value-type="float" office:value="728">
            <text:p>728</text:p>
          </table:table-cell>
          <table:table-cell table:formula="of:=HEX2DEC([.IZ1])" office:value-type="float" office:value="733">
            <text:p>733</text:p>
          </table:table-cell>
          <table:table-cell table:formula="of:=HEX2DEC([.JA1])" office:value-type="float" office:value="737">
            <text:p>737</text:p>
          </table:table-cell>
          <table:table-cell table:formula="of:=HEX2DEC([.JB1])" office:value-type="float" office:value="746">
            <text:p>746</text:p>
          </table:table-cell>
          <table:table-cell table:formula="of:=HEX2DEC([.JC1])" office:value-type="float" office:value="749">
            <text:p>749</text:p>
          </table:table-cell>
          <table:table-cell table:formula="of:=HEX2DEC([.JD1])" office:value-type="float" office:value="754">
            <text:p>754</text:p>
          </table:table-cell>
          <table:table-cell table:formula="of:=HEX2DEC([.JE1])" office:value-type="float" office:value="763">
            <text:p>763</text:p>
          </table:table-cell>
          <table:table-cell table:formula="of:=HEX2DEC([.JF1])" office:value-type="float" office:value="736">
            <text:p>736</text:p>
          </table:table-cell>
          <table:table-cell table:formula="of:=HEX2DEC([.JG1])" office:value-type="float" office:value="703">
            <text:p>703</text:p>
          </table:table-cell>
          <table:table-cell table:formula="of:=HEX2DEC([.JH1])" office:value-type="float" office:value="700">
            <text:p>700</text:p>
          </table:table-cell>
          <table:table-cell table:formula="of:=HEX2DEC([.JI1])" office:value-type="float" office:value="688">
            <text:p>688</text:p>
          </table:table-cell>
          <table:table-cell table:formula="of:=HEX2DEC([.JJ1])" office:value-type="float" office:value="681">
            <text:p>681</text:p>
          </table:table-cell>
          <table:table-cell table:formula="of:=HEX2DEC([.JK1])" office:value-type="float" office:value="675">
            <text:p>675</text:p>
          </table:table-cell>
          <table:table-cell table:formula="of:=HEX2DEC([.JL1])" office:value-type="float" office:value="669">
            <text:p>669</text:p>
          </table:table-cell>
          <table:table-cell table:formula="of:=HEX2DEC([.JM1])" office:value-type="float" office:value="660">
            <text:p>660</text:p>
          </table:table-cell>
          <table:table-cell table:formula="of:=HEX2DEC([.JN1])" office:value-type="float" office:value="654">
            <text:p>654</text:p>
          </table:table-cell>
          <table:table-cell table:formula="of:=HEX2DEC([.JO1])" office:value-type="float" office:value="646">
            <text:p>646</text:p>
          </table:table-cell>
          <table:table-cell table:formula="of:=HEX2DEC([.JP1])" office:value-type="float" office:value="641">
            <text:p>641</text:p>
          </table:table-cell>
          <table:table-cell table:formula="of:=HEX2DEC([.JQ1])" office:value-type="float" office:value="635">
            <text:p>635</text:p>
          </table:table-cell>
          <table:table-cell table:formula="of:=HEX2DEC([.JR1])" office:value-type="float" office:value="629">
            <text:p>629</text:p>
          </table:table-cell>
          <table:table-cell table:formula="of:=HEX2DEC([.JS1])" office:value-type="float" office:value="621">
            <text:p>621</text:p>
          </table:table-cell>
          <table:table-cell table:formula="of:=HEX2DEC([.JT1])" office:value-type="float" office:value="618">
            <text:p>618</text:p>
          </table:table-cell>
          <table:table-cell table:formula="of:=HEX2DEC([.JU1])" office:value-type="float" office:value="611">
            <text:p>611</text:p>
          </table:table-cell>
          <table:table-cell table:formula="of:=HEX2DEC([.JV1])" office:value-type="float" office:value="607">
            <text:p>607</text:p>
          </table:table-cell>
          <table:table-cell table:formula="of:=HEX2DEC([.JW1])" office:value-type="float" office:value="603">
            <text:p>603</text:p>
          </table:table-cell>
          <table:table-cell table:formula="of:=HEX2DEC([.JX1])" office:value-type="float" office:value="596">
            <text:p>596</text:p>
          </table:table-cell>
          <table:table-cell table:formula="of:=HEX2DEC([.JY1])" office:value-type="float" office:value="592">
            <text:p>592</text:p>
          </table:table-cell>
          <table:table-cell table:formula="of:=HEX2DEC([.JZ1])" office:value-type="float" office:value="587">
            <text:p>587</text:p>
          </table:table-cell>
          <table:table-cell table:formula="of:=HEX2DEC([.KA1])" office:value-type="float" office:value="585">
            <text:p>585</text:p>
          </table:table-cell>
          <table:table-cell table:formula="of:=HEX2DEC([.KB1])" office:value-type="float" office:value="579">
            <text:p>579</text:p>
          </table:table-cell>
          <table:table-cell table:formula="of:=HEX2DEC([.KC1])" office:value-type="float" office:value="571">
            <text:p>571</text:p>
          </table:table-cell>
          <table:table-cell table:formula="of:=HEX2DEC([.KD1])" office:value-type="float" office:value="466">
            <text:p>466</text:p>
          </table:table-cell>
          <table:table-cell table:formula="of:=HEX2DEC([.KE1])" office:value-type="float" office:value="380">
            <text:p>380</text:p>
          </table:table-cell>
          <table:table-cell table:formula="of:=HEX2DEC([.KF1])" office:value-type="float" office:value="361">
            <text:p>361</text:p>
          </table:table-cell>
          <table:table-cell table:formula="of:=HEX2DEC([.KG1])" office:value-type="float" office:value="372">
            <text:p>372</text:p>
          </table:table-cell>
          <table:table-cell table:formula="of:=HEX2DEC([.KH1])" office:value-type="float" office:value="388">
            <text:p>388</text:p>
          </table:table-cell>
          <table:table-cell table:formula="of:=HEX2DEC([.KI1])" office:value-type="float" office:value="435">
            <text:p>435</text:p>
          </table:table-cell>
          <table:table-cell table:formula="of:=HEX2DEC([.KJ1])" office:value-type="float" office:value="512">
            <text:p>512</text:p>
          </table:table-cell>
          <table:table-cell table:formula="of:=HEX2DEC([.KK1])" office:value-type="float" office:value="537">
            <text:p>537</text:p>
          </table:table-cell>
          <table:table-cell table:formula="of:=HEX2DEC([.KL1])" office:value-type="float" office:value="534">
            <text:p>534</text:p>
          </table:table-cell>
          <table:table-cell table:formula="of:=HEX2DEC([.KM1])" office:value-type="float" office:value="534">
            <text:p>534</text:p>
          </table:table-cell>
          <table:table-cell table:formula="of:=HEX2DEC([.KN1])" office:value-type="float" office:value="533">
            <text:p>533</text:p>
          </table:table-cell>
          <table:table-cell table:formula="of:=HEX2DEC([.KO1])" office:value-type="float" office:value="531">
            <text:p>531</text:p>
          </table:table-cell>
          <table:table-cell table:formula="of:=HEX2DEC([.KP1])" office:value-type="float" office:value="527">
            <text:p>527</text:p>
          </table:table-cell>
          <table:table-cell table:formula="of:=HEX2DEC([.KQ1])" office:value-type="float" office:value="523">
            <text:p>523</text:p>
          </table:table-cell>
          <table:table-cell table:formula="of:=HEX2DEC([.KR1])" office:value-type="float" office:value="517">
            <text:p>517</text:p>
          </table:table-cell>
          <table:table-cell table:formula="of:=HEX2DEC([.KS1])" office:value-type="float" office:value="515">
            <text:p>515</text:p>
          </table:table-cell>
          <table:table-cell table:formula="of:=HEX2DEC([.KT1])" office:value-type="float" office:value="512">
            <text:p>512</text:p>
          </table:table-cell>
          <table:table-cell table:formula="of:=HEX2DEC([.KU1])" office:value-type="float" office:value="510">
            <text:p>510</text:p>
          </table:table-cell>
          <table:table-cell table:formula="of:=HEX2DEC([.KV1])" office:value-type="float" office:value="501">
            <text:p>501</text:p>
          </table:table-cell>
          <table:table-cell table:formula="of:=HEX2DEC([.KW1])" office:value-type="float" office:value="504">
            <text:p>504</text:p>
          </table:table-cell>
          <table:table-cell table:formula="of:=HEX2DEC([.KX1])" office:value-type="float" office:value="498">
            <text:p>498</text:p>
          </table:table-cell>
          <table:table-cell table:formula="of:=HEX2DEC([.KY1])" office:value-type="float" office:value="498">
            <text:p>498</text:p>
          </table:table-cell>
          <table:table-cell table:formula="of:=HEX2DEC([.KZ1])" office:value-type="float" office:value="495">
            <text:p>495</text:p>
          </table:table-cell>
          <table:table-cell table:formula="of:=HEX2DEC([.LA1])" office:value-type="float" office:value="496">
            <text:p>496</text:p>
          </table:table-cell>
          <table:table-cell table:formula="of:=HEX2DEC([.LB1])" office:value-type="float" office:value="493">
            <text:p>493</text:p>
          </table:table-cell>
          <table:table-cell table:formula="of:=HEX2DEC([.LC1])" office:value-type="float" office:value="488">
            <text:p>488</text:p>
          </table:table-cell>
          <table:table-cell table:formula="of:=HEX2DEC([.LD1])" office:value-type="float" office:value="488">
            <text:p>488</text:p>
          </table:table-cell>
          <table:table-cell table:formula="of:=HEX2DEC([.LE1])" office:value-type="float" office:value="482">
            <text:p>482</text:p>
          </table:table-cell>
          <table:table-cell table:formula="of:=HEX2DEC([.LF1])" office:value-type="float" office:value="485">
            <text:p>485</text:p>
          </table:table-cell>
          <table:table-cell table:formula="of:=HEX2DEC([.LG1])" office:value-type="float" office:value="478">
            <text:p>478</text:p>
          </table:table-cell>
          <table:table-cell table:formula="of:=HEX2DEC([.LH1])" office:value-type="float" office:value="494">
            <text:p>494</text:p>
          </table:table-cell>
          <table:table-cell table:formula="of:=HEX2DEC([.LI1])" office:value-type="float" office:value="633">
            <text:p>633</text:p>
          </table:table-cell>
          <table:table-cell table:formula="of:=HEX2DEC([.LJ1])" office:value-type="float" office:value="757">
            <text:p>757</text:p>
          </table:table-cell>
          <table:table-cell table:formula="of:=HEX2DEC([.LK1])" office:value-type="float" office:value="762">
            <text:p>762</text:p>
          </table:table-cell>
          <table:table-cell table:formula="of:=HEX2DEC([.LL1])" office:value-type="float" office:value="764">
            <text:p>764</text:p>
          </table:table-cell>
          <table:table-cell table:formula="of:=HEX2DEC([.LM1])" office:value-type="float" office:value="215">
            <text:p>215</text:p>
          </table:table-cell>
          <table:table-cell table:formula="of:=HEX2DEC([.LN1])" office:value-type="float" office:value="136">
            <text:p>136</text:p>
          </table:table-cell>
          <table:table-cell table:formula="of:=HEX2DEC([.LO1])" office:value-type="float" office:value="135">
            <text:p>135</text:p>
          </table:table-cell>
          <table:table-cell table:formula="of:=HEX2DEC([.LP1])" office:value-type="float" office:value="136">
            <text:p>136</text:p>
          </table:table-cell>
          <table:table-cell table:formula="of:=HEX2DEC([.LQ1])" office:value-type="float" office:value="136">
            <text:p>136</text:p>
          </table:table-cell>
          <table:table-cell table:formula="of:=HEX2DEC([.LR1])" office:value-type="float" office:value="135">
            <text:p>135</text:p>
          </table:table-cell>
          <table:table-cell table:formula="of:=HEX2DEC([.LS1])" office:value-type="float" office:value="130">
            <text:p>130</text:p>
          </table:table-cell>
          <table:table-cell table:formula="of:=HEX2DEC([.LT1])" office:value-type="float" office:value="131">
            <text:p>131</text:p>
          </table:table-cell>
          <table:table-cell table:formula="of:=HEX2DEC([.LU1])" office:value-type="float" office:value="132">
            <text:p>132</text:p>
          </table:table-cell>
          <table:table-cell table:formula="of:=HEX2DEC([.LV1])" office:value-type="float" office:value="132">
            <text:p>132</text:p>
          </table:table-cell>
          <table:table-cell table:formula="of:=HEX2DEC([.LW1])" office:value-type="float" office:value="130">
            <text:p>130</text:p>
          </table:table-cell>
          <table:table-cell table:formula="of:=HEX2DEC([.LX1])" office:value-type="float" office:value="129">
            <text:p>129</text:p>
          </table:table-cell>
          <table:table-cell table:formula="of:=HEX2DEC([.LY1])" office:value-type="float" office:value="131">
            <text:p>131</text:p>
          </table:table-cell>
          <table:table-cell table:formula="of:=HEX2DEC([.LZ1])" office:value-type="float" office:value="131">
            <text:p>131</text:p>
          </table:table-cell>
          <table:table-cell table:formula="of:=HEX2DEC([.MA1])" office:value-type="float" office:value="131">
            <text:p>131</text:p>
          </table:table-cell>
          <table:table-cell table:formula="of:=HEX2DEC([.MB1])" office:value-type="float" office:value="128">
            <text:p>128</text:p>
          </table:table-cell>
          <table:table-cell table:formula="of:=HEX2DEC([.MC1])" office:value-type="float" office:value="127">
            <text:p>127</text:p>
          </table:table-cell>
          <table:table-cell table:formula="of:=HEX2DEC([.MD1])" office:value-type="float" office:value="127">
            <text:p>127</text:p>
          </table:table-cell>
          <table:table-cell table:formula="of:=HEX2DEC([.ME1])" office:value-type="float" office:value="126">
            <text:p>126</text:p>
          </table:table-cell>
          <table:table-cell table:formula="of:=HEX2DEC([.MF1])" office:value-type="float" office:value="129">
            <text:p>129</text:p>
          </table:table-cell>
          <table:table-cell table:formula="of:=HEX2DEC([.MG1])" office:value-type="float" office:value="128">
            <text:p>128</text:p>
          </table:table-cell>
          <table:table-cell table:formula="of:=HEX2DEC([.MH1])" office:value-type="float" office:value="128">
            <text:p>128</text:p>
          </table:table-cell>
          <table:table-cell table:formula="of:=HEX2DEC([.MI1])" office:value-type="float" office:value="127">
            <text:p>127</text:p>
          </table:table-cell>
          <table:table-cell table:formula="of:=HEX2DEC([.MJ1])" office:value-type="float" office:value="127">
            <text:p>127</text:p>
          </table:table-cell>
          <table:table-cell table:formula="of:=HEX2DEC([.MK1])" office:value-type="float" office:value="126">
            <text:p>126</text:p>
          </table:table-cell>
          <table:table-cell table:formula="of:=HEX2DEC([.ML1])" office:value-type="float" office:value="123">
            <text:p>123</text:p>
          </table:table-cell>
          <table:table-cell table:formula="of:=HEX2DEC([.MM1])" office:value-type="float" office:value="123">
            <text:p>123</text:p>
          </table:table-cell>
          <table:table-cell table:formula="of:=HEX2DEC([.MN1])" office:value-type="float" office:value="122">
            <text:p>122</text:p>
          </table:table-cell>
          <table:table-cell table:formula="of:=HEX2DEC([.MO1])" office:value-type="float" office:value="124">
            <text:p>124</text:p>
          </table:table-cell>
          <table:table-cell table:formula="of:=HEX2DEC([.MP1])" office:value-type="float" office:value="123">
            <text:p>123</text:p>
          </table:table-cell>
          <table:table-cell table:formula="of:=HEX2DEC([.MQ1])" office:value-type="float" office:value="123">
            <text:p>123</text:p>
          </table:table-cell>
          <table:table-cell table:formula="of:=HEX2DEC([.MR1])" office:value-type="float" office:value="123">
            <text:p>123</text:p>
          </table:table-cell>
          <table:table-cell table:formula="of:=HEX2DEC([.MS1])" office:value-type="float" office:value="121">
            <text:p>121</text:p>
          </table:table-cell>
          <table:table-cell table:formula="of:=HEX2DEC([.MT1])" office:value-type="float" office:value="122">
            <text:p>122</text:p>
          </table:table-cell>
          <table:table-cell table:formula="of:=HEX2DEC([.MU1])" office:value-type="float" office:value="125">
            <text:p>125</text:p>
          </table:table-cell>
          <table:table-cell table:formula="of:=HEX2DEC([.MV1])" office:value-type="float" office:value="121">
            <text:p>121</text:p>
          </table:table-cell>
          <table:table-cell table:formula="of:=HEX2DEC([.MW1])" office:value-type="float" office:value="124">
            <text:p>124</text:p>
          </table:table-cell>
          <table:table-cell table:formula="of:=HEX2DEC([.MX1])" office:value-type="float" office:value="122">
            <text:p>122</text:p>
          </table:table-cell>
          <table:table-cell table:formula="of:=HEX2DEC([.MY1])" office:value-type="float" office:value="119">
            <text:p>119</text:p>
          </table:table-cell>
          <table:table-cell table:formula="of:=HEX2DEC([.MZ1])" office:value-type="float" office:value="122">
            <text:p>122</text:p>
          </table:table-cell>
          <table:table-cell table:formula="of:=HEX2DEC([.NA1])" office:value-type="float" office:value="122">
            <text:p>122</text:p>
          </table:table-cell>
          <table:table-cell table:formula="of:=HEX2DEC([.NB1])" office:value-type="float" office:value="121">
            <text:p>121</text:p>
          </table:table-cell>
          <table:table-cell table:formula="of:=HEX2DEC([.NC1])" office:value-type="float" office:value="120">
            <text:p>120</text:p>
          </table:table-cell>
          <table:table-cell table:formula="of:=HEX2DEC([.ND1])" office:value-type="float" office:value="119">
            <text:p>119</text:p>
          </table:table-cell>
          <table:table-cell table:formula="of:=HEX2DEC([.NE1])" office:value-type="float" office:value="120">
            <text:p>120</text:p>
          </table:table-cell>
          <table:table-cell table:formula="of:=HEX2DEC([.NF1])" office:value-type="float" office:value="122">
            <text:p>122</text:p>
          </table:table-cell>
          <table:table-cell table:formula="of:=HEX2DEC([.NG1])" office:value-type="float" office:value="121">
            <text:p>121</text:p>
          </table:table-cell>
          <table:table-cell table:formula="of:=HEX2DEC([.NH1])" office:value-type="float" office:value="121">
            <text:p>121</text:p>
          </table:table-cell>
          <table:table-cell table:formula="of:=HEX2DEC([.NI1])" office:value-type="float" office:value="120">
            <text:p>120</text:p>
          </table:table-cell>
          <table:table-cell table:formula="of:=HEX2DEC([.NJ1])" office:value-type="float" office:value="120">
            <text:p>120</text:p>
          </table:table-cell>
          <table:table-cell table:formula="of:=HEX2DEC([.NK1])" office:value-type="float" office:value="118">
            <text:p>118</text:p>
          </table:table-cell>
          <table:table-cell table:formula="of:=HEX2DEC([.NL1])" office:value-type="float" office:value="116">
            <text:p>116</text:p>
          </table:table-cell>
          <table:table-cell table:formula="of:=HEX2DEC([.NM1])" office:value-type="float" office:value="119">
            <text:p>119</text:p>
          </table:table-cell>
          <table:table-cell table:formula="of:=HEX2DEC([.NN1])" office:value-type="float" office:value="119">
            <text:p>119</text:p>
          </table:table-cell>
          <table:table-cell table:formula="of:=HEX2DEC([.NO1])" office:value-type="float" office:value="119">
            <text:p>119</text:p>
          </table:table-cell>
          <table:table-cell table:formula="of:=HEX2DEC([.NP1])" office:value-type="float" office:value="117">
            <text:p>117</text:p>
          </table:table-cell>
          <table:table-cell table:formula="of:=HEX2DEC([.NQ1])" office:value-type="float" office:value="114">
            <text:p>114</text:p>
          </table:table-cell>
        </table:table-row>
        <table:table-row table:style-name="ro1">
          <table:table-cell table:number-columns-repeated="381"/>
        </table:table-row>
        <table:table-row table:style-name="ro1">
          <table:table-cell office:value-type="float" office:value="-5">
            <text:p>-5</text:p>
          </table:table-cell>
          <table:table-cell table:formula="of:=[.A5]+0.5" office:value-type="float" office:value="-4.5">
            <text:p>-4,5</text:p>
          </table:table-cell>
          <table:table-cell table:formula="of:=[.B5]+0.5" office:value-type="float" office:value="-4">
            <text:p>-4</text:p>
          </table:table-cell>
          <table:table-cell table:formula="of:=[.C5]+0.5" office:value-type="float" office:value="-3.5">
            <text:p>-3,5</text:p>
          </table:table-cell>
          <table:table-cell table:formula="of:=[.D5]+0.5" office:value-type="float" office:value="-3">
            <text:p>-3</text:p>
          </table:table-cell>
          <table:table-cell table:formula="of:=[.E5]+0.5" office:value-type="float" office:value="-2.5">
            <text:p>-2,5</text:p>
          </table:table-cell>
          <table:table-cell table:formula="of:=[.F5]+0.5" office:value-type="float" office:value="-2">
            <text:p>-2</text:p>
          </table:table-cell>
          <table:table-cell table:formula="of:=[.G5]+0.5" office:value-type="float" office:value="-1.5">
            <text:p>-1,5</text:p>
          </table:table-cell>
          <table:table-cell table:formula="of:=[.H5]+0.5" office:value-type="float" office:value="-1">
            <text:p>-1</text:p>
          </table:table-cell>
          <table:table-cell table:formula="of:=[.I5]+0.5" office:value-type="float" office:value="-0.5">
            <text:p>-0,5</text:p>
          </table:table-cell>
          <table:table-cell table:formula="of:=[.J5]+0.5" office:value-type="float" office:value="0">
            <text:p>0</text:p>
          </table:table-cell>
          <table:table-cell table:formula="of:=[.K5]+0.5" office:value-type="float" office:value="0.5">
            <text:p>0,5</text:p>
          </table:table-cell>
          <table:table-cell table:formula="of:=[.L5]+0.5" office:value-type="float" office:value="1">
            <text:p>1</text:p>
          </table:table-cell>
          <table:table-cell table:formula="of:=[.M5]+0.5" office:value-type="float" office:value="1.5">
            <text:p>1,5</text:p>
          </table:table-cell>
          <table:table-cell table:formula="of:=[.N5]+0.5" office:value-type="float" office:value="2">
            <text:p>2</text:p>
          </table:table-cell>
          <table:table-cell table:formula="of:=[.O5]+0.5" office:value-type="float" office:value="2.5">
            <text:p>2,5</text:p>
          </table:table-cell>
          <table:table-cell table:formula="of:=[.P5]+0.5" office:value-type="float" office:value="3">
            <text:p>3</text:p>
          </table:table-cell>
          <table:table-cell table:formula="of:=[.Q5]+0.5" office:value-type="float" office:value="3.5">
            <text:p>3,5</text:p>
          </table:table-cell>
          <table:table-cell table:formula="of:=[.R5]+0.5" office:value-type="float" office:value="4">
            <text:p>4</text:p>
          </table:table-cell>
          <table:table-cell table:formula="of:=[.S5]+0.5" office:value-type="float" office:value="4.5">
            <text:p>4,5</text:p>
          </table:table-cell>
          <table:table-cell table:formula="of:=[.T5]+0.5" office:value-type="float" office:value="5">
            <text:p>5</text:p>
          </table:table-cell>
          <table:table-cell table:formula="of:=[.U5]+0.5" office:value-type="float" office:value="5.5">
            <text:p>5,5</text:p>
          </table:table-cell>
          <table:table-cell table:formula="of:=[.V5]+0.5" office:value-type="float" office:value="6">
            <text:p>6</text:p>
          </table:table-cell>
          <table:table-cell table:formula="of:=[.W5]+0.5" office:value-type="float" office:value="6.5">
            <text:p>6,5</text:p>
          </table:table-cell>
          <table:table-cell table:formula="of:=[.X5]+0.5" office:value-type="float" office:value="7">
            <text:p>7</text:p>
          </table:table-cell>
          <table:table-cell table:formula="of:=[.Y5]+0.5" office:value-type="float" office:value="7.5">
            <text:p>7,5</text:p>
          </table:table-cell>
          <table:table-cell table:formula="of:=[.Z5]+0.5" office:value-type="float" office:value="8">
            <text:p>8</text:p>
          </table:table-cell>
          <table:table-cell table:formula="of:=[.AA5]+0.5" office:value-type="float" office:value="8.5">
            <text:p>8,5</text:p>
          </table:table-cell>
          <table:table-cell table:formula="of:=[.AB5]+0.5" office:value-type="float" office:value="9">
            <text:p>9</text:p>
          </table:table-cell>
          <table:table-cell table:formula="of:=[.AC5]+0.5" office:value-type="float" office:value="9.5">
            <text:p>9,5</text:p>
          </table:table-cell>
          <table:table-cell table:formula="of:=[.AD5]+0.5" office:value-type="float" office:value="10">
            <text:p>10</text:p>
          </table:table-cell>
          <table:table-cell table:formula="of:=[.AE5]+0.5" office:value-type="float" office:value="10.5">
            <text:p>10,5</text:p>
          </table:table-cell>
          <table:table-cell table:formula="of:=[.AF5]+0.5" office:value-type="float" office:value="11">
            <text:p>11</text:p>
          </table:table-cell>
          <table:table-cell table:formula="of:=[.AG5]+0.5" office:value-type="float" office:value="11.5">
            <text:p>11,5</text:p>
          </table:table-cell>
          <table:table-cell table:formula="of:=[.AH5]+0.5" office:value-type="float" office:value="12">
            <text:p>12</text:p>
          </table:table-cell>
          <table:table-cell table:formula="of:=[.AI5]+0.5" office:value-type="float" office:value="12.5">
            <text:p>12,5</text:p>
          </table:table-cell>
          <table:table-cell table:formula="of:=[.AJ5]+0.5" office:value-type="float" office:value="13">
            <text:p>13</text:p>
          </table:table-cell>
          <table:table-cell table:formula="of:=[.AK5]+0.5" office:value-type="float" office:value="13.5">
            <text:p>13,5</text:p>
          </table:table-cell>
          <table:table-cell table:formula="of:=[.AL5]+0.5" office:value-type="float" office:value="14">
            <text:p>14</text:p>
          </table:table-cell>
          <table:table-cell table:formula="of:=[.AM5]+0.5" office:value-type="float" office:value="14.5">
            <text:p>14,5</text:p>
          </table:table-cell>
          <table:table-cell table:formula="of:=[.AN5]+0.5" office:value-type="float" office:value="15">
            <text:p>15</text:p>
          </table:table-cell>
          <table:table-cell table:formula="of:=[.AO5]+0.5" office:value-type="float" office:value="15.5">
            <text:p>15,5</text:p>
          </table:table-cell>
          <table:table-cell table:formula="of:=[.AP5]+0.5" office:value-type="float" office:value="16">
            <text:p>16</text:p>
          </table:table-cell>
          <table:table-cell table:formula="of:=[.AQ5]+0.5" office:value-type="float" office:value="16.5">
            <text:p>16,5</text:p>
          </table:table-cell>
          <table:table-cell table:formula="of:=[.AR5]+0.5" office:value-type="float" office:value="17">
            <text:p>17</text:p>
          </table:table-cell>
          <table:table-cell table:formula="of:=[.AS5]+0.5" office:value-type="float" office:value="17.5">
            <text:p>17,5</text:p>
          </table:table-cell>
          <table:table-cell table:formula="of:=[.AT5]+0.5" office:value-type="float" office:value="18">
            <text:p>18</text:p>
          </table:table-cell>
          <table:table-cell table:formula="of:=[.AU5]+0.5" office:value-type="float" office:value="18.5">
            <text:p>18,5</text:p>
          </table:table-cell>
          <table:table-cell table:formula="of:=[.AV5]+0.5" office:value-type="float" office:value="19">
            <text:p>19</text:p>
          </table:table-cell>
          <table:table-cell table:formula="of:=[.AW5]+0.5" office:value-type="float" office:value="19.5">
            <text:p>19,5</text:p>
          </table:table-cell>
          <table:table-cell table:formula="of:=[.AX5]+0.5" office:value-type="float" office:value="20">
            <text:p>20</text:p>
          </table:table-cell>
          <table:table-cell table:formula="of:=[.AY5]+0.5" office:value-type="float" office:value="20.5">
            <text:p>20,5</text:p>
          </table:table-cell>
          <table:table-cell table:formula="of:=[.AZ5]+0.5" office:value-type="float" office:value="21">
            <text:p>21</text:p>
          </table:table-cell>
          <table:table-cell table:formula="of:=[.BA5]+0.5" office:value-type="float" office:value="21.5">
            <text:p>21,5</text:p>
          </table:table-cell>
          <table:table-cell table:formula="of:=[.BB5]+0.5" office:value-type="float" office:value="22">
            <text:p>22</text:p>
          </table:table-cell>
          <table:table-cell table:formula="of:=[.BC5]+0.5" office:value-type="float" office:value="22.5">
            <text:p>22,5</text:p>
          </table:table-cell>
          <table:table-cell table:formula="of:=[.BD5]+0.5" office:value-type="float" office:value="23">
            <text:p>23</text:p>
          </table:table-cell>
          <table:table-cell table:formula="of:=[.BE5]+0.5" office:value-type="float" office:value="23.5">
            <text:p>23,5</text:p>
          </table:table-cell>
          <table:table-cell table:formula="of:=[.BF5]+0.5" office:value-type="float" office:value="24">
            <text:p>24</text:p>
          </table:table-cell>
          <table:table-cell table:formula="of:=[.BG5]+0.5" office:value-type="float" office:value="24.5">
            <text:p>24,5</text:p>
          </table:table-cell>
          <table:table-cell table:formula="of:=[.BH5]+0.5" office:value-type="float" office:value="25">
            <text:p>25</text:p>
          </table:table-cell>
          <table:table-cell table:formula="of:=[.BI5]+0.5" office:value-type="float" office:value="25.5">
            <text:p>25,5</text:p>
          </table:table-cell>
          <table:table-cell table:formula="of:=[.BJ5]+0.5" office:value-type="float" office:value="26">
            <text:p>26</text:p>
          </table:table-cell>
          <table:table-cell table:formula="of:=[.BK5]+0.5" office:value-type="float" office:value="26.5">
            <text:p>26,5</text:p>
          </table:table-cell>
          <table:table-cell table:formula="of:=[.BL5]+0.5" office:value-type="float" office:value="27">
            <text:p>27</text:p>
          </table:table-cell>
          <table:table-cell table:formula="of:=[.BM5]+0.5" office:value-type="float" office:value="27.5">
            <text:p>27,5</text:p>
          </table:table-cell>
          <table:table-cell table:formula="of:=[.BN5]+0.5" office:value-type="float" office:value="28">
            <text:p>28</text:p>
          </table:table-cell>
          <table:table-cell table:formula="of:=[.BO5]+0.5" office:value-type="float" office:value="28.5">
            <text:p>28,5</text:p>
          </table:table-cell>
          <table:table-cell table:formula="of:=[.BP5]+0.5" office:value-type="float" office:value="29">
            <text:p>29</text:p>
          </table:table-cell>
          <table:table-cell table:formula="of:=[.BQ5]+0.5" office:value-type="float" office:value="29.5">
            <text:p>29,5</text:p>
          </table:table-cell>
          <table:table-cell table:formula="of:=[.BR5]+0.5" office:value-type="float" office:value="30">
            <text:p>30</text:p>
          </table:table-cell>
          <table:table-cell table:formula="of:=[.BS5]+0.5" office:value-type="float" office:value="30.5">
            <text:p>30,5</text:p>
          </table:table-cell>
          <table:table-cell table:formula="of:=[.BT5]+0.5" office:value-type="float" office:value="31">
            <text:p>31</text:p>
          </table:table-cell>
          <table:table-cell table:formula="of:=[.BU5]+0.5" office:value-type="float" office:value="31.5">
            <text:p>31,5</text:p>
          </table:table-cell>
          <table:table-cell table:formula="of:=[.BV5]+0.5" office:value-type="float" office:value="32">
            <text:p>32</text:p>
          </table:table-cell>
          <table:table-cell table:formula="of:=[.BW5]+0.5" office:value-type="float" office:value="32.5">
            <text:p>32,5</text:p>
          </table:table-cell>
          <table:table-cell table:formula="of:=[.BX5]+0.5" office:value-type="float" office:value="33">
            <text:p>33</text:p>
          </table:table-cell>
          <table:table-cell table:formula="of:=[.BY5]+0.5" office:value-type="float" office:value="33.5">
            <text:p>33,5</text:p>
          </table:table-cell>
          <table:table-cell table:formula="of:=[.BZ5]+0.5" office:value-type="float" office:value="34">
            <text:p>34</text:p>
          </table:table-cell>
          <table:table-cell table:formula="of:=[.CA5]+0.5" office:value-type="float" office:value="34.5">
            <text:p>34,5</text:p>
          </table:table-cell>
          <table:table-cell table:formula="of:=[.CB5]+0.5" office:value-type="float" office:value="35">
            <text:p>35</text:p>
          </table:table-cell>
          <table:table-cell table:formula="of:=[.CC5]+0.5" office:value-type="float" office:value="35.5">
            <text:p>35,5</text:p>
          </table:table-cell>
          <table:table-cell table:formula="of:=[.CD5]+0.5" office:value-type="float" office:value="36">
            <text:p>36</text:p>
          </table:table-cell>
          <table:table-cell table:formula="of:=[.CE5]+0.5" office:value-type="float" office:value="36.5">
            <text:p>36,5</text:p>
          </table:table-cell>
          <table:table-cell table:formula="of:=[.CF5]+0.5" office:value-type="float" office:value="37">
            <text:p>37</text:p>
          </table:table-cell>
          <table:table-cell table:formula="of:=[.CG5]+0.5" office:value-type="float" office:value="37.5">
            <text:p>37,5</text:p>
          </table:table-cell>
          <table:table-cell table:formula="of:=[.CH5]+0.5" office:value-type="float" office:value="38">
            <text:p>38</text:p>
          </table:table-cell>
          <table:table-cell table:formula="of:=[.CI5]+0.5" office:value-type="float" office:value="38.5">
            <text:p>38,5</text:p>
          </table:table-cell>
          <table:table-cell table:formula="of:=[.CJ5]+0.5" office:value-type="float" office:value="39">
            <text:p>39</text:p>
          </table:table-cell>
          <table:table-cell table:formula="of:=[.CK5]+0.5" office:value-type="float" office:value="39.5">
            <text:p>39,5</text:p>
          </table:table-cell>
          <table:table-cell table:formula="of:=[.CL5]+0.5" office:value-type="float" office:value="40">
            <text:p>40</text:p>
          </table:table-cell>
          <table:table-cell table:formula="of:=[.CM5]+0.5" office:value-type="float" office:value="40.5">
            <text:p>40,5</text:p>
          </table:table-cell>
          <table:table-cell table:formula="of:=[.CN5]+0.5" office:value-type="float" office:value="41">
            <text:p>41</text:p>
          </table:table-cell>
          <table:table-cell table:formula="of:=[.CO5]+0.5" office:value-type="float" office:value="41.5">
            <text:p>41,5</text:p>
          </table:table-cell>
          <table:table-cell table:formula="of:=[.CP5]+0.5" office:value-type="float" office:value="42">
            <text:p>42</text:p>
          </table:table-cell>
          <table:table-cell table:formula="of:=[.CQ5]+0.5" office:value-type="float" office:value="42.5">
            <text:p>42,5</text:p>
          </table:table-cell>
          <table:table-cell table:formula="of:=[.CR5]+0.5" office:value-type="float" office:value="43">
            <text:p>43</text:p>
          </table:table-cell>
          <table:table-cell table:formula="of:=[.CS5]+0.5" office:value-type="float" office:value="43.5">
            <text:p>43,5</text:p>
          </table:table-cell>
          <table:table-cell table:formula="of:=[.CT5]+0.5" office:value-type="float" office:value="44">
            <text:p>44</text:p>
          </table:table-cell>
          <table:table-cell table:formula="of:=[.CU5]+0.5" office:value-type="float" office:value="44.5">
            <text:p>44,5</text:p>
          </table:table-cell>
          <table:table-cell table:formula="of:=[.CV5]+0.5" office:value-type="float" office:value="45">
            <text:p>45</text:p>
          </table:table-cell>
          <table:table-cell table:formula="of:=[.CW5]+0.5" office:value-type="float" office:value="45.5">
            <text:p>45,5</text:p>
          </table:table-cell>
          <table:table-cell table:formula="of:=[.CX5]+0.5" office:value-type="float" office:value="46">
            <text:p>46</text:p>
          </table:table-cell>
          <table:table-cell table:formula="of:=[.CY5]+0.5" office:value-type="float" office:value="46.5">
            <text:p>46,5</text:p>
          </table:table-cell>
          <table:table-cell table:formula="of:=[.CZ5]+0.5" office:value-type="float" office:value="47">
            <text:p>47</text:p>
          </table:table-cell>
          <table:table-cell table:formula="of:=[.DA5]+0.5" office:value-type="float" office:value="47.5">
            <text:p>47,5</text:p>
          </table:table-cell>
          <table:table-cell table:formula="of:=[.DB5]+0.5" office:value-type="float" office:value="48">
            <text:p>48</text:p>
          </table:table-cell>
          <table:table-cell table:formula="of:=[.DC5]+0.5" office:value-type="float" office:value="48.5">
            <text:p>48,5</text:p>
          </table:table-cell>
          <table:table-cell table:formula="of:=[.DD5]+0.5" office:value-type="float" office:value="49">
            <text:p>49</text:p>
          </table:table-cell>
          <table:table-cell table:formula="of:=[.DE5]+0.5" office:value-type="float" office:value="49.5">
            <text:p>49,5</text:p>
          </table:table-cell>
          <table:table-cell table:formula="of:=[.DF5]+0.5" office:value-type="float" office:value="50">
            <text:p>50</text:p>
          </table:table-cell>
          <table:table-cell table:formula="of:=[.DG5]+0.5" office:value-type="float" office:value="50.5">
            <text:p>50,5</text:p>
          </table:table-cell>
          <table:table-cell table:formula="of:=[.DH5]+0.5" office:value-type="float" office:value="51">
            <text:p>51</text:p>
          </table:table-cell>
          <table:table-cell table:formula="of:=[.DI5]+0.5" office:value-type="float" office:value="51.5">
            <text:p>51,5</text:p>
          </table:table-cell>
          <table:table-cell table:formula="of:=[.DJ5]+0.5" office:value-type="float" office:value="52">
            <text:p>52</text:p>
          </table:table-cell>
          <table:table-cell table:formula="of:=[.DK5]+0.5" office:value-type="float" office:value="52.5">
            <text:p>52,5</text:p>
          </table:table-cell>
          <table:table-cell table:formula="of:=[.DL5]+0.5" office:value-type="float" office:value="53">
            <text:p>53</text:p>
          </table:table-cell>
          <table:table-cell table:formula="of:=[.DM5]+0.5" office:value-type="float" office:value="53.5">
            <text:p>53,5</text:p>
          </table:table-cell>
          <table:table-cell table:formula="of:=[.DN5]+0.5" office:value-type="float" office:value="54">
            <text:p>54</text:p>
          </table:table-cell>
          <table:table-cell table:formula="of:=[.DO5]+0.5" office:value-type="float" office:value="54.5">
            <text:p>54,5</text:p>
          </table:table-cell>
          <table:table-cell table:formula="of:=[.DP5]+0.5" office:value-type="float" office:value="55">
            <text:p>55</text:p>
          </table:table-cell>
          <table:table-cell table:formula="of:=[.DQ5]+0.5" office:value-type="float" office:value="55.5">
            <text:p>55,5</text:p>
          </table:table-cell>
          <table:table-cell table:formula="of:=[.DR5]+0.5" office:value-type="float" office:value="56">
            <text:p>56</text:p>
          </table:table-cell>
          <table:table-cell table:formula="of:=[.DS5]+0.5" office:value-type="float" office:value="56.5">
            <text:p>56,5</text:p>
          </table:table-cell>
          <table:table-cell table:formula="of:=[.DT5]+0.5" office:value-type="float" office:value="57">
            <text:p>57</text:p>
          </table:table-cell>
          <table:table-cell table:formula="of:=[.DU5]+0.5" office:value-type="float" office:value="57.5">
            <text:p>57,5</text:p>
          </table:table-cell>
          <table:table-cell table:formula="of:=[.DV5]+0.5" office:value-type="float" office:value="58">
            <text:p>58</text:p>
          </table:table-cell>
          <table:table-cell table:formula="of:=[.DW5]+0.5" office:value-type="float" office:value="58.5">
            <text:p>58,5</text:p>
          </table:table-cell>
          <table:table-cell table:formula="of:=[.DX5]+0.5" office:value-type="float" office:value="59">
            <text:p>59</text:p>
          </table:table-cell>
          <table:table-cell table:formula="of:=[.DY5]+0.5" office:value-type="float" office:value="59.5">
            <text:p>59,5</text:p>
          </table:table-cell>
          <table:table-cell table:formula="of:=[.DZ5]+0.5" office:value-type="float" office:value="60">
            <text:p>60</text:p>
          </table:table-cell>
          <table:table-cell table:formula="of:=[.EA5]+0.5" office:value-type="float" office:value="60.5">
            <text:p>60,5</text:p>
          </table:table-cell>
          <table:table-cell table:formula="of:=[.EB5]+0.5" office:value-type="float" office:value="61">
            <text:p>61</text:p>
          </table:table-cell>
          <table:table-cell table:formula="of:=[.EC5]+0.5" office:value-type="float" office:value="61.5">
            <text:p>61,5</text:p>
          </table:table-cell>
          <table:table-cell table:formula="of:=[.ED5]+0.5" office:value-type="float" office:value="62">
            <text:p>62</text:p>
          </table:table-cell>
          <table:table-cell table:formula="of:=[.EE5]+0.5" office:value-type="float" office:value="62.5">
            <text:p>62,5</text:p>
          </table:table-cell>
          <table:table-cell table:formula="of:=[.EF5]+0.5" office:value-type="float" office:value="63">
            <text:p>63</text:p>
          </table:table-cell>
          <table:table-cell table:formula="of:=[.EG5]+0.5" office:value-type="float" office:value="63.5">
            <text:p>63,5</text:p>
          </table:table-cell>
          <table:table-cell table:formula="of:=[.EH5]+0.5" office:value-type="float" office:value="64">
            <text:p>64</text:p>
          </table:table-cell>
          <table:table-cell table:formula="of:=[.EI5]+0.5" office:value-type="float" office:value="64.5">
            <text:p>64,5</text:p>
          </table:table-cell>
          <table:table-cell table:formula="of:=[.EJ5]+0.5" office:value-type="float" office:value="65">
            <text:p>65</text:p>
          </table:table-cell>
          <table:table-cell table:formula="of:=[.EK5]+0.5" office:value-type="float" office:value="65.5">
            <text:p>65,5</text:p>
          </table:table-cell>
          <table:table-cell table:formula="of:=[.EL5]+0.5" office:value-type="float" office:value="66">
            <text:p>66</text:p>
          </table:table-cell>
          <table:table-cell table:formula="of:=[.EM5]+0.5" office:value-type="float" office:value="66.5">
            <text:p>66,5</text:p>
          </table:table-cell>
          <table:table-cell table:formula="of:=[.EN5]+0.5" office:value-type="float" office:value="67">
            <text:p>67</text:p>
          </table:table-cell>
          <table:table-cell table:formula="of:=[.EO5]+0.5" office:value-type="float" office:value="67.5">
            <text:p>67,5</text:p>
          </table:table-cell>
          <table:table-cell table:formula="of:=[.EP5]+0.5" office:value-type="float" office:value="68">
            <text:p>68</text:p>
          </table:table-cell>
          <table:table-cell table:formula="of:=[.EQ5]+0.5" office:value-type="float" office:value="68.5">
            <text:p>68,5</text:p>
          </table:table-cell>
          <table:table-cell table:formula="of:=[.ER5]+0.5" office:value-type="float" office:value="69">
            <text:p>69</text:p>
          </table:table-cell>
          <table:table-cell table:formula="of:=[.ES5]+0.5" office:value-type="float" office:value="69.5">
            <text:p>69,5</text:p>
          </table:table-cell>
          <table:table-cell table:formula="of:=[.ET5]+0.5" office:value-type="float" office:value="70">
            <text:p>70</text:p>
          </table:table-cell>
          <table:table-cell table:formula="of:=[.EU5]+0.5" office:value-type="float" office:value="70.5">
            <text:p>70,5</text:p>
          </table:table-cell>
          <table:table-cell table:formula="of:=[.EV5]+0.5" office:value-type="float" office:value="71">
            <text:p>71</text:p>
          </table:table-cell>
          <table:table-cell table:formula="of:=[.EW5]+0.5" office:value-type="float" office:value="71.5">
            <text:p>71,5</text:p>
          </table:table-cell>
          <table:table-cell table:formula="of:=[.EX5]+0.5" office:value-type="float" office:value="72">
            <text:p>72</text:p>
          </table:table-cell>
          <table:table-cell table:formula="of:=[.EY5]+0.5" office:value-type="float" office:value="72.5">
            <text:p>72,5</text:p>
          </table:table-cell>
          <table:table-cell table:formula="of:=[.EZ5]+0.5" office:value-type="float" office:value="73">
            <text:p>73</text:p>
          </table:table-cell>
          <table:table-cell table:formula="of:=[.FA5]+0.5" office:value-type="float" office:value="73.5">
            <text:p>73,5</text:p>
          </table:table-cell>
          <table:table-cell table:formula="of:=[.FB5]+0.5" office:value-type="float" office:value="74">
            <text:p>74</text:p>
          </table:table-cell>
          <table:table-cell table:formula="of:=[.FC5]+0.5" office:value-type="float" office:value="74.5">
            <text:p>74,5</text:p>
          </table:table-cell>
          <table:table-cell table:formula="of:=[.FD5]+0.5" office:value-type="float" office:value="75">
            <text:p>75</text:p>
          </table:table-cell>
          <table:table-cell table:formula="of:=[.FE5]+0.5" office:value-type="float" office:value="75.5">
            <text:p>75,5</text:p>
          </table:table-cell>
          <table:table-cell table:formula="of:=[.FF5]+0.5" office:value-type="float" office:value="76">
            <text:p>76</text:p>
          </table:table-cell>
          <table:table-cell table:formula="of:=[.FG5]+0.5" office:value-type="float" office:value="76.5">
            <text:p>76,5</text:p>
          </table:table-cell>
          <table:table-cell table:formula="of:=[.FH5]+0.5" office:value-type="float" office:value="77">
            <text:p>77</text:p>
          </table:table-cell>
          <table:table-cell table:formula="of:=[.FI5]+0.5" office:value-type="float" office:value="77.5">
            <text:p>77,5</text:p>
          </table:table-cell>
          <table:table-cell table:formula="of:=[.FJ5]+0.5" office:value-type="float" office:value="78">
            <text:p>78</text:p>
          </table:table-cell>
          <table:table-cell table:formula="of:=[.FK5]+0.5" office:value-type="float" office:value="78.5">
            <text:p>78,5</text:p>
          </table:table-cell>
          <table:table-cell table:formula="of:=[.FL5]+0.5" office:value-type="float" office:value="79">
            <text:p>79</text:p>
          </table:table-cell>
          <table:table-cell table:formula="of:=[.FM5]+0.5" office:value-type="float" office:value="79.5">
            <text:p>79,5</text:p>
          </table:table-cell>
          <table:table-cell table:formula="of:=[.FN5]+0.5" office:value-type="float" office:value="80">
            <text:p>80</text:p>
          </table:table-cell>
          <table:table-cell table:formula="of:=[.FO5]+0.5" office:value-type="float" office:value="80.5">
            <text:p>80,5</text:p>
          </table:table-cell>
          <table:table-cell table:formula="of:=[.FP5]+0.5" office:value-type="float" office:value="81">
            <text:p>81</text:p>
          </table:table-cell>
          <table:table-cell table:formula="of:=[.FQ5]+0.5" office:value-type="float" office:value="81.5">
            <text:p>81,5</text:p>
          </table:table-cell>
          <table:table-cell table:formula="of:=[.FR5]+0.5" office:value-type="float" office:value="82">
            <text:p>82</text:p>
          </table:table-cell>
          <table:table-cell table:formula="of:=[.FS5]+0.5" office:value-type="float" office:value="82.5">
            <text:p>82,5</text:p>
          </table:table-cell>
          <table:table-cell table:formula="of:=[.FT5]+0.5" office:value-type="float" office:value="83">
            <text:p>83</text:p>
          </table:table-cell>
          <table:table-cell table:formula="of:=[.FU5]+0.5" office:value-type="float" office:value="83.5">
            <text:p>83,5</text:p>
          </table:table-cell>
          <table:table-cell table:formula="of:=[.FV5]+0.5" office:value-type="float" office:value="84">
            <text:p>84</text:p>
          </table:table-cell>
          <table:table-cell table:formula="of:=[.FW5]+0.5" office:value-type="float" office:value="84.5">
            <text:p>84,5</text:p>
          </table:table-cell>
          <table:table-cell table:formula="of:=[.FX5]+0.5" office:value-type="float" office:value="85">
            <text:p>85</text:p>
          </table:table-cell>
          <table:table-cell table:formula="of:=[.FY5]+0.5" office:value-type="float" office:value="85.5">
            <text:p>85,5</text:p>
          </table:table-cell>
          <table:table-cell table:formula="of:=[.FZ5]+0.5" office:value-type="float" office:value="86">
            <text:p>86</text:p>
          </table:table-cell>
          <table:table-cell table:formula="of:=[.GA5]+0.5" office:value-type="float" office:value="86.5">
            <text:p>86,5</text:p>
          </table:table-cell>
          <table:table-cell table:formula="of:=[.GB5]+0.5" office:value-type="float" office:value="87">
            <text:p>87</text:p>
          </table:table-cell>
          <table:table-cell table:formula="of:=[.GC5]+0.5" office:value-type="float" office:value="87.5">
            <text:p>87,5</text:p>
          </table:table-cell>
          <table:table-cell table:formula="of:=[.GD5]+0.5" office:value-type="float" office:value="88">
            <text:p>88</text:p>
          </table:table-cell>
          <table:table-cell table:formula="of:=[.GE5]+0.5" office:value-type="float" office:value="88.5">
            <text:p>88,5</text:p>
          </table:table-cell>
          <table:table-cell table:formula="of:=[.GF5]+0.5" office:value-type="float" office:value="89">
            <text:p>89</text:p>
          </table:table-cell>
          <table:table-cell table:formula="of:=[.GG5]+0.5" office:value-type="float" office:value="89.5">
            <text:p>89,5</text:p>
          </table:table-cell>
          <table:table-cell table:formula="of:=[.GH5]+0.5" office:value-type="float" office:value="90">
            <text:p>90</text:p>
          </table:table-cell>
          <table:table-cell table:formula="of:=[.GI5]+0.5" office:value-type="float" office:value="90.5">
            <text:p>90,5</text:p>
          </table:table-cell>
          <table:table-cell table:formula="of:=[.GJ5]+0.5" office:value-type="float" office:value="91">
            <text:p>91</text:p>
          </table:table-cell>
          <table:table-cell table:formula="of:=[.GK5]+0.5" office:value-type="float" office:value="91.5">
            <text:p>91,5</text:p>
          </table:table-cell>
          <table:table-cell table:formula="of:=[.GL5]+0.5" office:value-type="float" office:value="92">
            <text:p>92</text:p>
          </table:table-cell>
          <table:table-cell table:formula="of:=[.GM5]+0.5" office:value-type="float" office:value="92.5">
            <text:p>92,5</text:p>
          </table:table-cell>
          <table:table-cell table:formula="of:=[.GN5]+0.5" office:value-type="float" office:value="93">
            <text:p>93</text:p>
          </table:table-cell>
          <table:table-cell table:formula="of:=[.GO5]+0.5" office:value-type="float" office:value="93.5">
            <text:p>93,5</text:p>
          </table:table-cell>
          <table:table-cell table:formula="of:=[.GP5]+0.5" office:value-type="float" office:value="94">
            <text:p>94</text:p>
          </table:table-cell>
          <table:table-cell table:formula="of:=[.GQ5]+0.5" office:value-type="float" office:value="94.5">
            <text:p>94,5</text:p>
          </table:table-cell>
          <table:table-cell table:formula="of:=[.GR5]+0.5" office:value-type="float" office:value="95">
            <text:p>95</text:p>
          </table:table-cell>
          <table:table-cell table:formula="of:=[.GS5]+0.5" office:value-type="float" office:value="95.5">
            <text:p>95,5</text:p>
          </table:table-cell>
          <table:table-cell table:formula="of:=[.GT5]+0.5" office:value-type="float" office:value="96">
            <text:p>96</text:p>
          </table:table-cell>
          <table:table-cell table:formula="of:=[.GU5]+0.5" office:value-type="float" office:value="96.5">
            <text:p>96,5</text:p>
          </table:table-cell>
          <table:table-cell table:formula="of:=[.GV5]+0.5" office:value-type="float" office:value="97">
            <text:p>97</text:p>
          </table:table-cell>
          <table:table-cell table:formula="of:=[.GW5]+0.5" office:value-type="float" office:value="97.5">
            <text:p>97,5</text:p>
          </table:table-cell>
          <table:table-cell table:formula="of:=[.GX5]+0.5" office:value-type="float" office:value="98">
            <text:p>98</text:p>
          </table:table-cell>
          <table:table-cell table:formula="of:=[.GY5]+0.5" office:value-type="float" office:value="98.5">
            <text:p>98,5</text:p>
          </table:table-cell>
          <table:table-cell table:formula="of:=[.GZ5]+0.5" office:value-type="float" office:value="99">
            <text:p>99</text:p>
          </table:table-cell>
          <table:table-cell table:formula="of:=[.HA5]+0.5" office:value-type="float" office:value="99.5">
            <text:p>99,5</text:p>
          </table:table-cell>
          <table:table-cell table:formula="of:=[.HB5]+0.5" office:value-type="float" office:value="100">
            <text:p>100</text:p>
          </table:table-cell>
          <table:table-cell table:formula="of:=[.HC5]+0.5" office:value-type="float" office:value="100.5">
            <text:p>100,5</text:p>
          </table:table-cell>
          <table:table-cell table:formula="of:=[.HD5]+0.5" office:value-type="float" office:value="101">
            <text:p>101</text:p>
          </table:table-cell>
          <table:table-cell table:formula="of:=[.HE5]+0.5" office:value-type="float" office:value="101.5">
            <text:p>101,5</text:p>
          </table:table-cell>
          <table:table-cell table:formula="of:=[.HF5]+0.5" office:value-type="float" office:value="102">
            <text:p>102</text:p>
          </table:table-cell>
          <table:table-cell table:formula="of:=[.HG5]+0.5" office:value-type="float" office:value="102.5">
            <text:p>102,5</text:p>
          </table:table-cell>
          <table:table-cell table:formula="of:=[.HH5]+0.5" office:value-type="float" office:value="103">
            <text:p>103</text:p>
          </table:table-cell>
          <table:table-cell table:formula="of:=[.HI5]+0.5" office:value-type="float" office:value="103.5">
            <text:p>103,5</text:p>
          </table:table-cell>
          <table:table-cell table:formula="of:=[.HJ5]+0.5" office:value-type="float" office:value="104">
            <text:p>104</text:p>
          </table:table-cell>
          <table:table-cell table:formula="of:=[.HK5]+0.5" office:value-type="float" office:value="104.5">
            <text:p>104,5</text:p>
          </table:table-cell>
          <table:table-cell table:formula="of:=[.HL5]+0.5" office:value-type="float" office:value="105">
            <text:p>105</text:p>
          </table:table-cell>
          <table:table-cell table:formula="of:=[.HM5]+0.5" office:value-type="float" office:value="105.5">
            <text:p>105,5</text:p>
          </table:table-cell>
          <table:table-cell table:formula="of:=[.HN5]+0.5" office:value-type="float" office:value="106">
            <text:p>106</text:p>
          </table:table-cell>
          <table:table-cell table:formula="of:=[.HO5]+0.5" office:value-type="float" office:value="106.5">
            <text:p>106,5</text:p>
          </table:table-cell>
          <table:table-cell table:formula="of:=[.HP5]+0.5" office:value-type="float" office:value="107">
            <text:p>107</text:p>
          </table:table-cell>
          <table:table-cell table:formula="of:=[.HQ5]+0.5" office:value-type="float" office:value="107.5">
            <text:p>107,5</text:p>
          </table:table-cell>
          <table:table-cell table:formula="of:=[.HR5]+0.5" office:value-type="float" office:value="108">
            <text:p>108</text:p>
          </table:table-cell>
          <table:table-cell table:formula="of:=[.HS5]+0.5" office:value-type="float" office:value="108.5">
            <text:p>108,5</text:p>
          </table:table-cell>
          <table:table-cell table:formula="of:=[.HT5]+0.5" office:value-type="float" office:value="109">
            <text:p>109</text:p>
          </table:table-cell>
          <table:table-cell table:formula="of:=[.HU5]+0.5" office:value-type="float" office:value="109.5">
            <text:p>109,5</text:p>
          </table:table-cell>
          <table:table-cell table:formula="of:=[.HV5]+0.5" office:value-type="float" office:value="110">
            <text:p>110</text:p>
          </table:table-cell>
          <table:table-cell table:formula="of:=[.HW5]+0.5" office:value-type="float" office:value="110.5">
            <text:p>110,5</text:p>
          </table:table-cell>
          <table:table-cell table:formula="of:=[.HX5]+0.5" office:value-type="float" office:value="111">
            <text:p>111</text:p>
          </table:table-cell>
          <table:table-cell table:formula="of:=[.HY5]+0.5" office:value-type="float" office:value="111.5">
            <text:p>111,5</text:p>
          </table:table-cell>
          <table:table-cell table:formula="of:=[.HZ5]+0.5" office:value-type="float" office:value="112">
            <text:p>112</text:p>
          </table:table-cell>
          <table:table-cell table:formula="of:=[.IA5]+0.5" office:value-type="float" office:value="112.5">
            <text:p>112,5</text:p>
          </table:table-cell>
          <table:table-cell table:formula="of:=[.IB5]+0.5" office:value-type="float" office:value="113">
            <text:p>113</text:p>
          </table:table-cell>
          <table:table-cell table:formula="of:=[.IC5]+0.5" office:value-type="float" office:value="113.5">
            <text:p>113,5</text:p>
          </table:table-cell>
          <table:table-cell table:formula="of:=[.ID5]+0.5" office:value-type="float" office:value="114">
            <text:p>114</text:p>
          </table:table-cell>
          <table:table-cell table:formula="of:=[.IE5]+0.5" office:value-type="float" office:value="114.5">
            <text:p>114,5</text:p>
          </table:table-cell>
          <table:table-cell table:formula="of:=[.IF5]+0.5" office:value-type="float" office:value="115">
            <text:p>115</text:p>
          </table:table-cell>
          <table:table-cell table:formula="of:=[.IG5]+0.5" office:value-type="float" office:value="115.5">
            <text:p>115,5</text:p>
          </table:table-cell>
          <table:table-cell table:formula="of:=[.IH5]+0.5" office:value-type="float" office:value="116">
            <text:p>116</text:p>
          </table:table-cell>
          <table:table-cell table:formula="of:=[.II5]+0.5" office:value-type="float" office:value="116.5">
            <text:p>116,5</text:p>
          </table:table-cell>
          <table:table-cell table:formula="of:=[.IJ5]+0.5" office:value-type="float" office:value="117">
            <text:p>117</text:p>
          </table:table-cell>
          <table:table-cell table:formula="of:=[.IK5]+0.5" office:value-type="float" office:value="117.5">
            <text:p>117,5</text:p>
          </table:table-cell>
          <table:table-cell table:formula="of:=[.IL5]+0.5" office:value-type="float" office:value="118">
            <text:p>118</text:p>
          </table:table-cell>
          <table:table-cell table:formula="of:=[.IM5]+0.5" office:value-type="float" office:value="118.5">
            <text:p>118,5</text:p>
          </table:table-cell>
          <table:table-cell table:formula="of:=[.IN5]+0.5" office:value-type="float" office:value="119">
            <text:p>119</text:p>
          </table:table-cell>
          <table:table-cell table:formula="of:=[.IO5]+0.5" office:value-type="float" office:value="119.5">
            <text:p>119,5</text:p>
          </table:table-cell>
          <table:table-cell table:formula="of:=[.IP5]+0.5" office:value-type="float" office:value="120">
            <text:p>120</text:p>
          </table:table-cell>
          <table:table-cell table:formula="of:=[.IQ5]+0.5" office:value-type="float" office:value="120.5">
            <text:p>120,5</text:p>
          </table:table-cell>
          <table:table-cell table:formula="of:=[.IR5]+0.5" office:value-type="float" office:value="121">
            <text:p>121</text:p>
          </table:table-cell>
          <table:table-cell table:formula="of:=[.IS5]+0.5" office:value-type="float" office:value="121.5">
            <text:p>121,5</text:p>
          </table:table-cell>
          <table:table-cell table:formula="of:=[.IT5]+0.5" office:value-type="float" office:value="122">
            <text:p>122</text:p>
          </table:table-cell>
          <table:table-cell table:formula="of:=[.IU5]+0.5" office:value-type="float" office:value="122.5">
            <text:p>122,5</text:p>
          </table:table-cell>
          <table:table-cell table:formula="of:=[.IV5]+0.5" office:value-type="float" office:value="123">
            <text:p>123</text:p>
          </table:table-cell>
          <table:table-cell table:formula="of:=[.IW5]+0.5" office:value-type="float" office:value="123.5">
            <text:p>123,5</text:p>
          </table:table-cell>
          <table:table-cell table:formula="of:=[.IX5]+0.5" office:value-type="float" office:value="124">
            <text:p>124</text:p>
          </table:table-cell>
          <table:table-cell table:formula="of:=[.IY5]+0.5" office:value-type="float" office:value="124.5">
            <text:p>124,5</text:p>
          </table:table-cell>
          <table:table-cell table:formula="of:=[.IZ5]+0.5" office:value-type="float" office:value="125">
            <text:p>125</text:p>
          </table:table-cell>
          <table:table-cell table:formula="of:=[.JA5]+0.5" office:value-type="float" office:value="125.5">
            <text:p>125,5</text:p>
          </table:table-cell>
          <table:table-cell table:formula="of:=[.JB5]+0.5" office:value-type="float" office:value="126">
            <text:p>126</text:p>
          </table:table-cell>
          <table:table-cell table:formula="of:=[.JC5]+0.5" office:value-type="float" office:value="126.5">
            <text:p>126,5</text:p>
          </table:table-cell>
          <table:table-cell table:formula="of:=[.JD5]+0.5" office:value-type="float" office:value="127">
            <text:p>127</text:p>
          </table:table-cell>
          <table:table-cell table:formula="of:=[.JE5]+0.5" office:value-type="float" office:value="127.5">
            <text:p>127,5</text:p>
          </table:table-cell>
          <table:table-cell table:formula="of:=[.JF5]+0.5" office:value-type="float" office:value="128">
            <text:p>128</text:p>
          </table:table-cell>
          <table:table-cell table:formula="of:=[.JG5]+0.5" office:value-type="float" office:value="128.5">
            <text:p>128,5</text:p>
          </table:table-cell>
          <table:table-cell table:formula="of:=[.JH5]+0.5" office:value-type="float" office:value="129">
            <text:p>129</text:p>
          </table:table-cell>
          <table:table-cell table:formula="of:=[.JI5]+0.5" office:value-type="float" office:value="129.5">
            <text:p>129,5</text:p>
          </table:table-cell>
          <table:table-cell table:formula="of:=[.JJ5]+0.5" office:value-type="float" office:value="130">
            <text:p>130</text:p>
          </table:table-cell>
          <table:table-cell table:formula="of:=[.JK5]+0.5" office:value-type="float" office:value="130.5">
            <text:p>130,5</text:p>
          </table:table-cell>
          <table:table-cell table:formula="of:=[.JL5]+0.5" office:value-type="float" office:value="131">
            <text:p>131</text:p>
          </table:table-cell>
          <table:table-cell table:formula="of:=[.JM5]+0.5" office:value-type="float" office:value="131.5">
            <text:p>131,5</text:p>
          </table:table-cell>
          <table:table-cell table:formula="of:=[.JN5]+0.5" office:value-type="float" office:value="132">
            <text:p>132</text:p>
          </table:table-cell>
          <table:table-cell table:formula="of:=[.JO5]+0.5" office:value-type="float" office:value="132.5">
            <text:p>132,5</text:p>
          </table:table-cell>
          <table:table-cell table:formula="of:=[.JP5]+0.5" office:value-type="float" office:value="133">
            <text:p>133</text:p>
          </table:table-cell>
          <table:table-cell table:formula="of:=[.JQ5]+0.5" office:value-type="float" office:value="133.5">
            <text:p>133,5</text:p>
          </table:table-cell>
          <table:table-cell table:formula="of:=[.JR5]+0.5" office:value-type="float" office:value="134">
            <text:p>134</text:p>
          </table:table-cell>
          <table:table-cell table:formula="of:=[.JS5]+0.5" office:value-type="float" office:value="134.5">
            <text:p>134,5</text:p>
          </table:table-cell>
          <table:table-cell table:formula="of:=[.JT5]+0.5" office:value-type="float" office:value="135">
            <text:p>135</text:p>
          </table:table-cell>
          <table:table-cell table:formula="of:=[.JU5]+0.5" office:value-type="float" office:value="135.5">
            <text:p>135,5</text:p>
          </table:table-cell>
          <table:table-cell table:formula="of:=[.JV5]+0.5" office:value-type="float" office:value="136">
            <text:p>136</text:p>
          </table:table-cell>
          <table:table-cell table:formula="of:=[.JW5]+0.5" office:value-type="float" office:value="136.5">
            <text:p>136,5</text:p>
          </table:table-cell>
          <table:table-cell table:formula="of:=[.JX5]+0.5" office:value-type="float" office:value="137">
            <text:p>137</text:p>
          </table:table-cell>
          <table:table-cell table:formula="of:=[.JY5]+0.5" office:value-type="float" office:value="137.5">
            <text:p>137,5</text:p>
          </table:table-cell>
          <table:table-cell table:formula="of:=[.JZ5]+0.5" office:value-type="float" office:value="138">
            <text:p>138</text:p>
          </table:table-cell>
          <table:table-cell table:formula="of:=[.KA5]+0.5" office:value-type="float" office:value="138.5">
            <text:p>138,5</text:p>
          </table:table-cell>
          <table:table-cell table:formula="of:=[.KB5]+0.5" office:value-type="float" office:value="139">
            <text:p>139</text:p>
          </table:table-cell>
          <table:table-cell table:formula="of:=[.KC5]+0.5" office:value-type="float" office:value="139.5">
            <text:p>139,5</text:p>
          </table:table-cell>
          <table:table-cell table:formula="of:=[.KD5]+0.5" office:value-type="float" office:value="140">
            <text:p>140</text:p>
          </table:table-cell>
          <table:table-cell table:formula="of:=[.KE5]+0.5" office:value-type="float" office:value="140.5">
            <text:p>140,5</text:p>
          </table:table-cell>
          <table:table-cell table:formula="of:=[.KF5]+0.5" office:value-type="float" office:value="141">
            <text:p>141</text:p>
          </table:table-cell>
          <table:table-cell table:formula="of:=[.KG5]+0.5" office:value-type="float" office:value="141.5">
            <text:p>141,5</text:p>
          </table:table-cell>
          <table:table-cell table:formula="of:=[.KH5]+0.5" office:value-type="float" office:value="142">
            <text:p>142</text:p>
          </table:table-cell>
          <table:table-cell table:formula="of:=[.KI5]+0.5" office:value-type="float" office:value="142.5">
            <text:p>142,5</text:p>
          </table:table-cell>
          <table:table-cell table:formula="of:=[.KJ5]+0.5" office:value-type="float" office:value="143">
            <text:p>143</text:p>
          </table:table-cell>
          <table:table-cell table:formula="of:=[.KK5]+0.5" office:value-type="float" office:value="143.5">
            <text:p>143,5</text:p>
          </table:table-cell>
          <table:table-cell table:formula="of:=[.KL5]+0.5" office:value-type="float" office:value="144">
            <text:p>144</text:p>
          </table:table-cell>
          <table:table-cell table:formula="of:=[.KM5]+0.5" office:value-type="float" office:value="144.5">
            <text:p>144,5</text:p>
          </table:table-cell>
          <table:table-cell table:formula="of:=[.KN5]+0.5" office:value-type="float" office:value="145">
            <text:p>145</text:p>
          </table:table-cell>
          <table:table-cell table:formula="of:=[.KO5]+0.5" office:value-type="float" office:value="145.5">
            <text:p>145,5</text:p>
          </table:table-cell>
          <table:table-cell table:formula="of:=[.KP5]+0.5" office:value-type="float" office:value="146">
            <text:p>146</text:p>
          </table:table-cell>
          <table:table-cell table:formula="of:=[.KQ5]+0.5" office:value-type="float" office:value="146.5">
            <text:p>146,5</text:p>
          </table:table-cell>
          <table:table-cell table:formula="of:=[.KR5]+0.5" office:value-type="float" office:value="147">
            <text:p>147</text:p>
          </table:table-cell>
          <table:table-cell table:formula="of:=[.KS5]+0.5" office:value-type="float" office:value="147.5">
            <text:p>147,5</text:p>
          </table:table-cell>
          <table:table-cell table:formula="of:=[.KT5]+0.5" office:value-type="float" office:value="148">
            <text:p>148</text:p>
          </table:table-cell>
          <table:table-cell table:formula="of:=[.KU5]+0.5" office:value-type="float" office:value="148.5">
            <text:p>148,5</text:p>
          </table:table-cell>
          <table:table-cell table:formula="of:=[.KV5]+0.5" office:value-type="float" office:value="149">
            <text:p>149</text:p>
          </table:table-cell>
          <table:table-cell table:formula="of:=[.KW5]+0.5" office:value-type="float" office:value="149.5">
            <text:p>149,5</text:p>
          </table:table-cell>
          <table:table-cell table:formula="of:=[.KX5]+0.5" office:value-type="float" office:value="150">
            <text:p>150</text:p>
          </table:table-cell>
          <table:table-cell table:formula="of:=[.KY5]+0.5" office:value-type="float" office:value="150.5">
            <text:p>150,5</text:p>
          </table:table-cell>
          <table:table-cell table:formula="of:=[.KZ5]+0.5" office:value-type="float" office:value="151">
            <text:p>151</text:p>
          </table:table-cell>
          <table:table-cell table:formula="of:=[.LA5]+0.5" office:value-type="float" office:value="151.5">
            <text:p>151,5</text:p>
          </table:table-cell>
          <table:table-cell table:formula="of:=[.LB5]+0.5" office:value-type="float" office:value="152">
            <text:p>152</text:p>
          </table:table-cell>
          <table:table-cell table:formula="of:=[.LC5]+0.5" office:value-type="float" office:value="152.5">
            <text:p>152,5</text:p>
          </table:table-cell>
          <table:table-cell table:formula="of:=[.LD5]+0.5" office:value-type="float" office:value="153">
            <text:p>153</text:p>
          </table:table-cell>
          <table:table-cell table:formula="of:=[.LE5]+0.5" office:value-type="float" office:value="153.5">
            <text:p>153,5</text:p>
          </table:table-cell>
          <table:table-cell table:formula="of:=[.LF5]+0.5" office:value-type="float" office:value="154">
            <text:p>154</text:p>
          </table:table-cell>
          <table:table-cell table:formula="of:=[.LG5]+0.5" office:value-type="float" office:value="154.5">
            <text:p>154,5</text:p>
          </table:table-cell>
          <table:table-cell table:formula="of:=[.LH5]+0.5" office:value-type="float" office:value="155">
            <text:p>155</text:p>
          </table:table-cell>
          <table:table-cell table:formula="of:=[.LI5]+0.5" office:value-type="float" office:value="155.5">
            <text:p>155,5</text:p>
          </table:table-cell>
          <table:table-cell table:formula="of:=[.LJ5]+0.5" office:value-type="float" office:value="156">
            <text:p>156</text:p>
          </table:table-cell>
          <table:table-cell table:formula="of:=[.LK5]+0.5" office:value-type="float" office:value="156.5">
            <text:p>156,5</text:p>
          </table:table-cell>
          <table:table-cell table:formula="of:=[.LL5]+0.5" office:value-type="float" office:value="157">
            <text:p>157</text:p>
          </table:table-cell>
          <table:table-cell table:formula="of:=[.LM5]+0.5" office:value-type="float" office:value="157.5">
            <text:p>157,5</text:p>
          </table:table-cell>
          <table:table-cell table:formula="of:=[.LN5]+0.5" office:value-type="float" office:value="158">
            <text:p>158</text:p>
          </table:table-cell>
          <table:table-cell table:formula="of:=[.LO5]+0.5" office:value-type="float" office:value="158.5">
            <text:p>158,5</text:p>
          </table:table-cell>
          <table:table-cell table:formula="of:=[.LP5]+0.5" office:value-type="float" office:value="159">
            <text:p>159</text:p>
          </table:table-cell>
          <table:table-cell table:formula="of:=[.LQ5]+0.5" office:value-type="float" office:value="159.5">
            <text:p>159,5</text:p>
          </table:table-cell>
          <table:table-cell table:formula="of:=[.LR5]+0.5" office:value-type="float" office:value="160">
            <text:p>160</text:p>
          </table:table-cell>
          <table:table-cell table:formula="of:=[.LS5]+0.5" office:value-type="float" office:value="160.5">
            <text:p>160,5</text:p>
          </table:table-cell>
          <table:table-cell table:formula="of:=[.LT5]+0.5" office:value-type="float" office:value="161">
            <text:p>161</text:p>
          </table:table-cell>
          <table:table-cell table:formula="of:=[.LU5]+0.5" office:value-type="float" office:value="161.5">
            <text:p>161,5</text:p>
          </table:table-cell>
          <table:table-cell table:formula="of:=[.LV5]+0.5" office:value-type="float" office:value="162">
            <text:p>162</text:p>
          </table:table-cell>
          <table:table-cell table:formula="of:=[.LW5]+0.5" office:value-type="float" office:value="162.5">
            <text:p>162,5</text:p>
          </table:table-cell>
          <table:table-cell table:formula="of:=[.LX5]+0.5" office:value-type="float" office:value="163">
            <text:p>163</text:p>
          </table:table-cell>
          <table:table-cell table:formula="of:=[.LY5]+0.5" office:value-type="float" office:value="163.5">
            <text:p>163,5</text:p>
          </table:table-cell>
          <table:table-cell table:formula="of:=[.LZ5]+0.5" office:value-type="float" office:value="164">
            <text:p>164</text:p>
          </table:table-cell>
          <table:table-cell table:formula="of:=[.MA5]+0.5" office:value-type="float" office:value="164.5">
            <text:p>164,5</text:p>
          </table:table-cell>
          <table:table-cell table:formula="of:=[.MB5]+0.5" office:value-type="float" office:value="165">
            <text:p>165</text:p>
          </table:table-cell>
          <table:table-cell table:formula="of:=[.MC5]+0.5" office:value-type="float" office:value="165.5">
            <text:p>165,5</text:p>
          </table:table-cell>
          <table:table-cell table:formula="of:=[.MD5]+0.5" office:value-type="float" office:value="166">
            <text:p>166</text:p>
          </table:table-cell>
          <table:table-cell table:formula="of:=[.ME5]+0.5" office:value-type="float" office:value="166.5">
            <text:p>166,5</text:p>
          </table:table-cell>
          <table:table-cell table:formula="of:=[.MF5]+0.5" office:value-type="float" office:value="167">
            <text:p>167</text:p>
          </table:table-cell>
          <table:table-cell table:formula="of:=[.MG5]+0.5" office:value-type="float" office:value="167.5">
            <text:p>167,5</text:p>
          </table:table-cell>
          <table:table-cell table:formula="of:=[.MH5]+0.5" office:value-type="float" office:value="168">
            <text:p>168</text:p>
          </table:table-cell>
          <table:table-cell table:formula="of:=[.MI5]+0.5" office:value-type="float" office:value="168.5">
            <text:p>168,5</text:p>
          </table:table-cell>
          <table:table-cell table:formula="of:=[.MJ5]+0.5" office:value-type="float" office:value="169">
            <text:p>169</text:p>
          </table:table-cell>
          <table:table-cell table:formula="of:=[.MK5]+0.5" office:value-type="float" office:value="169.5">
            <text:p>169,5</text:p>
          </table:table-cell>
          <table:table-cell table:formula="of:=[.ML5]+0.5" office:value-type="float" office:value="170">
            <text:p>170</text:p>
          </table:table-cell>
          <table:table-cell table:formula="of:=[.MM5]+0.5" office:value-type="float" office:value="170.5">
            <text:p>170,5</text:p>
          </table:table-cell>
          <table:table-cell table:formula="of:=[.MN5]+0.5" office:value-type="float" office:value="171">
            <text:p>171</text:p>
          </table:table-cell>
          <table:table-cell table:formula="of:=[.MO5]+0.5" office:value-type="float" office:value="171.5">
            <text:p>171,5</text:p>
          </table:table-cell>
          <table:table-cell table:formula="of:=[.MP5]+0.5" office:value-type="float" office:value="172">
            <text:p>172</text:p>
          </table:table-cell>
          <table:table-cell table:formula="of:=[.MQ5]+0.5" office:value-type="float" office:value="172.5">
            <text:p>172,5</text:p>
          </table:table-cell>
          <table:table-cell table:formula="of:=[.MR5]+0.5" office:value-type="float" office:value="173">
            <text:p>173</text:p>
          </table:table-cell>
          <table:table-cell table:formula="of:=[.MS5]+0.5" office:value-type="float" office:value="173.5">
            <text:p>173,5</text:p>
          </table:table-cell>
          <table:table-cell table:formula="of:=[.MT5]+0.5" office:value-type="float" office:value="174">
            <text:p>174</text:p>
          </table:table-cell>
          <table:table-cell table:formula="of:=[.MU5]+0.5" office:value-type="float" office:value="174.5">
            <text:p>174,5</text:p>
          </table:table-cell>
          <table:table-cell table:formula="of:=[.MV5]+0.5" office:value-type="float" office:value="175">
            <text:p>175</text:p>
          </table:table-cell>
          <table:table-cell table:formula="of:=[.MW5]+0.5" office:value-type="float" office:value="175.5">
            <text:p>175,5</text:p>
          </table:table-cell>
          <table:table-cell table:formula="of:=[.MX5]+0.5" office:value-type="float" office:value="176">
            <text:p>176</text:p>
          </table:table-cell>
          <table:table-cell table:formula="of:=[.MY5]+0.5" office:value-type="float" office:value="176.5">
            <text:p>176,5</text:p>
          </table:table-cell>
          <table:table-cell table:formula="of:=[.MZ5]+0.5" office:value-type="float" office:value="177">
            <text:p>177</text:p>
          </table:table-cell>
          <table:table-cell table:formula="of:=[.NA5]+0.5" office:value-type="float" office:value="177.5">
            <text:p>177,5</text:p>
          </table:table-cell>
          <table:table-cell table:formula="of:=[.NB5]+0.5" office:value-type="float" office:value="178">
            <text:p>178</text:p>
          </table:table-cell>
          <table:table-cell table:formula="of:=[.NC5]+0.5" office:value-type="float" office:value="178.5">
            <text:p>178,5</text:p>
          </table:table-cell>
          <table:table-cell table:formula="of:=[.ND5]+0.5" office:value-type="float" office:value="179">
            <text:p>179</text:p>
          </table:table-cell>
          <table:table-cell table:formula="of:=[.NE5]+0.5" office:value-type="float" office:value="179.5">
            <text:p>179,5</text:p>
          </table:table-cell>
          <table:table-cell table:formula="of:=[.NF5]+0.5" office:value-type="float" office:value="180">
            <text:p>180</text:p>
          </table:table-cell>
          <table:table-cell table:formula="of:=[.NG5]+0.5" office:value-type="float" office:value="180.5">
            <text:p>180,5</text:p>
          </table:table-cell>
          <table:table-cell table:formula="of:=[.NH5]+0.5" office:value-type="float" office:value="181">
            <text:p>181</text:p>
          </table:table-cell>
          <table:table-cell table:formula="of:=[.NI5]+0.5" office:value-type="float" office:value="181.5">
            <text:p>181,5</text:p>
          </table:table-cell>
          <table:table-cell table:formula="of:=[.NJ5]+0.5" office:value-type="float" office:value="182">
            <text:p>182</text:p>
          </table:table-cell>
          <table:table-cell table:formula="of:=[.NK5]+0.5" office:value-type="float" office:value="182.5">
            <text:p>182,5</text:p>
          </table:table-cell>
          <table:table-cell table:formula="of:=[.NL5]+0.5" office:value-type="float" office:value="183">
            <text:p>183</text:p>
          </table:table-cell>
          <table:table-cell table:formula="of:=[.NM5]+0.5" office:value-type="float" office:value="183.5">
            <text:p>183,5</text:p>
          </table:table-cell>
          <table:table-cell table:formula="of:=[.NN5]+0.5" office:value-type="float" office:value="184">
            <text:p>184</text:p>
          </table:table-cell>
          <table:table-cell table:formula="of:=[.NO5]+0.5" office:value-type="float" office:value="184.5">
            <text:p>184,5</text:p>
          </table:table-cell>
          <table:table-cell table:formula="of:=[.NP5]+0.5" office:value-type="float" office:value="185">
            <text:p>185</text:p>
          </table:table-cell>
        </table:table-row>
        <table:table-row table:style-name="ro1">
          <table:table-cell table:number-columns-repeated="381"/>
        </table:table-row>
        <table:table-row table:style-name="ro1">
          <table:table-cell table:formula="of:=[.A3]*COS(2*3.14*[.A5]/360)" office:value-type="float" office:value="126.517216220817">
            <text:p>126,5172162208</text:p>
          </table:table-cell>
          <table:table-cell table:formula="of:=[.B3]*COS(2*3.14*[.B5]/360)" office:value-type="float" office:value="126.608898025908">
            <text:p>126,6088980259</text:p>
          </table:table-cell>
          <table:table-cell table:formula="of:=[.C3]*COS(2*3.14*[.C5]/360)" office:value-type="float" office:value="123.698248291176">
            <text:p>123,6982482912</text:p>
          </table:table-cell>
          <table:table-cell table:formula="of:=[.D3]*COS(2*3.14*[.D5]/360)" office:value-type="float" office:value="126.76335944084">
            <text:p>126,7633594408</text:p>
          </table:table-cell>
          <table:table-cell table:formula="of:=[.E3]*COS(2*3.14*[.E5]/360)" office:value-type="float" office:value="125.82749637615">
            <text:p>125,8274963762</text:p>
          </table:table-cell>
          <table:table-cell table:formula="of:=[.F3]*COS(2*3.14*[.F5]/360)" office:value-type="float" office:value="126.879246648228">
            <text:p>126,8792466482</text:p>
          </table:table-cell>
          <table:table-cell table:formula="of:=[.G3]*COS(2*3.14*[.G5]/360)" office:value-type="float" office:value="126.922713445071">
            <text:p>126,9227134451</text:p>
          </table:table-cell>
          <table:table-cell table:formula="of:=[.H3]*COS(2*3.14*[.H5]/360)" office:value-type="float" office:value="126.956524383489">
            <text:p>126,9565243835</text:p>
          </table:table-cell>
          <table:table-cell table:formula="of:=[.I3]*COS(2*3.14*[.I5]/360)" office:value-type="float" office:value="129.98022043987">
            <text:p>129,9802204399</text:p>
          </table:table-cell>
          <table:table-cell table:formula="of:=[.J3]*COS(2*3.14*[.J5]/360)" office:value-type="float" office:value="127.995131092596">
            <text:p>127,9951310926</text:p>
          </table:table-cell>
          <table:table-cell table:formula="of:=[.K3]*COS(2*3.14*[.K5]/360)" office:value-type="float" office:value="126">
            <text:p>126</text:p>
          </table:table-cell>
          <table:table-cell table:formula="of:=[.L3]*COS(2*3.14*[.L5]/360)" office:value-type="float" office:value="130.995016977579">
            <text:p>130,9950169776</text:p>
          </table:table-cell>
          <table:table-cell table:formula="of:=[.M3]*COS(2*3.14*[.M5]/360)" office:value-type="float" office:value="129.98022043987">
            <text:p>129,9802204399</text:p>
          </table:table-cell>
          <table:table-cell table:formula="of:=[.N3]*COS(2*3.14*[.N5]/360)" office:value-type="float" office:value="126.956524383489">
            <text:p>126,9565243835</text:p>
          </table:table-cell>
          <table:table-cell table:formula="of:=[.O3]*COS(2*3.14*[.O5]/360)" office:value-type="float" office:value="127.92210488952">
            <text:p>127,9221048895</text:p>
          </table:table-cell>
          <table:table-cell table:formula="of:=[.P3]*COS(2*3.14*[.P5]/360)" office:value-type="float" office:value="129.876394206848">
            <text:p>129,8763942068</text:p>
          </table:table-cell>
          <table:table-cell table:formula="of:=[.Q3]*COS(2*3.14*[.Q5]/360)" office:value-type="float" office:value="131.819281917871">
            <text:p>131,8192819179</text:p>
          </table:table-cell>
          <table:table-cell table:formula="of:=[.R3]*COS(2*3.14*[.R5]/360)" office:value-type="float" office:value="127.76149612935">
            <text:p>127,7614961294</text:p>
          </table:table-cell>
          <table:table-cell table:formula="of:=[.S3]*COS(2*3.14*[.S5]/360)" office:value-type="float" office:value="132.676346957471">
            <text:p>132,6763469575</text:p>
          </table:table-cell>
          <table:table-cell table:formula="of:=[.T3]*COS(2*3.14*[.T5]/360)" office:value-type="float" office:value="129.599659396599">
            <text:p>129,5996593966</text:p>
          </table:table-cell>
          <table:table-cell table:formula="of:=[.U3]*COS(2*3.14*[.U5]/360)" office:value-type="float" office:value="131.498208985417">
            <text:p>131,4982089854</text:p>
          </table:table-cell>
          <table:table-cell table:formula="of:=[.V3]*COS(2*3.14*[.V5]/360)" office:value-type="float" office:value="129.402111990582">
            <text:p>129,4021119906</text:p>
          </table:table-cell>
          <table:table-cell table:formula="of:=[.W3]*COS(2*3.14*[.W5]/360)" office:value-type="float" office:value="131.277622505199">
            <text:p>131,2776225052</text:p>
          </table:table-cell>
          <table:table-cell table:formula="of:=[.X3]*COS(2*3.14*[.X5]/360)" office:value-type="float" office:value="135.126657589973">
            <text:p>135,12665759</text:p>
          </table:table-cell>
          <table:table-cell table:formula="of:=[.Y3]*COS(2*3.14*[.Y5]/360)" office:value-type="float" office:value="132.009641820914">
            <text:p>132,0096418209</text:p>
          </table:table-cell>
          <table:table-cell table:formula="of:=[.Z3]*COS(2*3.14*[.Z5]/360)" office:value-type="float" office:value="135.829132374644">
            <text:p>135,8291323746</text:p>
          </table:table-cell>
          <table:table-cell table:formula="of:=[.AA3]*COS(2*3.14*[.AA5]/360)" office:value-type="float" office:value="125.765295531841">
            <text:p>125,7652955318</text:p>
          </table:table-cell>
          <table:table-cell table:formula="of:=[.AB3]*COS(2*3.14*[.AB5]/360)" office:value-type="float" office:value="133.51864190983">
            <text:p>133,5186419098</text:p>
          </table:table-cell>
          <table:table-cell table:formula="of:=[.AC3]*COS(2*3.14*[.AC5]/360)" office:value-type="float" office:value="133.339607292478">
            <text:p>133,3396072925</text:p>
          </table:table-cell>
          <table:table-cell table:formula="of:=[.AD3]*COS(2*3.14*[.AD5]/360)" office:value-type="float" office:value="133.150428640733">
            <text:p>133,1504286407</text:p>
          </table:table-cell>
          <table:table-cell table:formula="of:=[.AE3]*COS(2*3.14*[.AE5]/360)" office:value-type="float" office:value="129.011827891962">
            <text:p>129,011827892</text:p>
          </table:table-cell>
          <table:table-cell table:formula="of:=[.AF3]*COS(2*3.14*[.AF5]/360)" office:value-type="float" office:value="131.758425739152">
            <text:p>131,7584257392</text:p>
          </table:table-cell>
          <table:table-cell table:formula="of:=[.AG3]*COS(2*3.14*[.AG5]/360)" office:value-type="float" office:value="132.522176251967">
            <text:p>132,522176252</text:p>
          </table:table-cell>
          <table:table-cell table:formula="of:=[.AH3]*COS(2*3.14*[.AH5]/360)" office:value-type="float" office:value="134.252463055567">
            <text:p>134,2524630556</text:p>
          </table:table-cell>
          <table:table-cell table:formula="of:=[.AI3]*COS(2*3.14*[.AI5]/360)" office:value-type="float" office:value="132.05290553643">
            <text:p>132,0529055364</text:p>
          </table:table-cell>
          <table:table-cell table:formula="of:=[.AJ3]*COS(2*3.14*[.AJ5]/360)" office:value-type="float" office:value="133.755831721658">
            <text:p>133,7558317217</text:p>
          </table:table-cell>
          <table:table-cell table:formula="of:=[.AK3]*COS(2*3.14*[.AK5]/360)" office:value-type="float" office:value="136.41543066623">
            <text:p>136,4154306662</text:p>
          </table:table-cell>
          <table:table-cell table:formula="of:=[.AL3]*COS(2*3.14*[.AL5]/360)" office:value-type="float" office:value="128.356509373019">
            <text:p>128,356509373</text:p>
          </table:table-cell>
          <table:table-cell table:formula="of:=[.AM3]*COS(2*3.14*[.AM5]/360)" office:value-type="float" office:value="130.993967668902">
            <text:p>130,9939676689</text:p>
          </table:table-cell>
          <table:table-cell table:formula="of:=[.AN3]*COS(2*3.14*[.AN5]/360)" office:value-type="float" office:value="127.79972771771">
            <text:p>127,7997277177</text:p>
          </table:table-cell>
          <table:table-cell table:formula="of:=[.AO3]*COS(2*3.14*[.AO5]/360)" office:value-type="float" office:value="134.268463426837">
            <text:p>134,2684634268</text:p>
          </table:table-cell>
          <table:table-cell table:formula="of:=[.AP3]*COS(2*3.14*[.AP5]/360)" office:value-type="float" office:value="129.131390676229">
            <text:p>129,1313906762</text:p>
          </table:table-cell>
          <table:table-cell table:formula="of:=[.AQ3]*COS(2*3.14*[.AQ5]/360)" office:value-type="float" office:value="131.698197005263">
            <text:p>131,6981970053</text:p>
          </table:table-cell>
          <table:table-cell table:formula="of:=[.AR3]*COS(2*3.14*[.AR5]/360)" office:value-type="float" office:value="131.363982889151">
            <text:p>131,3639828892</text:p>
          </table:table-cell>
          <table:table-cell table:formula="of:=[.AS3]*COS(2*3.14*[.AS5]/360)" office:value-type="float" office:value="133.888821206293">
            <text:p>133,8888212063</text:p>
          </table:table-cell>
          <table:table-cell table:formula="of:=[.AT3]*COS(2*3.14*[.AT5]/360)" office:value-type="float" office:value="137.341944143749">
            <text:p>137,3419441437</text:p>
          </table:table-cell>
          <table:table-cell table:formula="of:=[.AU3]*COS(2*3.14*[.AU5]/360)" office:value-type="float" office:value="135.05701223084">
            <text:p>135,0570122308</text:p>
          </table:table-cell>
          <table:table-cell table:formula="of:=[.AV3]*COS(2*3.14*[.AV5]/360)" office:value-type="float" office:value="135.617708212981">
            <text:p>135,617708213</text:p>
          </table:table-cell>
          <table:table-cell table:formula="of:=[.AW3]*COS(2*3.14*[.AW5]/360)" office:value-type="float" office:value="144.672714076627">
            <text:p>144,6727140766</text:p>
          </table:table-cell>
          <table:table-cell table:formula="of:=[.AX3]*COS(2*3.14*[.AX5]/360)" office:value-type="float" office:value="150.831851400442">
            <text:p>150,8318514004</text:p>
          </table:table-cell>
          <table:table-cell table:formula="of:=[.AY3]*COS(2*3.14*[.AY5]/360)" office:value-type="float" office:value="151.300254006183">
            <text:p>151,3002540062</text:p>
          </table:table-cell>
          <table:table-cell table:formula="of:=[.AZ3]*COS(2*3.14*[.AZ5]/360)" office:value-type="float" office:value="147.067504334348">
            <text:p>147,0675043343</text:p>
          </table:table-cell>
          <table:table-cell table:formula="of:=[.BA3]*COS(2*3.14*[.BA5]/360)" office:value-type="float" office:value="146.582578777208">
            <text:p>146,5825787772</text:p>
          </table:table-cell>
          <table:table-cell table:formula="of:=[.BB3]*COS(2*3.14*[.BB5]/360)" office:value-type="float" office:value="144.22552716039">
            <text:p>144,2255271604</text:p>
          </table:table-cell>
          <table:table-cell table:formula="of:=[.BC3]*COS(2*3.14*[.BC5]/360)" office:value-type="float" office:value="1135.8895273781">
            <text:p>1135,8895273781</text:p>
          </table:table-cell>
          <table:table-cell table:formula="of:=[.BD3]*COS(2*3.14*[.BD5]/360)" office:value-type="float" office:value="1131.84573185108">
            <text:p>1131,8457318511</text:p>
          </table:table-cell>
          <table:table-cell table:formula="of:=[.BE3]*COS(2*3.14*[.BE5]/360)" office:value-type="float" office:value="1118.50998575641">
            <text:p>1118,5099857564</text:p>
          </table:table-cell>
          <table:table-cell table:formula="of:=[.BF3]*COS(2*3.14*[.BF5]/360)" office:value-type="float" office:value="1118.91441896402">
            <text:p>1118,914418964</text:p>
          </table:table-cell>
          <table:table-cell table:formula="of:=[.BG3]*COS(2*3.14*[.BG5]/360)" office:value-type="float" office:value="1115.5444389365">
            <text:p>1115,5444389365</text:p>
          </table:table-cell>
          <table:table-cell table:formula="of:=[.BH3]*COS(2*3.14*[.BH5]/360)" office:value-type="float" office:value="1104.80209100671">
            <text:p>1104,8020910067</text:p>
          </table:table-cell>
          <table:table-cell table:formula="of:=[.BI3]*COS(2*3.14*[.BI5]/360)" office:value-type="float" office:value="1103.09031981409">
            <text:p>1103,0903198141</text:p>
          </table:table-cell>
          <table:table-cell table:formula="of:=[.BJ3]*COS(2*3.14*[.BJ5]/360)" office:value-type="float" office:value="1064.26254469488">
            <text:p>1064,2625446949</text:p>
          </table:table-cell>
          <table:table-cell table:formula="of:=[.BK3]*COS(2*3.14*[.BK5]/360)" office:value-type="float" office:value="1039.12246946676">
            <text:p>1039,1224694668</text:p>
          </table:table-cell>
          <table:table-cell table:formula="of:=[.BL3]*COS(2*3.14*[.BL5]/360)" office:value-type="float" office:value="1033.76999739846">
            <text:p>1033,7699973985</text:p>
          </table:table-cell>
          <table:table-cell table:formula="of:=[.BM3]*COS(2*3.14*[.BM5]/360)" office:value-type="float" office:value="1010.5243603323">
            <text:p>1010,5243603323</text:p>
          </table:table-cell>
          <table:table-cell table:formula="of:=[.BN3]*COS(2*3.14*[.BN5]/360)" office:value-type="float" office:value="993.577939816401">
            <text:p>993,5779398164</text:p>
          </table:table-cell>
          <table:table-cell table:formula="of:=[.BO3]*COS(2*3.14*[.BO5]/360)" office:value-type="float" office:value="973.136390818849">
            <text:p>973,1363908188</text:p>
          </table:table-cell>
          <table:table-cell table:formula="of:=[.BP3]*COS(2*3.14*[.BP5]/360)" office:value-type="float" office:value="956.283901988349">
            <text:p>956,2839019884</text:p>
          </table:table-cell>
          <table:table-cell table:formula="of:=[.BQ3]*COS(2*3.14*[.BQ5]/360)" office:value-type="float" office:value="938.60039534726">
            <text:p>938,6003953473</text:p>
          </table:table-cell>
          <table:table-cell table:formula="of:=[.BR3]*COS(2*3.14*[.BR5]/360)" office:value-type="float" office:value="918.360828694031">
            <text:p>918,360828694</text:p>
          </table:table-cell>
          <table:table-cell table:formula="of:=[.BS3]*COS(2*3.14*[.BS5]/360)" office:value-type="float" office:value="905.135208653709">
            <text:p>905,1352086537</text:p>
          </table:table-cell>
          <table:table-cell table:formula="of:=[.BT3]*COS(2*3.14*[.BT5]/360)" office:value-type="float" office:value="887.619079463057">
            <text:p>887,6190794631</text:p>
          </table:table-cell>
          <table:table-cell table:formula="of:=[.BU3]*COS(2*3.14*[.BU5]/360)" office:value-type="float" office:value="872.740092116332">
            <text:p>872,7400921163</text:p>
          </table:table-cell>
          <table:table-cell table:formula="of:=[.BV3]*COS(2*3.14*[.BV5]/360)" office:value-type="float" office:value="857.902473652104">
            <text:p>857,9024736521</text:p>
          </table:table-cell>
          <table:table-cell table:formula="of:=[.BW3]*COS(2*3.14*[.BW5]/360)" office:value-type="float" office:value="840.564319738632">
            <text:p>840,5643197386</text:p>
          </table:table-cell>
          <table:table-cell table:formula="of:=[.BX3]*COS(2*3.14*[.BX5]/360)" office:value-type="float" office:value="828.362091607175">
            <text:p>828,3620916072</text:p>
          </table:table-cell>
          <table:table-cell table:formula="of:=[.BY3]*COS(2*3.14*[.BY5]/360)" office:value-type="float" office:value="812.825843090787">
            <text:p>812,8258430908</text:p>
          </table:table-cell>
          <table:table-cell table:formula="of:=[.BZ3]*COS(2*3.14*[.BZ5]/360)" office:value-type="float" office:value="799.853360566387">
            <text:p>799,8533605664</text:p>
          </table:table-cell>
          <table:table-cell table:formula="of:=[.CA3]*COS(2*3.14*[.CA5]/360)" office:value-type="float" office:value="784.428648574904">
            <text:p>784,4286485749</text:p>
          </table:table-cell>
          <table:table-cell table:formula="of:=[.CB3]*COS(2*3.14*[.CB5]/360)" office:value-type="float" office:value="774.016808513132">
            <text:p>774,0168085131</text:p>
          </table:table-cell>
          <table:table-cell table:formula="of:=[.CC3]*COS(2*3.14*[.CC5]/360)" office:value-type="float" office:value="759.518568560784">
            <text:p>759,5185685608</text:p>
          </table:table-cell>
          <table:table-cell table:formula="of:=[.CD3]*COS(2*3.14*[.CD5]/360)" office:value-type="float" office:value="746.711156757225">
            <text:p>746,7111567572</text:p>
          </table:table-cell>
          <table:table-cell table:formula="of:=[.CE3]*COS(2*3.14*[.CE5]/360)" office:value-type="float" office:value="734.757396337133">
            <text:p>734,7573963371</text:p>
          </table:table-cell>
          <table:table-cell table:formula="of:=[.CF3]*COS(2*3.14*[.CF5]/360)" office:value-type="float" office:value="722.035929747476">
            <text:p>722,0359297475</text:p>
          </table:table-cell>
          <table:table-cell table:formula="of:=[.CG3]*COS(2*3.14*[.CG5]/360)" office:value-type="float" office:value="712.5585799403">
            <text:p>712,5585799403</text:p>
          </table:table-cell>
          <table:table-cell table:formula="of:=[.CH3]*COS(2*3.14*[.CH5]/360)" office:value-type="float" office:value="697.53509585063">
            <text:p>697,5350958506</text:p>
          </table:table-cell>
          <table:table-cell table:formula="of:=[.CI3]*COS(2*3.14*[.CI5]/360)" office:value-type="float" office:value="687.325843984403">
            <text:p>687,3258439844</text:p>
          </table:table-cell>
          <table:table-cell table:formula="of:=[.CJ3]*COS(2*3.14*[.CJ5]/360)" office:value-type="float" office:value="677.139448447499">
            <text:p>677,1394484475</text:p>
          </table:table-cell>
          <table:table-cell table:formula="of:=[.CK3]*COS(2*3.14*[.CK5]/360)" office:value-type="float" office:value="664.645431588813">
            <text:p>664,6454315888</text:p>
          </table:table-cell>
          <table:table-cell table:formula="of:=[.CL3]*COS(2*3.14*[.CL5]/360)" office:value-type="float" office:value="656.841665049889">
            <text:p>656,8416650499</text:p>
          </table:table-cell>
          <table:table-cell table:formula="of:=[.CM3]*COS(2*3.14*[.CM5]/360)" office:value-type="float" office:value="644.434661565839">
            <text:p>644,4346615658</text:p>
          </table:table-cell>
          <table:table-cell table:formula="of:=[.CN3]*COS(2*3.14*[.CN5]/360)" office:value-type="float" office:value="634.372629570915">
            <text:p>634,3726295709</text:p>
          </table:table-cell>
          <table:table-cell table:formula="of:=[.CO3]*COS(2*3.14*[.CO5]/360)" office:value-type="float" office:value="622.076764562788">
            <text:p>622,0767645628</text:p>
          </table:table-cell>
          <table:table-cell table:formula="of:=[.CP3]*COS(2*3.14*[.CP5]/360)" office:value-type="float" office:value="610.597169636193">
            <text:p>610,5971696362</text:p>
          </table:table-cell>
          <table:table-cell table:formula="of:=[.CQ3]*COS(2*3.14*[.CQ5]/360)" office:value-type="float" office:value="602.148683093916">
            <text:p>602,1486830939</text:p>
          </table:table-cell>
          <table:table-cell table:formula="of:=[.CR3]*COS(2*3.14*[.CR5]/360)" office:value-type="float" office:value="594.450256642659">
            <text:p>594,4502566427</text:p>
          </table:table-cell>
          <table:table-cell table:formula="of:=[.CS3]*COS(2*3.14*[.CS5]/360)" office:value-type="float" office:value="583.095661993749">
            <text:p>583,0956619937</text:p>
          </table:table-cell>
          <table:table-cell table:formula="of:=[.CT3]*COS(2*3.14*[.CT5]/360)" office:value-type="float" office:value="571.078096796341">
            <text:p>571,0780967963</text:p>
          </table:table-cell>
          <table:table-cell table:formula="of:=[.CU3]*COS(2*3.14*[.CU5]/360)" office:value-type="float" office:value="564.893996767589">
            <text:p>564,8939967676</text:p>
          </table:table-cell>
          <table:table-cell table:formula="of:=[.CV3]*COS(2*3.14*[.CV5]/360)" office:value-type="float" office:value="553.696462673126">
            <text:p>553,6964626731</text:p>
          </table:table-cell>
          <table:table-cell table:formula="of:=[.CW3]*COS(2*3.14*[.CW5]/360)" office:value-type="float" office:value="546.103743797078">
            <text:p>546,1037437971</text:p>
          </table:table-cell>
          <table:table-cell table:formula="of:=[.CX3]*COS(2*3.14*[.CX5]/360)" office:value-type="float" office:value="535.714013814671">
            <text:p>535,7140138147</text:p>
          </table:table-cell>
          <table:table-cell table:formula="of:=[.CY3]*COS(2*3.14*[.CY5]/360)" office:value-type="float" office:value="528.162830273114">
            <text:p>528,1628302731</text:p>
          </table:table-cell>
          <table:table-cell table:formula="of:=[.CZ3]*COS(2*3.14*[.CZ5]/360)" office:value-type="float" office:value="518.555680535146">
            <text:p>518,5556805351</text:p>
          </table:table-cell>
          <table:table-cell table:formula="of:=[.DA3]*COS(2*3.14*[.DA5]/360)" office:value-type="float" office:value="511.044528684795">
            <text:p>511,0445286848</text:p>
          </table:table-cell>
          <table:table-cell table:formula="of:=[.DB3]*COS(2*3.14*[.DB5]/360)" office:value-type="float" office:value="505.573210099588">
            <text:p>505,5732100996</text:p>
          </table:table-cell>
          <table:table-cell table:formula="of:=[.DC3]*COS(2*3.14*[.DC5]/360)" office:value-type="float" office:value="494.720716138008">
            <text:p>494,720716138</text:p>
          </table:table-cell>
          <table:table-cell table:formula="of:=[.DD3]*COS(2*3.14*[.DD5]/360)" office:value-type="float" office:value="487.924861425813">
            <text:p>487,9248614258</text:p>
          </table:table-cell>
          <table:table-cell table:formula="of:=[.DE3]*COS(2*3.14*[.DE5]/360)" office:value-type="float" office:value="479.16190845102">
            <text:p>479,161908451</text:p>
          </table:table-cell>
          <table:table-cell table:formula="of:=[.DF3]*COS(2*3.14*[.DF5]/360)" office:value-type="float" office:value="470.441464586157">
            <text:p>470,4414645862</text:p>
          </table:table-cell>
          <table:table-cell table:formula="of:=[.DG3]*COS(2*3.14*[.DG5]/360)" office:value-type="float" office:value="465.62354815315">
            <text:p>465,6235481532</text:p>
          </table:table-cell>
          <table:table-cell table:formula="of:=[.DH3]*COS(2*3.14*[.DH5]/360)" office:value-type="float" office:value="468.407283908432">
            <text:p>468,4072839084</text:p>
          </table:table-cell>
          <table:table-cell table:formula="of:=[.DI3]*COS(2*3.14*[.DI5]/360)" office:value-type="float" office:value="466.586222498399">
            <text:p>466,5862224984</text:p>
          </table:table-cell>
          <table:table-cell table:formula="of:=[.DJ3]*COS(2*3.14*[.DJ5]/360)" office:value-type="float" office:value="460.924678870345">
            <text:p>460,9246788703</text:p>
          </table:table-cell>
          <table:table-cell table:formula="of:=[.DK3]*COS(2*3.14*[.DK5]/360)" office:value-type="float" office:value="454.009668717836">
            <text:p>454,0096687178</text:p>
          </table:table-cell>
          <table:table-cell table:formula="of:=[.DL3]*COS(2*3.14*[.DL5]/360)" office:value-type="float" office:value="443.446563526273">
            <text:p>443,4465635263</text:p>
          </table:table-cell>
          <table:table-cell table:formula="of:=[.DM3]*COS(2*3.14*[.DM5]/360)" office:value-type="float" office:value="434.780801304788">
            <text:p>434,7808013048</text:p>
          </table:table-cell>
          <table:table-cell table:formula="of:=[.DN3]*COS(2*3.14*[.DN5]/360)" office:value-type="float" office:value="430.331945017378">
            <text:p>430,3319450174</text:p>
          </table:table-cell>
          <table:table-cell table:formula="of:=[.DO3]*COS(2*3.14*[.DO5]/360)" office:value-type="float" office:value="422.307302377927">
            <text:p>422,3073023779</text:p>
          </table:table-cell>
          <table:table-cell table:formula="of:=[.DP3]*COS(2*3.14*[.DP5]/360)" office:value-type="float" office:value="414.902166334781">
            <text:p>414,9021663348</text:p>
          </table:table-cell>
          <table:table-cell table:formula="of:=[.DQ3]*COS(2*3.14*[.DQ5]/360)" office:value-type="float" office:value="406.374302810556">
            <text:p>406,3743028106</text:p>
          </table:table-cell>
          <table:table-cell table:formula="of:=[.DR3]*COS(2*3.14*[.DR5]/360)" office:value-type="float" office:value="398.468042151763">
            <text:p>398,4680421518</text:p>
          </table:table-cell>
          <table:table-cell table:formula="of:=[.DS3]*COS(2*3.14*[.DS5]/360)" office:value-type="float" office:value="392.841738771326">
            <text:p>392,8417387713</text:p>
          </table:table-cell>
          <table:table-cell table:formula="of:=[.DT3]*COS(2*3.14*[.DT5]/360)" office:value-type="float" office:value="386.647652588298">
            <text:p>386,6476525883</text:p>
          </table:table-cell>
          <table:table-cell table:formula="of:=[.DU3]*COS(2*3.14*[.DU5]/360)" office:value-type="float" office:value="376.637801299311">
            <text:p>376,6378012993</text:p>
          </table:table-cell>
          <table:table-cell table:formula="of:=[.DV3]*COS(2*3.14*[.DV5]/360)" office:value-type="float" office:value="371.032752135945">
            <text:p>371,0327521359</text:p>
          </table:table-cell>
          <table:table-cell table:formula="of:=[.DW3]*COS(2*3.14*[.DW5]/360)" office:value-type="float" office:value="364.883829168675">
            <text:p>364,8838291687</text:p>
          </table:table-cell>
          <table:table-cell table:formula="of:=[.DX3]*COS(2*3.14*[.DX5]/360)" office:value-type="float" office:value="357.690844976976">
            <text:p>357,690844977</text:p>
          </table:table-cell>
          <table:table-cell table:formula="of:=[.DY3]*COS(2*3.14*[.DY5]/360)" office:value-type="float" office:value="350.530124556266">
            <text:p>350,5301245563</text:p>
          </table:table-cell>
          <table:table-cell table:formula="of:=[.DZ3]*COS(2*3.14*[.DZ5]/360)" office:value-type="float" office:value="343.40252867016">
            <text:p>343,4025286702</text:p>
          </table:table-cell>
          <table:table-cell table:formula="of:=[.EA3]*COS(2*3.14*[.EA5]/360)" office:value-type="float" office:value="336.809370702523">
            <text:p>336,8093707025</text:p>
          </table:table-cell>
          <table:table-cell table:formula="of:=[.EB3]*COS(2*3.14*[.EB5]/360)" office:value-type="float" office:value="330.235896920564">
            <text:p>330,2358969206</text:p>
          </table:table-cell>
          <table:table-cell table:formula="of:=[.EC3]*COS(2*3.14*[.EC5]/360)" office:value-type="float" office:value="322.712270903669">
            <text:p>322,7122709037</text:p>
          </table:table-cell>
          <table:table-cell table:formula="of:=[.ED3]*COS(2*3.14*[.ED5]/360)" office:value-type="float" office:value="318.1061779049">
            <text:p>318,1061779049</text:p>
          </table:table-cell>
          <table:table-cell table:formula="of:=[.EE3]*COS(2*3.14*[.EE5]/360)" office:value-type="float" office:value="312.050691114201">
            <text:p>312,0506911142</text:p>
          </table:table-cell>
          <table:table-cell table:formula="of:=[.EF3]*COS(2*3.14*[.EF5]/360)" office:value-type="float" office:value="304.615543032111">
            <text:p>304,6155430321</text:p>
          </table:table-cell>
          <table:table-cell table:formula="of:=[.EG3]*COS(2*3.14*[.EG5]/360)" office:value-type="float" office:value="299.052513010103">
            <text:p>299,0525130101</text:p>
          </table:table-cell>
          <table:table-cell table:formula="of:=[.EH3]*COS(2*3.14*[.EH5]/360)" office:value-type="float" office:value="293.928971130085">
            <text:p>293,9289711301</text:p>
          </table:table-cell>
          <table:table-cell table:formula="of:=[.EI3]*COS(2*3.14*[.EI5]/360)" office:value-type="float" office:value="287.027547939438">
            <text:p>287,0275479394</text:p>
          </table:table-cell>
          <table:table-cell table:formula="of:=[.EJ3]*COS(2*3.14*[.EJ5]/360)" office:value-type="float" office:value="279.735960238114">
            <text:p>279,7359602381</text:p>
          </table:table-cell>
          <table:table-cell table:formula="of:=[.EK3]*COS(2*3.14*[.EK5]/360)" office:value-type="float" office:value="275.04063079977">
            <text:p>275,0406307998</text:p>
          </table:table-cell>
          <table:table-cell table:formula="of:=[.EL3]*COS(2*3.14*[.EL5]/360)" office:value-type="float" office:value="269.062909970835">
            <text:p>269,0629099708</text:p>
          </table:table-cell>
          <table:table-cell table:formula="of:=[.EM3]*COS(2*3.14*[.EM5]/360)" office:value-type="float" office:value="263.09645847437">
            <text:p>263,0964584744</text:p>
          </table:table-cell>
          <table:table-cell table:formula="of:=[.EN3]*COS(2*3.14*[.EN5]/360)" office:value-type="float" office:value="255.145412386471">
            <text:p>255,1454123865</text:p>
          </table:table-cell>
          <table:table-cell table:formula="of:=[.EO3]*COS(2*3.14*[.EO5]/360)" office:value-type="float" office:value="250.808399608969">
            <text:p>250,808399609</text:p>
          </table:table-cell>
          <table:table-cell table:formula="of:=[.EP3]*COS(2*3.14*[.EP5]/360)" office:value-type="float" office:value="244.120788384594">
            <text:p>244,1207883846</text:p>
          </table:table-cell>
          <table:table-cell table:formula="of:=[.EQ3]*COS(2*3.14*[.EQ5]/360)" office:value-type="float" office:value="239.354876662888">
            <text:p>239,3548766629</text:p>
          </table:table-cell>
          <table:table-cell table:formula="of:=[.ER3]*COS(2*3.14*[.ER5]/360)" office:value-type="float" office:value="232.352195075119">
            <text:p>232,3521950751</text:p>
          </table:table-cell>
          <table:table-cell table:formula="of:=[.ES3]*COS(2*3.14*[.ES5]/360)" office:value-type="float" office:value="227.207658821601">
            <text:p>227,2076588216</text:p>
          </table:table-cell>
          <table:table-cell table:formula="of:=[.ET3]*COS(2*3.14*[.ET5]/360)" office:value-type="float" office:value="222.045837364142">
            <text:p>222,0458373641</text:p>
          </table:table-cell>
          <table:table-cell table:formula="of:=[.EU3]*COS(2*3.14*[.EU5]/360)" office:value-type="float" office:value="215.839317124949">
            <text:p>215,8393171249</text:p>
          </table:table-cell>
          <table:table-cell table:formula="of:=[.EV3]*COS(2*3.14*[.EV5]/360)" office:value-type="float" office:value="211.00312129155">
            <text:p>211,0031212916</text:p>
          </table:table-cell>
          <table:table-cell table:formula="of:=[.EW3]*COS(2*3.14*[.EW5]/360)" office:value-type="float" office:value="205.155946795768">
            <text:p>205,1559467958</text:p>
          </table:table-cell>
          <table:table-cell table:formula="of:=[.EX3]*COS(2*3.14*[.EX5]/360)" office:value-type="float" office:value="199.326145249187">
            <text:p>199,3261452492</text:p>
          </table:table-cell>
          <table:table-cell table:formula="of:=[.EY3]*COS(2*3.14*[.EY5]/360)" office:value-type="float" office:value="193.204635347583">
            <text:p>193,2046353476</text:p>
          </table:table-cell>
          <table:table-cell table:formula="of:=[.EZ3]*COS(2*3.14*[.EZ5]/360)" office:value-type="float" office:value="188.022140692744">
            <text:p>188,0221406927</text:p>
          </table:table-cell>
          <table:table-cell table:formula="of:=[.FA3]*COS(2*3.14*[.FA5]/360)" office:value-type="float" office:value="182.532352607988">
            <text:p>182,532352608</text:p>
          </table:table-cell>
          <table:table-cell table:formula="of:=[.FB3]*COS(2*3.14*[.FB5]/360)" office:value-type="float" office:value="176.760717926862">
            <text:p>176,7607179269</text:p>
          </table:table-cell>
          <table:table-cell table:formula="of:=[.FC3]*COS(2*3.14*[.FC5]/360)" office:value-type="float" office:value="170.180281087159">
            <text:p>170,1802810872</text:p>
          </table:table-cell>
          <table:table-cell table:formula="of:=[.FD3]*COS(2*3.14*[.FD5]/360)" office:value-type="float" office:value="165.010091683184">
            <text:p>165,0100916832</text:p>
          </table:table-cell>
          <table:table-cell table:formula="of:=[.FE3]*COS(2*3.14*[.FE5]/360)" office:value-type="float" office:value="159.048968913823">
            <text:p>159,0489689138</text:p>
          </table:table-cell>
          <table:table-cell table:formula="of:=[.FF3]*COS(2*3.14*[.FF5]/360)" office:value-type="float" office:value="154.883473601683">
            <text:p>154,8834736017</text:p>
          </table:table-cell>
          <table:table-cell table:formula="of:=[.FG3]*COS(2*3.14*[.FG5]/360)" office:value-type="float" office:value="148.698058062344">
            <text:p>148,6980580623</text:p>
          </table:table-cell>
          <table:table-cell table:formula="of:=[.FH3]*COS(2*3.14*[.FH5]/360)" office:value-type="float" office:value="144.20774732451">
            <text:p>144,2077473245</text:p>
          </table:table-cell>
          <table:table-cell table:formula="of:=[.FI3]*COS(2*3.14*[.FI5]/360)" office:value-type="float" office:value="137.399438885534">
            <text:p>137,3994388855</text:p>
          </table:table-cell>
          <table:table-cell table:formula="of:=[.FJ3]*COS(2*3.14*[.FJ5]/360)" office:value-type="float" office:value="133.087838092713">
            <text:p>133,0878380927</text:p>
          </table:table-cell>
          <table:table-cell table:formula="of:=[.FK3]*COS(2*3.14*[.FK5]/360)" office:value-type="float" office:value="126.820719502022">
            <text:p>126,820719502</text:p>
          </table:table-cell>
          <table:table-cell table:formula="of:=[.FL3]*COS(2*3.14*[.FL5]/360)" office:value-type="float" office:value="122.229643533575">
            <text:p>122,2296435336</text:p>
          </table:table-cell>
          <table:table-cell table:formula="of:=[.FM3]*COS(2*3.14*[.FM5]/360)" office:value-type="float" office:value="116.429023298423">
            <text:p>116,4290232984</text:p>
          </table:table-cell>
          <table:table-cell table:formula="of:=[.FN3]*COS(2*3.14*[.FN5]/360)" office:value-type="float" office:value="110.670909708742">
            <text:p>110,6709097087</text:p>
          </table:table-cell>
          <table:table-cell table:formula="of:=[.FO3]*COS(2*3.14*[.FO5]/360)" office:value-type="float" office:value="105.478861956207">
            <text:p>105,4788619562</text:p>
          </table:table-cell>
          <table:table-cell table:formula="of:=[.FP3]*COS(2*3.14*[.FP5]/360)" office:value-type="float" office:value="100.610289853549">
            <text:p>100,6102898536</text:p>
          </table:table-cell>
          <table:table-cell table:formula="of:=[.FQ3]*COS(2*3.14*[.FQ5]/360)" office:value-type="float" office:value="95.2282309062751">
            <text:p>95,2282309063</text:p>
          </table:table-cell>
          <table:table-cell table:formula="of:=[.FR3]*COS(2*3.14*[.FR5]/360)" office:value-type="float" office:value="90.1531999471105">
            <text:p>90,1531999471</text:p>
          </table:table-cell>
          <table:table-cell table:formula="of:=[.FS3]*COS(2*3.14*[.FS5]/360)" office:value-type="float" office:value="84.634385045681">
            <text:p>84,6343850457</text:p>
          </table:table-cell>
          <table:table-cell table:formula="of:=[.FT3]*COS(2*3.14*[.FT5]/360)" office:value-type="float" office:value="77.4374284015359">
            <text:p>77,4374284015</text:p>
          </table:table-cell>
          <table:table-cell table:formula="of:=[.FU3]*COS(2*3.14*[.FU5]/360)" office:value-type="float" office:value="71.4747661710621">
            <text:p>71,4747661711</text:p>
          </table:table-cell>
          <table:table-cell table:formula="of:=[.FV3]*COS(2*3.14*[.FV5]/360)" office:value-type="float" office:value="66.0836037846172">
            <text:p>66,0836037846</text:p>
          </table:table-cell>
          <table:table-cell table:formula="of:=[.FW3]*COS(2*3.14*[.FW5]/360)" office:value-type="float" office:value="61.1604762583726">
            <text:p>61,1604762584</text:p>
          </table:table-cell>
          <table:table-cell table:formula="of:=[.FX3]*COS(2*3.14*[.FX5]/360)" office:value-type="float" office:value="55.9255787064489">
            <text:p>55,9255787064</text:p>
          </table:table-cell>
          <table:table-cell table:formula="of:=[.FY3]*COS(2*3.14*[.FY5]/360)" office:value-type="float" office:value="51.3364864371849">
            <text:p>51,3364864372</text:p>
          </table:table-cell>
          <table:table-cell table:formula="of:=[.FZ3]*COS(2*3.14*[.FZ5]/360)" office:value-type="float" office:value="45.9436859224397">
            <text:p>45,9436859224</text:p>
          </table:table-cell>
          <table:table-cell table:formula="of:=[.GA3]*COS(2*3.14*[.GA5]/360)" office:value-type="float" office:value="40.8990099348036">
            <text:p>40,8990099348</text:p>
          </table:table-cell>
          <table:table-cell table:formula="of:=[.GB3]*COS(2*3.14*[.GB5]/360)" office:value-type="float" office:value="35.9130349389133">
            <text:p>35,9130349389</text:p>
          </table:table-cell>
          <table:table-cell table:formula="of:=[.GC3]*COS(2*3.14*[.GC5]/360)" office:value-type="float" office:value="30.6944982594442">
            <text:p>30,6944982594</text:p>
          </table:table-cell>
          <table:table-cell table:formula="of:=[.GD3]*COS(2*3.14*[.GD5]/360)" office:value-type="float" office:value="25.7922423340424">
            <text:p>25,792242334</text:p>
          </table:table-cell>
          <table:table-cell table:formula="of:=[.GE3]*COS(2*3.14*[.GE5]/360)" office:value-type="float" office:value="20.6573549309784">
            <text:p>20,657354931</text:p>
          </table:table-cell>
          <table:table-cell table:formula="of:=[.GF3]*COS(2*3.14*[.GF5]/360)" office:value-type="float" office:value="15.6366413994188">
            <text:p>15,6366413994</text:p>
          </table:table-cell>
          <table:table-cell table:formula="of:=[.GG3]*COS(2*3.14*[.GG5]/360)" office:value-type="float" office:value="10.524341362574">
            <text:p>10,5243413626</text:p>
          </table:table-cell>
          <table:table-cell table:formula="of:=[.GH3]*COS(2*3.14*[.GH5]/360)" office:value-type="float" office:value="5.51115665901719">
            <text:p>5,511156659</text:p>
          </table:table-cell>
          <table:table-cell table:formula="of:=[.GI3]*COS(2*3.14*[.GI5]/360)" office:value-type="float" office:value="0.45868418538236">
            <text:p>0,4586841854</text:p>
          </table:table-cell>
          <table:table-cell table:formula="of:=[.GJ3]*COS(2*3.14*[.GJ5]/360)" office:value-type="float" office:value="-4.57319378001563">
            <text:p>-4,57319378</text:p>
          </table:table-cell>
          <table:table-cell table:formula="of:=[.GK3]*COS(2*3.14*[.GK5]/360)" office:value-type="float" office:value="-9.63881485599005">
            <text:p>-9,638814856</text:p>
          </table:table-cell>
          <table:table-cell table:formula="of:=[.GL3]*COS(2*3.14*[.GL5]/360)" office:value-type="float" office:value="-14.7385862547386">
            <text:p>-14,7385862547</text:p>
          </table:table-cell>
          <table:table-cell table:formula="of:=[.GM3]*COS(2*3.14*[.GM5]/360)" office:value-type="float" office:value="-19.8380276517107">
            <text:p>-19,8380276517</text:p>
          </table:table-cell>
          <table:table-cell table:formula="of:=[.GN3]*COS(2*3.14*[.GN5]/360)" office:value-type="float" office:value="-24.9533939239427">
            <text:p>-24,9533939239</text:p>
          </table:table-cell>
          <table:table-cell table:formula="of:=[.GO3]*COS(2*3.14*[.GO5]/360)" office:value-type="float" office:value="-30.0327758666913">
            <text:p>-30,0327758667</text:p>
          </table:table-cell>
          <table:table-cell table:formula="of:=[.GP3]*COS(2*3.14*[.GP5]/360)" office:value-type="float" office:value="-35.2303185491162">
            <text:p>-35,2303185491</text:p>
          </table:table-cell>
          <table:table-cell table:formula="of:=[.GQ3]*COS(2*3.14*[.GQ5]/360)" office:value-type="float" office:value="-40.0464456087452">
            <text:p>-40,0464456087</text:p>
          </table:table-cell>
          <table:table-cell table:formula="of:=[.GR3]*COS(2*3.14*[.GR5]/360)" office:value-type="float" office:value="-45.6437956545182">
            <text:p>-45,6437956545</text:p>
          </table:table-cell>
          <table:table-cell table:formula="of:=[.GS3]*COS(2*3.14*[.GS5]/360)" office:value-type="float" office:value="-50.4962309449604">
            <text:p>-50,496230945</text:p>
          </table:table-cell>
          <table:table-cell table:formula="of:=[.GT3]*COS(2*3.14*[.GT5]/360)" office:value-type="float" office:value="-55.2926873062387">
            <text:p>-55,2926873062</text:p>
          </table:table-cell>
          <table:table-cell table:formula="of:=[.GU3]*COS(2*3.14*[.GU5]/360)" office:value-type="float" office:value="-60.8623105320159">
            <text:p>-60,862310532</text:p>
          </table:table-cell>
          <table:table-cell table:formula="of:=[.GV3]*COS(2*3.14*[.GV5]/360)" office:value-type="float" office:value="-66.176990112403">
            <text:p>-66,1769901124</text:p>
          </table:table-cell>
          <table:table-cell table:formula="of:=[.GW3]*COS(2*3.14*[.GW5]/360)" office:value-type="float" office:value="-71.0372329746832">
            <text:p>-71,0372329747</text:p>
          </table:table-cell>
          <table:table-cell table:formula="of:=[.GX3]*COS(2*3.14*[.GX5]/360)" office:value-type="float" office:value="-76.3761228777049">
            <text:p>-76,3761228777</text:p>
          </table:table-cell>
          <table:table-cell table:formula="of:=[.GY3]*COS(2*3.14*[.GY5]/360)" office:value-type="float" office:value="-81.8821106017237">
            <text:p>-81,8821106017</text:p>
          </table:table-cell>
          <table:table-cell table:formula="of:=[.GZ3]*COS(2*3.14*[.GZ5]/360)" office:value-type="float" office:value="-86.9928564963523">
            <text:p>-86,9928564964</text:p>
          </table:table-cell>
          <table:table-cell table:formula="of:=[.HA3]*COS(2*3.14*[.HA5]/360)" office:value-type="float" office:value="-91.630276572909">
            <text:p>-91,6302765729</text:p>
          </table:table-cell>
          <table:table-cell table:formula="of:=[.HB3]*COS(2*3.14*[.HB5]/360)" office:value-type="float" office:value="-97.522464062738">
            <text:p>-97,5224640627</text:p>
          </table:table-cell>
          <table:table-cell table:formula="of:=[.HC3]*COS(2*3.14*[.HC5]/360)" office:value-type="float" office:value="-102.974939705524">
            <text:p>-102,9749397055</text:p>
          </table:table-cell>
          <table:table-cell table:formula="of:=[.HD3]*COS(2*3.14*[.HD5]/360)" office:value-type="float" office:value="-107.728500667633">
            <text:p>-107,7285006676</text:p>
          </table:table-cell>
          <table:table-cell table:formula="of:=[.HE3]*COS(2*3.14*[.HE5]/360)" office:value-type="float" office:value="-113.199282857504">
            <text:p>-113,1992828575</text:p>
          </table:table-cell>
          <table:table-cell table:formula="of:=[.HF3]*COS(2*3.14*[.HF5]/360)" office:value-type="float" office:value="-119.092682212241">
            <text:p>-119,0926822122</text:p>
          </table:table-cell>
          <table:table-cell table:formula="of:=[.HG3]*COS(2*3.14*[.HG5]/360)" office:value-type="float" office:value="-124.838381134035">
            <text:p>-124,838381134</text:p>
          </table:table-cell>
          <table:table-cell table:formula="of:=[.HH3]*COS(2*3.14*[.HH5]/360)" office:value-type="float" office:value="-129.548011165188">
            <text:p>-129,5480111652</text:p>
          </table:table-cell>
          <table:table-cell table:formula="of:=[.HI3]*COS(2*3.14*[.HI5]/360)" office:value-type="float" office:value="-135.334032164334">
            <text:p>-135,3340321643</text:p>
          </table:table-cell>
          <table:table-cell table:formula="of:=[.HJ3]*COS(2*3.14*[.HJ5]/360)" office:value-type="float" office:value="-140.695649907753">
            <text:p>-140,6956499078</text:p>
          </table:table-cell>
          <table:table-cell table:formula="of:=[.HK3]*COS(2*3.14*[.HK5]/360)" office:value-type="float" office:value="-145.581472099016">
            <text:p>-145,581472099</text:p>
          </table:table-cell>
          <table:table-cell table:formula="of:=[.HL3]*COS(2*3.14*[.HL5]/360)" office:value-type="float" office:value="-151.686712627579">
            <text:p>-151,6867126276</text:p>
          </table:table-cell>
          <table:table-cell table:formula="of:=[.HM3]*COS(2*3.14*[.HM5]/360)" office:value-type="float" office:value="-157.33214070995">
            <text:p>-157,33214071</text:p>
          </table:table-cell>
          <table:table-cell table:formula="of:=[.HN3]*COS(2*3.14*[.HN5]/360)" office:value-type="float" office:value="-162.200291298487">
            <text:p>-162,2002912985</text:p>
          </table:table-cell>
          <table:table-cell table:formula="of:=[.HO3]*COS(2*3.14*[.HO5]/360)" office:value-type="float" office:value="-168.412966454669">
            <text:p>-168,4129664547</text:p>
          </table:table-cell>
          <table:table-cell table:formula="of:=[.HP3]*COS(2*3.14*[.HP5]/360)" office:value-type="float" office:value="-174.113697768118">
            <text:p>-174,1136977681</text:p>
          </table:table-cell>
          <table:table-cell table:formula="of:=[.HQ3]*COS(2*3.14*[.HQ5]/360)" office:value-type="float" office:value="-180.417576539238">
            <text:p>-180,4175765392</text:p>
          </table:table-cell>
          <table:table-cell table:formula="of:=[.HR3]*COS(2*3.14*[.HR5]/360)" office:value-type="float" office:value="-185.575282925697">
            <text:p>-185,5752829257</text:p>
          </table:table-cell>
          <table:table-cell table:formula="of:=[.HS3]*COS(2*3.14*[.HS5]/360)" office:value-type="float" office:value="-192.259411517467">
            <text:p>-192,2594115175</text:p>
          </table:table-cell>
          <table:table-cell table:formula="of:=[.HT3]*COS(2*3.14*[.HT5]/360)" office:value-type="float" office:value="-197.113526955307">
            <text:p>-197,1135269553</text:p>
          </table:table-cell>
          <table:table-cell table:formula="of:=[.HU3]*COS(2*3.14*[.HU5]/360)" office:value-type="float" office:value="-203.559379110203">
            <text:p>-203,5593791102</text:p>
          </table:table-cell>
          <table:table-cell table:formula="of:=[.HV3]*COS(2*3.14*[.HV5]/360)" office:value-type="float" office:value="-208.724168726675">
            <text:p>-208,7241687267</text:p>
          </table:table-cell>
          <table:table-cell table:formula="of:=[.HW3]*COS(2*3.14*[.HW5]/360)" office:value-type="float" office:value="-215.578606249914">
            <text:p>-215,5786062499</text:p>
          </table:table-cell>
          <table:table-cell table:formula="of:=[.HX3]*COS(2*3.14*[.HX5]/360)" office:value-type="float" office:value="-220.053593377546">
            <text:p>-220,0535933775</text:p>
          </table:table-cell>
          <table:table-cell table:formula="of:=[.HY3]*COS(2*3.14*[.HY5]/360)" office:value-type="float" office:value="-225.908952085148">
            <text:p>-225,9089520851</text:p>
          </table:table-cell>
          <table:table-cell table:formula="of:=[.HZ3]*COS(2*3.14*[.HZ5]/360)" office:value-type="float" office:value="-233.242040366205">
            <text:p>-233,2420403662</text:p>
          </table:table-cell>
          <table:table-cell table:formula="of:=[.IA3]*COS(2*3.14*[.IA5]/360)" office:value-type="float" office:value="-239.160054295979">
            <text:p>-239,160054296</text:p>
          </table:table-cell>
          <table:table-cell table:formula="of:=[.IB3]*COS(2*3.14*[.IB5]/360)" office:value-type="float" office:value="-246.2375254795">
            <text:p>-246,2375254795</text:p>
          </table:table-cell>
          <table:table-cell table:formula="of:=[.IC3]*COS(2*3.14*[.IC5]/360)" office:value-type="float" office:value="-252.20744697114">
            <text:p>-252,2074469711</text:p>
          </table:table-cell>
          <table:table-cell table:formula="of:=[.ID3]*COS(2*3.14*[.ID5]/360)" office:value-type="float" office:value="-257.394654147213">
            <text:p>-257,3946541472</text:p>
          </table:table-cell>
          <table:table-cell table:formula="of:=[.IE3]*COS(2*3.14*[.IE5]/360)" office:value-type="float" office:value="-265.402984318133">
            <text:p>-265,4029843181</text:p>
          </table:table-cell>
          <table:table-cell table:formula="of:=[.IF3]*COS(2*3.14*[.IF5]/360)" office:value-type="float" office:value="-272.261412756852">
            <text:p>-272,2614127569</text:p>
          </table:table-cell>
          <table:table-cell table:formula="of:=[.IG3]*COS(2*3.14*[.IG5]/360)" office:value-type="float" office:value="-276.632476910867">
            <text:p>-276,6324769109</text:p>
          </table:table-cell>
          <table:table-cell table:formula="of:=[.IH3]*COS(2*3.14*[.IH5]/360)" office:value-type="float" office:value="-283.098803490992">
            <text:p>-283,098803491</text:p>
          </table:table-cell>
          <table:table-cell table:formula="of:=[.II3]*COS(2*3.14*[.II5]/360)" office:value-type="float" office:value="-290.028298966625">
            <text:p>-290,0282989666</text:p>
          </table:table-cell>
          <table:table-cell table:formula="of:=[.IJ3]*COS(2*3.14*[.IJ5]/360)" office:value-type="float" office:value="-298.334301702176">
            <text:p>-298,3343017022</text:p>
          </table:table-cell>
          <table:table-cell table:formula="of:=[.IK3]*COS(2*3.14*[.IK5]/360)" office:value-type="float" office:value="-303.102401387394">
            <text:p>-303,1024013874</text:p>
          </table:table-cell>
          <table:table-cell table:formula="of:=[.IL3]*COS(2*3.14*[.IL5]/360)" office:value-type="float" office:value="-311.057674230201">
            <text:p>-311,0576742302</text:p>
          </table:table-cell>
          <table:table-cell table:formula="of:=[.IM3]*COS(2*3.14*[.IM5]/360)" office:value-type="float" office:value="-317.676523987325">
            <text:p>-317,6765239873</text:p>
          </table:table-cell>
          <table:table-cell table:formula="of:=[.IN3]*COS(2*3.14*[.IN5]/360)" office:value-type="float" office:value="-323.36496447872">
            <text:p>-323,3649644787</text:p>
          </table:table-cell>
          <table:table-cell table:formula="of:=[.IO3]*COS(2*3.14*[.IO5]/360)" office:value-type="float" office:value="-331.947474116001">
            <text:p>-331,947474116</text:p>
          </table:table-cell>
          <table:table-cell table:formula="of:=[.IP3]*COS(2*3.14*[.IP5]/360)" office:value-type="float" office:value="-339.137082939515">
            <text:p>-339,1370829395</text:p>
          </table:table-cell>
          <table:table-cell table:formula="of:=[.IQ3]*COS(2*3.14*[.IQ5]/360)" office:value-type="float" office:value="-345.862578153445">
            <text:p>-345,8625781534</text:p>
          </table:table-cell>
          <table:table-cell table:formula="of:=[.IR3]*COS(2*3.14*[.IR5]/360)" office:value-type="float" office:value="-351.593871646656">
            <text:p>-351,5938716467</text:p>
          </table:table-cell>
          <table:table-cell table:formula="of:=[.IS3]*COS(2*3.14*[.IS5]/360)" office:value-type="float" office:value="-360.398177420068">
            <text:p>-360,3981774201</text:p>
          </table:table-cell>
          <table:table-cell table:formula="of:=[.IT3]*COS(2*3.14*[.IT5]/360)" office:value-type="float" office:value="-366.150311055837">
            <text:p>-366,1503110558</text:p>
          </table:table-cell>
          <table:table-cell table:formula="of:=[.IU3]*COS(2*3.14*[.IU5]/360)" office:value-type="float" office:value="-374.534490213821">
            <text:p>-374,5344902138</text:p>
          </table:table-cell>
          <table:table-cell table:formula="of:=[.IV3]*COS(2*3.14*[.IV5]/360)" office:value-type="float" office:value="-382.978997093787">
            <text:p>-382,9789970938</text:p>
          </table:table-cell>
          <table:table-cell table:formula="of:=[.IW3]*COS(2*3.14*[.IW5]/360)" office:value-type="float" office:value="-390.938976981988">
            <text:p>-390,938976982</text:p>
          </table:table-cell>
          <table:table-cell table:formula="of:=[.IX3]*COS(2*3.14*[.IX5]/360)" office:value-type="float" office:value="-399.493442408319">
            <text:p>-399,4934424083</text:p>
          </table:table-cell>
          <table:table-cell table:formula="of:=[.IY3]*COS(2*3.14*[.IY5]/360)" office:value-type="float" office:value="-406.430008779889">
            <text:p>-406,4300087799</text:p>
          </table:table-cell>
          <table:table-cell table:formula="of:=[.IZ3]*COS(2*3.14*[.IZ5]/360)" office:value-type="float" office:value="-414.5100692334">
            <text:p>-414,5100692334</text:p>
          </table:table-cell>
          <table:table-cell table:formula="of:=[.JA3]*COS(2*3.14*[.JA5]/360)" office:value-type="float" office:value="-422.057860625618">
            <text:p>-422,0578606256</text:p>
          </table:table-cell>
          <table:table-cell table:formula="of:=[.JB3]*COS(2*3.14*[.JB5]/360)" office:value-type="float" office:value="-432.529738256288">
            <text:p>-432,5297382563</text:p>
          </table:table-cell>
          <table:table-cell table:formula="of:=[.JC3]*COS(2*3.14*[.JC5]/360)" office:value-type="float" office:value="-439.575328444371">
            <text:p>-439,5753284444</text:p>
          </table:table-cell>
          <table:table-cell table:formula="of:=[.JD3]*COS(2*3.14*[.JD5]/360)" office:value-type="float" office:value="-447.817694832358">
            <text:p>-447,8176948324</text:p>
          </table:table-cell>
          <table:table-cell table:formula="of:=[.JE3]*COS(2*3.14*[.JE5]/360)" office:value-type="float" office:value="-458.499832904826">
            <text:p>-458,4998329048</text:p>
          </table:table-cell>
          <table:table-cell table:formula="of:=[.JF3]*COS(2*3.14*[.JF5]/360)" office:value-type="float" office:value="-447.389402800178">
            <text:p>-447,3894028002</text:p>
          </table:table-cell>
          <table:table-cell table:formula="of:=[.JG3]*COS(2*3.14*[.JG5]/360)" office:value-type="float" office:value="-432.182337190487">
            <text:p>-432,1823371905</text:p>
          </table:table-cell>
          <table:table-cell table:formula="of:=[.JH3]*COS(2*3.14*[.JH5]/360)" office:value-type="float" office:value="-435.137098506538">
            <text:p>-435,1370985065</text:p>
          </table:table-cell>
          <table:table-cell table:formula="of:=[.JI3]*COS(2*3.14*[.JI5]/360)" office:value-type="float" office:value="-432.361866539568">
            <text:p>-432,3618665396</text:p>
          </table:table-cell>
          <table:table-cell table:formula="of:=[.JJ3]*COS(2*3.14*[.JJ5]/360)" office:value-type="float" office:value="-432.566879446252">
            <text:p>-432,5668794463</text:p>
          </table:table-cell>
          <table:table-cell table:formula="of:=[.JK3]*COS(2*3.14*[.JK5]/360)" office:value-type="float" office:value="-433.286578467472">
            <text:p>-433,2865784675</text:p>
          </table:table-cell>
          <table:table-cell table:formula="of:=[.JL3]*COS(2*3.14*[.JL5]/360)" office:value-type="float" office:value="-433.893058850383">
            <text:p>-433,8930588504</text:p>
          </table:table-cell>
          <table:table-cell table:formula="of:=[.JM3]*COS(2*3.14*[.JM5]/360)" office:value-type="float" office:value="-432.421312087989">
            <text:p>-432,421312088</text:p>
          </table:table-cell>
          <table:table-cell table:formula="of:=[.JN3]*COS(2*3.14*[.JN5]/360)" office:value-type="float" office:value="-432.783305459926">
            <text:p>-432,7833054599</text:p>
          </table:table-cell>
          <table:table-cell table:formula="of:=[.JO3]*COS(2*3.14*[.JO5]/360)" office:value-type="float" office:value="-431.697379375369">
            <text:p>-431,6973793754</text:p>
          </table:table-cell>
          <table:table-cell table:formula="of:=[.JP3]*COS(2*3.14*[.JP5]/360)" office:value-type="float" office:value="-432.498969667615">
            <text:p>-432,4989696676</text:p>
          </table:table-cell>
          <table:table-cell table:formula="of:=[.JQ3]*COS(2*3.14*[.JQ5]/360)" office:value-type="float" office:value="-432.522144448694">
            <text:p>-432,5221444487</text:p>
          </table:table-cell>
          <table:table-cell table:formula="of:=[.JR3]*COS(2*3.14*[.JR5]/360)" office:value-type="float" office:value="-432.435783049865">
            <text:p>-432,4357830499</text:p>
          </table:table-cell>
          <table:table-cell table:formula="of:=[.JS3]*COS(2*3.14*[.JS5]/360)" office:value-type="float" office:value="-430.852906762542">
            <text:p>-430,8529067625</text:p>
          </table:table-cell>
          <table:table-cell table:formula="of:=[.JT3]*COS(2*3.14*[.JT5]/360)" office:value-type="float" office:value="-432.637050921242">
            <text:p>-432,6370509212</text:p>
          </table:table-cell>
          <table:table-cell table:formula="of:=[.JU3]*COS(2*3.14*[.JU5]/360)" office:value-type="float" office:value="-431.525864985023">
            <text:p>-431,525864985</text:p>
          </table:table-cell>
          <table:table-cell table:formula="of:=[.JV3]*COS(2*3.14*[.JV5]/360)" office:value-type="float" office:value="-432.432631238463">
            <text:p>-432,4326312385</text:p>
          </table:table-cell>
          <table:table-cell table:formula="of:=[.JW3]*COS(2*3.14*[.JW5]/360)" office:value-type="float" office:value="-433.257532550139">
            <text:p>-433,2575325501</text:p>
          </table:table-cell>
          <table:table-cell table:formula="of:=[.JX3]*COS(2*3.14*[.JX5]/360)" office:value-type="float" office:value="-431.827314180355">
            <text:p>-431,8273141804</text:p>
          </table:table-cell>
          <table:table-cell table:formula="of:=[.JY3]*COS(2*3.14*[.JY5]/360)" office:value-type="float" office:value="-432.47166159647">
            <text:p>-432,4716615965</text:p>
          </table:table-cell>
          <table:table-cell table:formula="of:=[.JZ3]*COS(2*3.14*[.JZ5]/360)" office:value-type="float" office:value="-432.299003592412">
            <text:p>-432,2990035924</text:p>
          </table:table-cell>
          <table:table-cell table:formula="of:=[.KA3]*COS(2*3.14*[.KA5]/360)" office:value-type="float" office:value="-434.261435512789">
            <text:p>-434,2614355128</text:p>
          </table:table-cell>
          <table:table-cell table:formula="of:=[.KB3]*COS(2*3.14*[.KB5]/360)" office:value-type="float" office:value="-433.174881116646">
            <text:p>-433,1748811166</text:p>
          </table:table-cell>
          <table:table-cell table:formula="of:=[.KC3]*COS(2*3.14*[.KC5]/360)" office:value-type="float" office:value="-430.47811858267">
            <text:p>-430,4781185827</text:p>
          </table:table-cell>
          <table:table-cell table:formula="of:=[.KD3]*COS(2*3.14*[.KD5]/360)" office:value-type="float" office:value="-353.975356163547">
            <text:p>-353,9753561635</text:p>
          </table:table-cell>
          <table:table-cell table:formula="of:=[.KE3]*COS(2*3.14*[.KE5]/360)" office:value-type="float" office:value="-290.79409367374">
            <text:p>-290,7940936737</text:p>
          </table:table-cell>
          <table:table-cell table:formula="of:=[.KF3]*COS(2*3.14*[.KF5]/360)" office:value-type="float" office:value="-278.270801002397">
            <text:p>-278,2708010024</text:p>
          </table:table-cell>
          <table:table-cell table:formula="of:=[.KG3]*COS(2*3.14*[.KG5]/360)" office:value-type="float" office:value="-288.806005628593">
            <text:p>-288,8060056286</text:p>
          </table:table-cell>
          <table:table-cell table:formula="of:=[.KH3]*COS(2*3.14*[.KH5]/360)" office:value-type="float" office:value="-303.349323630728">
            <text:p>-303,3493236307</text:p>
          </table:table-cell>
          <table:table-cell table:formula="of:=[.KI3]*COS(2*3.14*[.KI5]/360)" office:value-type="float" office:value="-342.447920261218">
            <text:p>-342,4479202612</text:p>
          </table:table-cell>
          <table:table-cell table:formula="of:=[.KJ3]*COS(2*3.14*[.KJ5]/360)" office:value-type="float" office:value="-405.803598116105">
            <text:p>-405,8035981161</text:p>
          </table:table-cell>
          <table:table-cell table:formula="of:=[.KK3]*COS(2*3.14*[.KK5]/360)" office:value-type="float" office:value="-428.458020951869">
            <text:p>-428,4580209519</text:p>
          </table:table-cell>
          <table:table-cell table:formula="of:=[.KL3]*COS(2*3.14*[.KL5]/360)" office:value-type="float" office:value="-428.85591640922">
            <text:p>-428,8559164092</text:p>
          </table:table-cell>
          <table:table-cell table:formula="of:=[.KM3]*COS(2*3.14*[.KM5]/360)" office:value-type="float" office:value="-431.614806161812">
            <text:p>-431,6148061618</text:p>
          </table:table-cell>
          <table:table-cell table:formula="of:=[.KN3]*COS(2*3.14*[.KN5]/360)" office:value-type="float" office:value="-433.527487696517">
            <text:p>-433,5274876965</text:p>
          </table:table-cell>
          <table:table-cell table:formula="of:=[.KO3]*COS(2*3.14*[.KO5]/360)" office:value-type="float" office:value="-434.578624350488">
            <text:p>-434,5786243505</text:p>
          </table:table-cell>
          <table:table-cell table:formula="of:=[.KP3]*COS(2*3.14*[.KP5]/360)" office:value-type="float" office:value="-433.929859231359">
            <text:p>-433,9298592314</text:p>
          </table:table-cell>
          <table:table-cell table:formula="of:=[.KQ3]*COS(2*3.14*[.KQ5]/360)" office:value-type="float" office:value="-433.208486103737">
            <text:p>-433,2084861037</text:p>
          </table:table-cell>
          <table:table-cell table:formula="of:=[.KR3]*COS(2*3.14*[.KR5]/360)" office:value-type="float" office:value="-430.748723119557">
            <text:p>-430,7487231196</text:p>
          </table:table-cell>
          <table:table-cell table:formula="of:=[.KS3]*COS(2*3.14*[.KS5]/360)" office:value-type="float" office:value="-431.550154303924">
            <text:p>-431,5501543039</text:p>
          </table:table-cell>
          <table:table-cell table:formula="of:=[.KT3]*COS(2*3.14*[.KT5]/360)" office:value-type="float" office:value="-431.457025432119">
            <text:p>-431,4570254321</text:p>
          </table:table-cell>
          <table:table-cell table:formula="of:=[.KU3]*COS(2*3.14*[.KU5]/360)" office:value-type="float" office:value="-432.150250273227">
            <text:p>-432,1502502732</text:p>
          </table:table-cell>
          <table:table-cell table:formula="of:=[.KV3]*COS(2*3.14*[.KV5]/360)" office:value-type="float" office:value="-426.828401489746">
            <text:p>-426,8284014897</text:p>
          </table:table-cell>
          <table:table-cell table:formula="of:=[.KW3]*COS(2*3.14*[.KW5]/360)" office:value-type="float" office:value="-431.669724552646">
            <text:p>-431,6697245526</text:p>
          </table:table-cell>
          <table:table-cell table:formula="of:=[.KX3]*COS(2*3.14*[.KX5]/360)" office:value-type="float" office:value="-428.756606676164">
            <text:p>-428,7566066762</text:p>
          </table:table-cell>
          <table:table-cell table:formula="of:=[.KY3]*COS(2*3.14*[.KY5]/360)" office:value-type="float" office:value="-430.94979571359">
            <text:p>-430,9497957136</text:p>
          </table:table-cell>
          <table:table-cell table:formula="of:=[.KZ3]*COS(2*3.14*[.KZ5]/360)" office:value-type="float" office:value="-430.501101934612">
            <text:p>-430,5011019346</text:p>
          </table:table-cell>
          <table:table-cell table:formula="of:=[.LA3]*COS(2*3.14*[.LA5]/360)" office:value-type="float" office:value="-433.489711360812">
            <text:p>-433,4897113608</text:p>
          </table:table-cell>
          <table:table-cell table:formula="of:=[.LB3]*COS(2*3.14*[.LB5]/360)" office:value-type="float" office:value="-432.941113034317">
            <text:p>-432,9411130343</text:p>
          </table:table-cell>
          <table:table-cell table:formula="of:=[.LC3]*COS(2*3.14*[.LC5]/360)" office:value-type="float" office:value="-430.569914569334">
            <text:p>-430,5699145693</text:p>
          </table:table-cell>
          <table:table-cell table:formula="of:=[.LD3]*COS(2*3.14*[.LD5]/360)" office:value-type="float" office:value="-432.556843274859">
            <text:p>-432,5568432749</text:p>
          </table:table-cell>
          <table:table-cell table:formula="of:=[.LE3]*COS(2*3.14*[.LE5]/360)" office:value-type="float" office:value="-429.16851779804">
            <text:p>-429,168517798</text:p>
          </table:table-cell>
          <table:table-cell table:formula="of:=[.LF3]*COS(2*3.14*[.LF5]/360)" office:value-type="float" office:value="-433.748847008363">
            <text:p>-433,7488470084</text:p>
          </table:table-cell>
          <table:table-cell table:formula="of:=[.LG3]*COS(2*3.14*[.LG5]/360)" office:value-type="float" office:value="-429.337633498095">
            <text:p>-429,3376334981</text:p>
          </table:table-cell>
          <table:table-cell table:formula="of:=[.LH3]*COS(2*3.14*[.LH5]/360)" office:value-type="float" office:value="-445.585984773594">
            <text:p>-445,5859847736</text:p>
          </table:table-cell>
          <table:table-cell table:formula="of:=[.LI3]*COS(2*3.14*[.LI5]/360)" office:value-type="float" office:value="-573.325402647341">
            <text:p>-573,3254026473</text:p>
          </table:table-cell>
          <table:table-cell table:formula="of:=[.LJ3]*COS(2*3.14*[.LJ5]/360)" office:value-type="float" office:value="-688.408111446773">
            <text:p>-688,4081114468</text:p>
          </table:table-cell>
          <table:table-cell table:formula="of:=[.LK3]*COS(2*3.14*[.LK5]/360)" office:value-type="float" office:value="-695.693174829045">
            <text:p>-695,693174829</text:p>
          </table:table-cell>
          <table:table-cell table:formula="of:=[.LL3]*COS(2*3.14*[.LL5]/360)" office:value-type="float" office:value="-700.21137704462">
            <text:p>-700,2113770446</text:p>
          </table:table-cell>
          <table:table-cell table:formula="of:=[.LM3]*COS(2*3.14*[.LM5]/360)" office:value-type="float" office:value="-197.791654163339">
            <text:p>-197,7916541633</text:p>
          </table:table-cell>
          <table:table-cell table:formula="of:=[.LN3]*COS(2*3.14*[.LN5]/360)" office:value-type="float" office:value="-125.574966063583">
            <text:p>-125,5749660636</text:p>
          </table:table-cell>
          <table:table-cell table:formula="of:=[.LO3]*COS(2*3.14*[.LO5]/360)" office:value-type="float" office:value="-125.098998777591">
            <text:p>-125,0989987776</text:p>
          </table:table-cell>
          <table:table-cell table:formula="of:=[.LP3]*COS(2*3.14*[.LP5]/360)" office:value-type="float" office:value="-126.466762378579">
            <text:p>-126,4667623786</text:p>
          </table:table-cell>
          <table:table-cell table:formula="of:=[.LQ3]*COS(2*3.14*[.LQ5]/360)" office:value-type="float" office:value="-126.898245558181">
            <text:p>-126,8982455582</text:p>
          </table:table-cell>
          <table:table-cell table:formula="of:=[.LR3]*COS(2*3.14*[.LR5]/360)" office:value-type="float" office:value="-126.38389772064">
            <text:p>-126,3838977206</text:p>
          </table:table-cell>
          <table:table-cell table:formula="of:=[.LS3]*COS(2*3.14*[.LS5]/360)" office:value-type="float" office:value="-122.096972930565">
            <text:p>-122,0969729306</text:p>
          </table:table-cell>
          <table:table-cell table:formula="of:=[.LT3]*COS(2*3.14*[.LT5]/360)" office:value-type="float" office:value="-123.423811005362">
            <text:p>-123,4238110054</text:p>
          </table:table-cell>
          <table:table-cell table:formula="of:=[.LU3]*COS(2*3.14*[.LU5]/360)" office:value-type="float" office:value="-124.747105753997">
            <text:p>-124,747105754</text:p>
          </table:table-cell>
          <table:table-cell table:formula="of:=[.LV3]*COS(2*3.14*[.LV5]/360)" office:value-type="float" office:value="-125.118743660989">
            <text:p>-125,118743661</text:p>
          </table:table-cell>
          <table:table-cell table:formula="of:=[.LW3]*COS(2*3.14*[.LW5]/360)" office:value-type="float" office:value="-123.579637753379">
            <text:p>-123,5796377534</text:p>
          </table:table-cell>
          <table:table-cell table:formula="of:=[.LX3]*COS(2*3.14*[.LX5]/360)" office:value-type="float" office:value="-122.973585251158">
            <text:p>-122,9735852512</text:p>
          </table:table-cell>
          <table:table-cell table:formula="of:=[.LY3]*COS(2*3.14*[.LY5]/360)" office:value-type="float" office:value="-125.220554110055">
            <text:p>-125,2205541101</text:p>
          </table:table-cell>
          <table:table-cell table:formula="of:=[.LZ3]*COS(2*3.14*[.LZ5]/360)" office:value-type="float" office:value="-125.551429391959">
            <text:p>-125,551429392</text:p>
          </table:table-cell>
          <table:table-cell table:formula="of:=[.MA3]*COS(2*3.14*[.MA5]/360)" office:value-type="float" office:value="-125.872753138174">
            <text:p>-125,8727531382</text:p>
          </table:table-cell>
          <table:table-cell table:formula="of:=[.MB3]*COS(2*3.14*[.MB5]/360)" office:value-type="float" office:value="-123.294779508721">
            <text:p>-123,2947795087</text:p>
          </table:table-cell>
          <table:table-cell table:formula="of:=[.MC3]*COS(2*3.14*[.MC5]/360)" office:value-type="float" office:value="-122.624461216229">
            <text:p>-122,6244612162</text:p>
          </table:table-cell>
          <table:table-cell table:formula="of:=[.MD3]*COS(2*3.14*[.MD5]/360)" office:value-type="float" office:value="-122.908054526977">
            <text:p>-122,908054527</text:p>
          </table:table-cell>
          <table:table-cell table:formula="of:=[.ME3]*COS(2*3.14*[.ME5]/360)" office:value-type="float" office:value="-122.212358051598">
            <text:p>-122,2123580516</text:p>
          </table:table-cell>
          <table:table-cell table:formula="of:=[.MF3]*COS(2*3.14*[.MF5]/360)" office:value-type="float" office:value="-125.391218880579">
            <text:p>-125,3912188806</text:p>
          </table:table-cell>
          <table:table-cell table:formula="of:=[.MG3]*COS(2*3.14*[.MG5]/360)" office:value-type="float" office:value="-124.676685706226">
            <text:p>-124,6766857062</text:p>
          </table:table-cell>
          <table:table-cell table:formula="of:=[.MH3]*COS(2*3.14*[.MH5]/360)" office:value-type="float" office:value="-124.924692496341">
            <text:p>-124,9246924963</text:p>
          </table:table-cell>
          <table:table-cell table:formula="of:=[.MI3]*COS(2*3.14*[.MI5]/360)" office:value-type="float" office:value="-124.185357966524">
            <text:p>-124,1853579665</text:p>
          </table:table-cell>
          <table:table-cell table:formula="of:=[.MJ3]*COS(2*3.14*[.MJ5]/360)" office:value-type="float" office:value="-124.412549987321">
            <text:p>-124,4125499873</text:p>
          </table:table-cell>
          <table:table-cell table:formula="of:=[.MK3]*COS(2*3.14*[.MK5]/360)" office:value-type="float" office:value="-123.648936349909">
            <text:p>-123,6489363499</text:p>
          </table:table-cell>
          <table:table-cell table:formula="of:=[.ML3]*COS(2*3.14*[.ML5]/360)" office:value-type="float" office:value="-120.906600806916">
            <text:p>-120,9066008069</text:p>
          </table:table-cell>
          <table:table-cell table:formula="of:=[.MM3]*COS(2*3.14*[.MM5]/360)" office:value-type="float" office:value="-121.099089385409">
            <text:p>-121,0990893854</text:p>
          </table:table-cell>
          <table:table-cell table:formula="of:=[.MN3]*COS(2*3.14*[.MN5]/360)" office:value-type="float" office:value="-120.296329658446">
            <text:p>-120,2963296584</text:p>
          </table:table-cell>
          <table:table-cell table:formula="of:=[.MO3]*COS(2*3.14*[.MO5]/360)" office:value-type="float" office:value="-122.443864671574">
            <text:p>-122,4438646716</text:p>
          </table:table-cell>
          <table:table-cell table:formula="of:=[.MP3]*COS(2*3.14*[.MP5]/360)" office:value-type="float" office:value="-121.621223152074">
            <text:p>-121,6212231521</text:p>
          </table:table-cell>
          <table:table-cell table:formula="of:=[.MQ3]*COS(2*3.14*[.MQ5]/360)" office:value-type="float" office:value="-121.776779615466">
            <text:p>-121,7767796155</text:p>
          </table:table-cell>
          <table:table-cell table:formula="of:=[.MR3]*COS(2*3.14*[.MR5]/360)" office:value-type="float" office:value="-121.923071705985">
            <text:p>-121,923071706</text:p>
          </table:table-cell>
          <table:table-cell table:formula="of:=[.MS3]*COS(2*3.14*[.MS5]/360)" office:value-type="float" office:value="-120.075371411381">
            <text:p>-120,0753714114</text:p>
          </table:table-cell>
          <table:table-cell table:formula="of:=[.MT3]*COS(2*3.14*[.MT5]/360)" office:value-type="float" office:value="-121.194422054303">
            <text:p>-121,1944220543</text:p>
          </table:table-cell>
          <table:table-cell table:formula="of:=[.MU3]*COS(2*3.14*[.MU5]/360)" office:value-type="float" office:value="-124.294973552012">
            <text:p>-124,294973552</text:p>
          </table:table-cell>
          <table:table-cell table:formula="of:=[.MV3]*COS(2*3.14*[.MV5]/360)" office:value-type="float" office:value="-120.424890286132">
            <text:p>-120,4248902861</text:p>
          </table:table-cell>
          <table:table-cell table:formula="of:=[.MW3]*COS(2*3.14*[.MW5]/360)" office:value-type="float" office:value="-123.51126030073">
            <text:p>-123,5112603007</text:p>
          </table:table-cell>
          <table:table-cell table:formula="of:=[.MX3]*COS(2*3.14*[.MX5]/360)" office:value-type="float" office:value="-121.60890431217">
            <text:p>-121,6089043122</text:p>
          </table:table-cell>
          <table:table-cell table:formula="of:=[.MY3]*COS(2*3.14*[.MY5]/360)" office:value-type="float" office:value="-118.697051188747">
            <text:p>-118,6970511887</text:p>
          </table:table-cell>
          <table:table-cell table:formula="of:=[.MZ3]*COS(2*3.14*[.MZ5]/360)" office:value-type="float" office:value="-121.760665608971">
            <text:p>-121,760665609</text:p>
          </table:table-cell>
          <table:table-cell table:formula="of:=[.NA3]*COS(2*3.14*[.NA5]/360)" office:value-type="float" office:value="-121.822654247212">
            <text:p>-121,8226542472</text:p>
          </table:table-cell>
          <table:table-cell table:formula="of:=[.NB3]*COS(2*3.14*[.NB5]/360)" office:value-type="float" office:value="-120.876396538798">
            <text:p>-120,8763965388</text:p>
          </table:table-cell>
          <table:table-cell table:formula="of:=[.NC3]*COS(2*3.14*[.NC5]/360)" office:value-type="float" office:value="-119.920154679623">
            <text:p>-119,9201546796</text:p>
          </table:table-cell>
          <table:table-cell table:formula="of:=[.ND3]*COS(2*3.14*[.ND5]/360)" office:value-type="float" office:value="-118.954153442414">
            <text:p>-118,9541534424</text:p>
          </table:table-cell>
          <table:table-cell table:formula="of:=[.NE3]*COS(2*3.14*[.NE5]/360)" office:value-type="float" office:value="-119.978255990607">
            <text:p>-119,9782559906</text:p>
          </table:table-cell>
          <table:table-cell table:formula="of:=[.NF3]*COS(2*3.14*[.NF5]/360)" office:value-type="float" office:value="-121.9935098611">
            <text:p>-121,9935098611</text:p>
          </table:table-cell>
          <table:table-cell table:formula="of:=[.NG3]*COS(2*3.14*[.NG5]/360)" office:value-type="float" office:value="-120.999846539032">
            <text:p>-120,999846539</text:p>
          </table:table-cell>
          <table:table-cell table:formula="of:=[.NH3]*COS(2*3.14*[.NH5]/360)" office:value-type="float" office:value="-120.996924752719">
            <text:p>-120,9969247527</text:p>
          </table:table-cell>
          <table:table-cell table:formula="of:=[.NI3]*COS(2*3.14*[.NI5]/360)" office:value-type="float" office:value="-119.984923559306">
            <text:p>-119,9849235593</text:p>
          </table:table-cell>
          <table:table-cell table:formula="of:=[.NJ3]*COS(2*3.14*[.NJ5]/360)" office:value-type="float" office:value="-119.963768896209">
            <text:p>-119,9637688962</text:p>
          </table:table-cell>
          <table:table-cell table:formula="of:=[.NK3]*COS(2*3.14*[.NK5]/360)" office:value-type="float" office:value="-117.934596324938">
            <text:p>-117,9345963249</text:p>
          </table:table-cell>
          <table:table-cell table:formula="of:=[.NL3]*COS(2*3.14*[.NL5]/360)" office:value-type="float" office:value="-115.897613120629">
            <text:p>-115,8976131206</text:p>
          </table:table-cell>
          <table:table-cell table:formula="of:=[.NM3]*COS(2*3.14*[.NM5]/360)" office:value-type="float" office:value="-118.846843177679">
            <text:p>-118,8468431777</text:p>
          </table:table-cell>
          <table:table-cell table:formula="of:=[.NN3]*COS(2*3.14*[.NN5]/360)" office:value-type="float" office:value="-118.789679698222">
            <text:p>-118,7896796982</text:p>
          </table:table-cell>
          <table:table-cell table:formula="of:=[.NO3]*COS(2*3.14*[.NO5]/360)" office:value-type="float" office:value="-118.723479094531">
            <text:p>-118,7234790945</text:p>
          </table:table-cell>
          <table:table-cell table:formula="of:=[.NP3]*COS(2*3.14*[.NP5]/360)" office:value-type="float" office:value="-116.654158228089">
            <text:p>-116,6541582281</text:p>
          </table:table-cell>
          <table:table-cell table:formula="of:=[.NQ3]*COS(2*3.14*[.NQ5]/360)" office:value-type="float" office:value="-113.582307206242">
            <text:p>-113,5823072062</text:p>
          </table:table-cell>
        </table:table-row>
        <table:table-row table:style-name="ro1" table:number-rows-repeated="2">
          <table:table-cell table:number-columns-repeated="381"/>
        </table:table-row>
        <table:table-row table:style-name="ro1">
          <table:table-cell table:number-columns-repeated="7"/>
          <table:table-cell>
            <draw:frame table:end-cell-address="Foglio1.AD30" table:end-x="0.657cm" table:end-y="0.066cm" draw:z-index="0" draw:style-name="gr1" draw:text-style-name="P1" svg:width="16.952cm" svg:height="8.999cm" svg:x="0.1cm" svg:y="0.1cm">
              <draw:object draw:notify-on-update-of-ranges="Foglio1.A5:Foglio1.NQ5 Foglio1.A3:Foglio1.NQ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7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19/02/2013</text:date>, <text:time>19.53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9:53:53.30</dc:date>
    <dc:creator>Luca Lucci</dc:creator>
    <meta:document-statistic meta:table-count="1" meta:cell-count="1524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53cm" svg:height="9cm" xlink:href=".." xlink:type="simple" chart:class="chart:scatter" chart:row-mapping="1 0" chart:style-name="ch1">
        <chart:legend chart:legend-position="end" svg:x="14.63cm" svg:y="4.188cm" style:legend-expansion="high" chart:style-name="ch2"/>
        <chart:plot-area chart:style-name="ch3" table:cell-range-address="Foglio1.A5:Foglio1.NQ5 Foglio1.A3:Foglio1.NQ3" svg:x="0.789cm" svg:y="0.855cm" svg:width="13.163cm" svg:height="7.545cm">
          <chartooo:coordinate-region svg:x="1.027cm" svg:y="1.068cm" svg:width="12.64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A3:Foglio1.NQ3" chart:class="chart:scatter">
            <chart:domain table:cell-range-address="Foglio1.A5:Foglio1.NQ5"/>
            <chart:data-point chart:repeated="3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</table:table-row>
          </table:table-header-rows>
          <table:table-rows>
            <table:table-row>
              <table:table-cell office:value-type="string">
                <text:p>Riga 5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Foglio1.A5:Foglio1.NQ5</svg:desc>
                </draw:g>
              </table:table-cell>
              <table:table-cell office:value-type="float" office:value="-4.5">
                <text:p>-4.5</text:p>
              </table:table-cell>
              <table:table-cell office:value-type="float" office:value="-4">
                <text:p>-4</text:p>
              </table:table-cell>
              <table:table-cell office:value-type="float" office:value="-3.5">
                <text:p>-3.5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  <table:table-cell office:value-type="float" office:value="-2">
                <text:p>-2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  <table:table-cell office:value-type="float" office:value="15">
                <text:p>15</text:p>
              </table:table-cell>
              <table:table-cell office:value-type="float" office:value="15.5">
                <text:p>15.5</text:p>
              </table:table-cell>
              <table:table-cell office:value-type="float" office:value="16">
                <text:p>16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  <table:table-cell office:value-type="float" office:value="19.5">
                <text:p>19.5</text:p>
              </table:table-cell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">
                <text:p>24</text:p>
              </table:table-cell>
              <table:table-cell office:value-type="float" office:value="24.5">
                <text:p>24.5</text:p>
              </table:table-cell>
              <table:table-cell office:value-type="float" office:value="25">
                <text:p>25</text:p>
              </table:table-cell>
              <table:table-cell office:value-type="float" office:value="25.5">
                <text:p>25.5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  <table:table-cell office:value-type="float" office:value="27">
                <text:p>27</text:p>
              </table:table-cell>
              <table:table-cell office:value-type="float" office:value="27.5">
                <text:p>27.5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29.5">
                <text:p>29.5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  <table:table-cell office:value-type="float" office:value="32">
                <text:p>32</text:p>
              </table:table-cell>
              <table:table-cell office:value-type="float" office:value="32.5">
                <text:p>32.5</text:p>
              </table:table-cell>
              <table:table-cell office:value-type="float" office:value="33">
                <text:p>33</text:p>
              </table:table-cell>
              <table:table-cell office:value-type="float" office:value="33.5">
                <text:p>33.5</text:p>
              </table:table-cell>
              <table:table-cell office:value-type="float" office:value="34">
                <text:p>34</text:p>
              </table:table-cell>
              <table:table-cell office:value-type="float" office:value="34.5">
                <text:p>34.5</text:p>
              </table:table-cell>
              <table:table-cell office:value-type="float" office:value="35">
                <text:p>35</text:p>
              </table:table-cell>
              <table:table-cell office:value-type="float" office:value="35.5">
                <text:p>35.5</text:p>
              </table:table-cell>
              <table:table-cell office:value-type="float" office:value="36">
                <text:p>36</text:p>
              </table:table-cell>
              <table:table-cell office:value-type="float" office:value="36.5">
                <text:p>36.5</text:p>
              </table:table-cell>
              <table:table-cell office:value-type="float" office:value="37">
                <text:p>37</text:p>
              </table:table-cell>
              <table:table-cell office:value-type="float" office:value="37.5">
                <text:p>37.5</text:p>
              </table:table-cell>
              <table:table-cell office:value-type="float" office:value="38">
                <text:p>38</text:p>
              </table:table-cell>
              <table:table-cell office:value-type="float" office:value="38.5">
                <text:p>38.5</text:p>
              </table:table-cell>
              <table:table-cell office:value-type="float" office:value="39">
                <text:p>39</text:p>
              </table:table-cell>
              <table:table-cell office:value-type="float" office:value="39.5">
                <text:p>39.5</text:p>
              </table:table-cell>
              <table:table-cell office:value-type="float" office:value="40">
                <text:p>40</text:p>
              </table:table-cell>
              <table:table-cell office:value-type="float" office:value="40.5">
                <text:p>40.5</text:p>
              </table:table-cell>
              <table:table-cell office:value-type="float" office:value="41">
                <text:p>41</text:p>
              </table:table-cell>
              <table:table-cell office:value-type="float" office:value="41.5">
                <text:p>41.5</text:p>
              </table:table-cell>
              <table:table-cell office:value-type="float" office:value="42">
                <text:p>42</text:p>
              </table:table-cell>
              <table:table-cell office:value-type="float" office:value="42.5">
                <text:p>42.5</text:p>
              </table:table-cell>
              <table:table-cell office:value-type="float" office:value="43">
                <text:p>43</text:p>
              </table:table-cell>
              <table:table-cell office:value-type="float" office:value="43.5">
                <text:p>43.5</text:p>
              </table:table-cell>
              <table:table-cell office:value-type="float" office:value="44">
                <text:p>44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45.5">
                <text:p>45.5</text:p>
              </table:table-cell>
              <table:table-cell office:value-type="float" office:value="46">
                <text:p>46</text:p>
              </table:table-cell>
              <table:table-cell office:value-type="float" office:value="46.5">
                <text:p>46.5</text:p>
              </table:table-cell>
              <table:table-cell office:value-type="float" office:value="47">
                <text:p>47</text:p>
              </table:table-cell>
              <table:table-cell office:value-type="float" office:value="47.5">
                <text:p>47.5</text:p>
              </table:table-cell>
              <table:table-cell office:value-type="float" office:value="48">
                <text:p>48</text:p>
              </table:table-cell>
              <table:table-cell office:value-type="float" office:value="48.5">
                <text:p>48.5</text:p>
              </table:table-cell>
              <table:table-cell office:value-type="float" office:value="49">
                <text:p>49</text:p>
              </table:table-cell>
              <table:table-cell office:value-type="float" office:value="49.5">
                <text:p>49.5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51">
                <text:p>51</text:p>
              </table:table-cell>
              <table:table-cell office:value-type="float" office:value="51.5">
                <text:p>51.5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  <table:table-cell office:value-type="float" office:value="53">
                <text:p>53</text:p>
              </table:table-cell>
              <table:table-cell office:value-type="float" office:value="53.5">
                <text:p>53.5</text:p>
              </table:table-cell>
              <table:table-cell office:value-type="float" office:value="54">
                <text:p>54</text:p>
              </table:table-cell>
              <table:table-cell office:value-type="float" office:value="54.5">
                <text:p>54.5</text:p>
              </table:table-cell>
              <table:table-cell office:value-type="float" office:value="55">
                <text:p>55</text:p>
              </table:table-cell>
              <table:table-cell office:value-type="float" office:value="55.5">
                <text:p>55.5</text:p>
              </table:table-cell>
              <table:table-cell office:value-type="float" office:value="56">
                <text:p>56</text:p>
              </table:table-cell>
              <table:table-cell office:value-type="float" office:value="56.5">
                <text:p>56.5</text:p>
              </table:table-cell>
              <table:table-cell office:value-type="float" office:value="57">
                <text:p>57</text:p>
              </table:table-cell>
              <table:table-cell office:value-type="float" office:value="57.5">
                <text:p>57.5</text:p>
              </table:table-cell>
              <table:table-cell office:value-type="float" office:value="58">
                <text:p>58</text:p>
              </table:table-cell>
              <table:table-cell office:value-type="float" office:value="58.5">
                <text:p>58.5</text:p>
              </table:table-cell>
              <table:table-cell office:value-type="float" office:value="59">
                <text:p>59</text:p>
              </table:table-cell>
              <table:table-cell office:value-type="float" office:value="59.5">
                <text:p>59.5</text:p>
              </table:table-cell>
              <table:table-cell office:value-type="float" office:value="60">
                <text:p>60</text:p>
              </table:table-cell>
              <table:table-cell office:value-type="float" office:value="60.5">
                <text:p>60.5</text:p>
              </table:table-cell>
              <table:table-cell office:value-type="float" office:value="61">
                <text:p>61</text:p>
              </table:table-cell>
              <table:table-cell office:value-type="float" office:value="61.5">
                <text:p>61.5</text:p>
              </table:table-cell>
              <table:table-cell office:value-type="float" office:value="62">
                <text:p>62</text:p>
              </table:table-cell>
              <table:table-cell office:value-type="float" office:value="62.5">
                <text:p>62.5</text:p>
              </table:table-cell>
              <table:table-cell office:value-type="float" office:value="63">
                <text:p>63</text:p>
              </table:table-cell>
              <table:table-cell office:value-type="float" office:value="63.5">
                <text:p>63.5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5">
                <text:p>65</text:p>
              </table:table-cell>
              <table:table-cell office:value-type="float" office:value="65.5">
                <text:p>65.5</text:p>
              </table:table-cell>
              <table:table-cell office:value-type="float" office:value="66">
                <text:p>66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67.5">
                <text:p>67.5</text:p>
              </table:table-cell>
              <table:table-cell office:value-type="float" office:value="68">
                <text:p>68</text:p>
              </table:table-cell>
              <table:table-cell office:value-type="float" office:value="68.5">
                <text:p>68.5</text:p>
              </table:table-cell>
              <table:table-cell office:value-type="float" office:value="69">
                <text:p>69</text:p>
              </table:table-cell>
              <table:table-cell office:value-type="float" office:value="69.5">
                <text:p>69.5</text:p>
              </table:table-cell>
              <table:table-cell office:value-type="float" office:value="70">
                <text:p>70</text:p>
              </table:table-cell>
              <table:table-cell office:value-type="float" office:value="70.5">
                <text:p>70.5</text:p>
              </table:table-cell>
              <table:table-cell office:value-type="float" office:value="71">
                <text:p>71</text:p>
              </table:table-cell>
              <table:table-cell office:value-type="float" office:value="71.5">
                <text:p>71.5</text:p>
              </table:table-cell>
              <table:table-cell office:value-type="float" office:value="72">
                <text:p>72</text:p>
              </table:table-cell>
              <table:table-cell office:value-type="float" office:value="72.5">
                <text:p>72.5</text:p>
              </table:table-cell>
              <table:table-cell office:value-type="float" office:value="73">
                <text:p>73</text:p>
              </table:table-cell>
              <table:table-cell office:value-type="float" office:value="73.5">
                <text:p>73.5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5">
                <text:p>75</text:p>
              </table:table-cell>
              <table:table-cell office:value-type="float" office:value="75.5">
                <text:p>75.5</text:p>
              </table:table-cell>
              <table:table-cell office:value-type="float" office:value="76">
                <text:p>76</text:p>
              </table:table-cell>
              <table:table-cell office:value-type="float" office:value="76.5">
                <text:p>76.5</text:p>
              </table:table-cell>
              <table:table-cell office:value-type="float" office:value="77">
                <text:p>77</text:p>
              </table:table-cell>
              <table:table-cell office:value-type="float" office:value="77.5">
                <text:p>77.5</text:p>
              </table:table-cell>
              <table:table-cell office:value-type="float" office:value="78">
                <text:p>78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80.5">
                <text:p>80.5</text:p>
              </table:table-cell>
              <table:table-cell office:value-type="float" office:value="81">
                <text:p>81</text:p>
              </table:table-cell>
              <table:table-cell office:value-type="float" office:value="81.5">
                <text:p>81.5</text:p>
              </table:table-cell>
              <table:table-cell office:value-type="float" office:value="82">
                <text:p>82</text:p>
              </table:table-cell>
              <table:table-cell office:value-type="float" office:value="82.5">
                <text:p>82.5</text:p>
              </table:table-cell>
              <table:table-cell office:value-type="float" office:value="83">
                <text:p>83</text:p>
              </table:table-cell>
              <table:table-cell office:value-type="float" office:value="83.5">
                <text:p>83.5</text:p>
              </table:table-cell>
              <table:table-cell office:value-type="float" office:value="84">
                <text:p>84</text:p>
              </table:table-cell>
              <table:table-cell office:value-type="float" office:value="84.5">
                <text:p>84.5</text:p>
              </table:table-cell>
              <table:table-cell office:value-type="float" office:value="85">
                <text:p>85</text:p>
              </table:table-cell>
              <table:table-cell office:value-type="float" office:value="85.5">
                <text:p>85.5</text:p>
              </table:table-cell>
              <table:table-cell office:value-type="float" office:value="86">
                <text:p>86</text:p>
              </table:table-cell>
              <table:table-cell office:value-type="float" office:value="86.5">
                <text:p>86.5</text:p>
              </table:table-cell>
              <table:table-cell office:value-type="float" office:value="87">
                <text:p>87</text:p>
              </table:table-cell>
              <table:table-cell office:value-type="float" office:value="87.5">
                <text:p>87.5</text:p>
              </table:table-cell>
              <table:table-cell office:value-type="float" office:value="88">
                <text:p>88</text:p>
              </table:table-cell>
              <table:table-cell office:value-type="float" office:value="88.5">
                <text:p>88.5</text:p>
              </table:table-cell>
              <table:table-cell office:value-type="float" office:value="89">
                <text:p>89</text:p>
              </table:table-cell>
              <table:table-cell office:value-type="float" office:value="89.5">
                <text:p>89.5</text:p>
              </table:table-cell>
              <table:table-cell office:value-type="float" office:value="90">
                <text:p>90</text:p>
              </table:table-cell>
              <table:table-cell office:value-type="float" office:value="90.5">
                <text:p>90.5</text:p>
              </table:table-cell>
              <table:table-cell office:value-type="float" office:value="91">
                <text:p>91</text:p>
              </table:table-cell>
              <table:table-cell office:value-type="float" office:value="91.5">
                <text:p>91.5</text:p>
              </table:table-cell>
              <table:table-cell office:value-type="float" office:value="92">
                <text:p>92</text:p>
              </table:table-cell>
              <table:table-cell office:value-type="float" office:value="92.5">
                <text:p>92.5</text:p>
              </table:table-cell>
              <table:table-cell office:value-type="float" office:value="93">
                <text:p>93</text:p>
              </table:table-cell>
              <table:table-cell office:value-type="float" office:value="93.5">
                <text:p>93.5</text:p>
              </table:table-cell>
              <table:table-cell office:value-type="float" office:value="94">
                <text:p>94</text:p>
              </table:table-cell>
              <table:table-cell office:value-type="float" office:value="94.5">
                <text:p>94.5</text:p>
              </table:table-cell>
              <table:table-cell office:value-type="float" office:value="95">
                <text:p>95</text:p>
              </table:table-cell>
              <table:table-cell office:value-type="float" office:value="95.5">
                <text:p>95.5</text:p>
              </table:table-cell>
              <table:table-cell office:value-type="float" office:value="96">
                <text:p>96</text:p>
              </table:table-cell>
              <table:table-cell office:value-type="float" office:value="96.5">
                <text:p>96.5</text:p>
              </table:table-cell>
              <table:table-cell office:value-type="float" office:value="97">
                <text:p>97</text:p>
              </table:table-cell>
              <table:table-cell office:value-type="float" office:value="97.5">
                <text:p>97.5</text:p>
              </table:table-cell>
              <table:table-cell office:value-type="float" office:value="98">
                <text:p>9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  <table:table-cell office:value-type="float" office:value="99.5">
                <text:p>99.5</text:p>
              </table:table-cell>
              <table:table-cell office:value-type="float" office:value="100">
                <text:p>100</text:p>
              </table:table-cell>
              <table:table-cell office:value-type="float" office:value="100.5">
                <text:p>100.5</text:p>
              </table:table-cell>
              <table:table-cell office:value-type="float" office:value="101">
                <text:p>101</text:p>
              </table:table-cell>
              <table:table-cell office:value-type="float" office:value="101.5">
                <text:p>101.5</text:p>
              </table:table-cell>
              <table:table-cell office:value-type="float" office:value="102">
                <text:p>102</text:p>
              </table:table-cell>
              <table:table-cell office:value-type="float" office:value="102.5">
                <text:p>102.5</text:p>
              </table:table-cell>
              <table:table-cell office:value-type="float" office:value="103">
                <text:p>103</text:p>
              </table:table-cell>
              <table:table-cell office:value-type="float" office:value="103.5">
                <text:p>103.5</text:p>
              </table:table-cell>
              <table:table-cell office:value-type="float" office:value="104">
                <text:p>104</text:p>
              </table:table-cell>
              <table:table-cell office:value-type="float" office:value="104.5">
                <text:p>104.5</text:p>
              </table:table-cell>
              <table:table-cell office:value-type="float" office:value="105">
                <text:p>105</text:p>
              </table:table-cell>
              <table:table-cell office:value-type="float" office:value="105.5">
                <text:p>105.5</text:p>
              </table:table-cell>
              <table:table-cell office:value-type="float" office:value="106">
                <text:p>106</text:p>
              </table:table-cell>
              <table:table-cell office:value-type="float" office:value="106.5">
                <text:p>106.5</text:p>
              </table:table-cell>
              <table:table-cell office:value-type="float" office:value="107">
                <text:p>107</text:p>
              </table:table-cell>
              <table:table-cell office:value-type="float" office:value="107.5">
                <text:p>107.5</text:p>
              </table:table-cell>
              <table:table-cell office:value-type="float" office:value="108">
                <text:p>108</text:p>
              </table:table-cell>
              <table:table-cell office:value-type="float" office:value="108.5">
                <text:p>108.5</text:p>
              </table:table-cell>
              <table:table-cell office:value-type="float" office:value="109">
                <text:p>109</text:p>
              </table:table-cell>
              <table:table-cell office:value-type="float" office:value="109.5">
                <text:p>109.5</text:p>
              </table:table-cell>
              <table:table-cell office:value-type="float" office:value="110">
                <text:p>110</text:p>
              </table:table-cell>
              <table:table-cell office:value-type="float" office:value="110.5">
                <text:p>110.5</text:p>
              </table:table-cell>
              <table:table-cell office:value-type="float" office:value="111">
                <text:p>111</text:p>
              </table:table-cell>
              <table:table-cell office:value-type="float" office:value="111.5">
                <text:p>111.5</text:p>
              </table:table-cell>
              <table:table-cell office:value-type="float" office:value="112">
                <text:p>112</text:p>
              </table:table-cell>
              <table:table-cell office:value-type="float" office:value="112.5">
                <text:p>112.5</text:p>
              </table:table-cell>
              <table:table-cell office:value-type="float" office:value="113">
                <text:p>113</text:p>
              </table:table-cell>
              <table:table-cell office:value-type="float" office:value="113.5">
                <text:p>113.5</text:p>
              </table:table-cell>
              <table:table-cell office:value-type="float" office:value="114">
                <text:p>114</text:p>
              </table:table-cell>
              <table:table-cell office:value-type="float" office:value="114.5">
                <text:p>114.5</text:p>
              </table:table-cell>
              <table:table-cell office:value-type="float" office:value="115">
                <text:p>115</text:p>
              </table:table-cell>
              <table:table-cell office:value-type="float" office:value="115.5">
                <text:p>115.5</text:p>
              </table:table-cell>
              <table:table-cell office:value-type="float" office:value="116">
                <text:p>116</text:p>
              </table:table-cell>
              <table:table-cell office:value-type="float" office:value="116.5">
                <text:p>116.5</text:p>
              </table:table-cell>
              <table:table-cell office:value-type="float" office:value="117">
                <text:p>117</text:p>
              </table:table-cell>
              <table:table-cell office:value-type="float" office:value="117.5">
                <text:p>117.5</text:p>
              </table:table-cell>
              <table:table-cell office:value-type="float" office:value="118">
                <text:p>118</text:p>
              </table:table-cell>
              <table:table-cell office:value-type="float" office:value="118.5">
                <text:p>118.5</text:p>
              </table:table-cell>
              <table:table-cell office:value-type="float" office:value="119">
                <text:p>119</text:p>
              </table:table-cell>
              <table:table-cell office:value-type="float" office:value="119.5">
                <text:p>119.5</text:p>
              </table:table-cell>
              <table:table-cell office:value-type="float" office:value="120">
                <text:p>120</text:p>
              </table:table-cell>
              <table:table-cell office:value-type="float" office:value="120.5">
                <text:p>120.5</text:p>
              </table:table-cell>
              <table:table-cell office:value-type="float" office:value="121">
                <text:p>121</text:p>
              </table:table-cell>
              <table:table-cell office:value-type="float" office:value="121.5">
                <text:p>121.5</text:p>
              </table:table-cell>
              <table:table-cell office:value-type="float" office:value="122">
                <text:p>122</text:p>
              </table:table-cell>
              <table:table-cell office:value-type="float" office:value="122.5">
                <text:p>122.5</text:p>
              </table:table-cell>
              <table:table-cell office:value-type="float" office:value="123">
                <text:p>123</text:p>
              </table:table-cell>
              <table:table-cell office:value-type="float" office:value="123.5">
                <text:p>123.5</text:p>
              </table:table-cell>
              <table:table-cell office:value-type="float" office:value="124">
                <text:p>124</text:p>
              </table:table-cell>
              <table:table-cell office:value-type="float" office:value="124.5">
                <text:p>124.5</text:p>
              </table:table-cell>
              <table:table-cell office:value-type="float" office:value="125">
                <text:p>125</text:p>
              </table:table-cell>
              <table:table-cell office:value-type="float" office:value="125.5">
                <text:p>125.5</text:p>
              </table:table-cell>
              <table:table-cell office:value-type="float" office:value="126">
                <text:p>126</text:p>
              </table:table-cell>
              <table:table-cell office:value-type="float" office:value="126.5">
                <text:p>126.5</text:p>
              </table:table-cell>
              <table:table-cell office:value-type="float" office:value="127">
                <text:p>127</text:p>
              </table:table-cell>
              <table:table-cell office:value-type="float" office:value="127.5">
                <text:p>127.5</text:p>
              </table:table-cell>
              <table:table-cell office:value-type="float" office:value="128">
                <text:p>128</text:p>
              </table:table-cell>
              <table:table-cell office:value-type="float" office:value="128.5">
                <text:p>128.5</text:p>
              </table:table-cell>
              <table:table-cell office:value-type="float" office:value="129">
                <text:p>129</text:p>
              </table:table-cell>
              <table:table-cell office:value-type="float" office:value="129.5">
                <text:p>129.5</text:p>
              </table:table-cell>
              <table:table-cell office:value-type="float" office:value="130">
                <text:p>130</text:p>
              </table:table-cell>
              <table:table-cell office:value-type="float" office:value="130.5">
                <text:p>130.5</text:p>
              </table:table-cell>
              <table:table-cell office:value-type="float" office:value="131">
                <text:p>131</text:p>
              </table:table-cell>
              <table:table-cell office:value-type="float" office:value="131.5">
                <text:p>131.5</text:p>
              </table:table-cell>
              <table:table-cell office:value-type="float" office:value="132">
                <text:p>132</text:p>
              </table:table-cell>
              <table:table-cell office:value-type="float" office:value="132.5">
                <text:p>132.5</text:p>
              </table:table-cell>
              <table:table-cell office:value-type="float" office:value="133">
                <text:p>133</text:p>
              </table:table-cell>
              <table:table-cell office:value-type="float" office:value="133.5">
                <text:p>133.5</text:p>
              </table:table-cell>
              <table:table-cell office:value-type="float" office:value="134">
                <text:p>134</text:p>
              </table:table-cell>
              <table:table-cell office:value-type="float" office:value="134.5">
                <text:p>134.5</text:p>
              </table:table-cell>
              <table:table-cell office:value-type="float" office:value="135">
                <text:p>135</text:p>
              </table:table-cell>
              <table:table-cell office:value-type="float" office:value="135.5">
                <text:p>135.5</text:p>
              </table:table-cell>
              <table:table-cell office:value-type="float" office:value="136">
                <text:p>136</text:p>
              </table:table-cell>
              <table:table-cell office:value-type="float" office:value="136.5">
                <text:p>136.5</text:p>
              </table:table-cell>
              <table:table-cell office:value-type="float" office:value="137">
                <text:p>137</text:p>
              </table:table-cell>
              <table:table-cell office:value-type="float" office:value="137.5">
                <text:p>137.5</text:p>
              </table:table-cell>
              <table:table-cell office:value-type="float" office:value="138">
                <text:p>138</text:p>
              </table:table-cell>
              <table:table-cell office:value-type="float" office:value="138.5">
                <text:p>138.5</text:p>
              </table:table-cell>
              <table:table-cell office:value-type="float" office:value="139">
                <text:p>139</text:p>
              </table:table-cell>
              <table:table-cell office:value-type="float" office:value="139.5">
                <text:p>139.5</text:p>
              </table:table-cell>
              <table:table-cell office:value-type="float" office:value="140">
                <text:p>140</text:p>
              </table:table-cell>
              <table:table-cell office:value-type="float" office:value="140.5">
                <text:p>140.5</text:p>
              </table:table-cell>
              <table:table-cell office:value-type="float" office:value="141">
                <text:p>141</text:p>
              </table:table-cell>
              <table:table-cell office:value-type="float" office:value="141.5">
                <text:p>141.5</text:p>
              </table:table-cell>
              <table:table-cell office:value-type="float" office:value="142">
                <text:p>142</text:p>
              </table:table-cell>
              <table:table-cell office:value-type="float" office:value="142.5">
                <text:p>142.5</text:p>
              </table:table-cell>
              <table:table-cell office:value-type="float" office:value="143">
                <text:p>143</text:p>
              </table:table-cell>
              <table:table-cell office:value-type="float" office:value="143.5">
                <text:p>143.5</text:p>
              </table:table-cell>
              <table:table-cell office:value-type="float" office:value="144">
                <text:p>144</text:p>
              </table:table-cell>
              <table:table-cell office:value-type="float" office:value="144.5">
                <text:p>144.5</text:p>
              </table:table-cell>
              <table:table-cell office:value-type="float" office:value="145">
                <text:p>145</text:p>
              </table:table-cell>
              <table:table-cell office:value-type="float" office:value="145.5">
                <text:p>145.5</text:p>
              </table:table-cell>
              <table:table-cell office:value-type="float" office:value="146">
                <text:p>146</text:p>
              </table:table-cell>
              <table:table-cell office:value-type="float" office:value="146.5">
                <text:p>146.5</text:p>
              </table:table-cell>
              <table:table-cell office:value-type="float" office:value="147">
                <text:p>147</text:p>
              </table:table-cell>
              <table:table-cell office:value-type="float" office:value="147.5">
                <text:p>147.5</text:p>
              </table:table-cell>
              <table:table-cell office:value-type="float" office:value="148">
                <text:p>148</text:p>
              </table:table-cell>
              <table:table-cell office:value-type="float" office:value="148.5">
                <text:p>148.5</text:p>
              </table:table-cell>
              <table:table-cell office:value-type="float" office:value="149">
                <text:p>149</text:p>
              </table:table-cell>
              <table:table-cell office:value-type="float" office:value="149.5">
                <text:p>149.5</text:p>
              </table:table-cell>
              <table:table-cell office:value-type="float" office:value="150">
                <text:p>150</text:p>
              </table:table-cell>
              <table:table-cell office:value-type="float" office:value="150.5">
                <text:p>150.5</text:p>
              </table:table-cell>
              <table:table-cell office:value-type="float" office:value="151">
                <text:p>151</text:p>
              </table:table-cell>
              <table:table-cell office:value-type="float" office:value="151.5">
                <text:p>151.5</text:p>
              </table:table-cell>
              <table:table-cell office:value-type="float" office:value="152">
                <text:p>152</text:p>
              </table:table-cell>
              <table:table-cell office:value-type="float" office:value="152.5">
                <text:p>152.5</text:p>
              </table:table-cell>
              <table:table-cell office:value-type="float" office:value="153">
                <text:p>153</text:p>
              </table:table-cell>
              <table:table-cell office:value-type="float" office:value="153.5">
                <text:p>153.5</text:p>
              </table:table-cell>
              <table:table-cell office:value-type="float" office:value="154">
                <text:p>154</text:p>
              </table:table-cell>
              <table:table-cell office:value-type="float" office:value="154.5">
                <text:p>154.5</text:p>
              </table:table-cell>
              <table:table-cell office:value-type="float" office:value="155">
                <text:p>155</text:p>
              </table:table-cell>
              <table:table-cell office:value-type="float" office:value="155.5">
                <text:p>155.5</text:p>
              </table:table-cell>
              <table:table-cell office:value-type="float" office:value="156">
                <text:p>156</text:p>
              </table:table-cell>
              <table:table-cell office:value-type="float" office:value="156.5">
                <text:p>156.5</text:p>
              </table:table-cell>
              <table:table-cell office:value-type="float" office:value="157">
                <text:p>157</text:p>
              </table:table-cell>
              <table:table-cell office:value-type="float" office:value="157.5">
                <text:p>157.5</text:p>
              </table:table-cell>
              <table:table-cell office:value-type="float" office:value="158">
                <text:p>158</text:p>
              </table:table-cell>
              <table:table-cell office:value-type="float" office:value="158.5">
                <text:p>158.5</text:p>
              </table:table-cell>
              <table:table-cell office:value-type="float" office:value="159">
                <text:p>159</text:p>
              </table:table-cell>
              <table:table-cell office:value-type="float" office:value="159.5">
                <text:p>159.5</text:p>
              </table:table-cell>
              <table:table-cell office:value-type="float" office:value="160">
                <text:p>160</text:p>
              </table:table-cell>
              <table:table-cell office:value-type="float" office:value="160.5">
                <text:p>160.5</text:p>
              </table:table-cell>
              <table:table-cell office:value-type="float" office:value="161">
                <text:p>161</text:p>
              </table:table-cell>
              <table:table-cell office:value-type="float" office:value="161.5">
                <text:p>161.5</text:p>
              </table:table-cell>
              <table:table-cell office:value-type="float" office:value="162">
                <text:p>162</text:p>
              </table:table-cell>
              <table:table-cell office:value-type="float" office:value="162.5">
                <text:p>162.5</text:p>
              </table:table-cell>
              <table:table-cell office:value-type="float" office:value="163">
                <text:p>163</text:p>
              </table:table-cell>
              <table:table-cell office:value-type="float" office:value="163.5">
                <text:p>163.5</text:p>
              </table:table-cell>
              <table:table-cell office:value-type="float" office:value="164">
                <text:p>164</text:p>
              </table:table-cell>
              <table:table-cell office:value-type="float" office:value="164.5">
                <text:p>164.5</text:p>
              </table:table-cell>
              <table:table-cell office:value-type="float" office:value="165">
                <text:p>165</text:p>
              </table:table-cell>
              <table:table-cell office:value-type="float" office:value="165.5">
                <text:p>165.5</text:p>
              </table:table-cell>
              <table:table-cell office:value-type="float" office:value="166">
                <text:p>166</text:p>
              </table:table-cell>
              <table:table-cell office:value-type="float" office:value="166.5">
                <text:p>166.5</text:p>
              </table:table-cell>
              <table:table-cell office:value-type="float" office:value="167">
                <text:p>167</text:p>
              </table:table-cell>
              <table:table-cell office:value-type="float" office:value="167.5">
                <text:p>167.5</text:p>
              </table:table-cell>
              <table:table-cell office:value-type="float" office:value="168">
                <text:p>168</text:p>
              </table:table-cell>
              <table:table-cell office:value-type="float" office:value="168.5">
                <text:p>168.5</text:p>
              </table:table-cell>
              <table:table-cell office:value-type="float" office:value="169">
                <text:p>169</text:p>
              </table:table-cell>
              <table:table-cell office:value-type="float" office:value="169.5">
                <text:p>169.5</text:p>
              </table:table-cell>
              <table:table-cell office:value-type="float" office:value="170">
                <text:p>170</text:p>
              </table:table-cell>
              <table:table-cell office:value-type="float" office:value="170.5">
                <text:p>170.5</text:p>
              </table:table-cell>
              <table:table-cell office:value-type="float" office:value="171">
                <text:p>171</text:p>
              </table:table-cell>
              <table:table-cell office:value-type="float" office:value="171.5">
                <text:p>171.5</text:p>
              </table:table-cell>
              <table:table-cell office:value-type="float" office:value="172">
                <text:p>172</text:p>
              </table:table-cell>
              <table:table-cell office:value-type="float" office:value="172.5">
                <text:p>172.5</text:p>
              </table:table-cell>
              <table:table-cell office:value-type="float" office:value="173">
                <text:p>173</text:p>
              </table:table-cell>
              <table:table-cell office:value-type="float" office:value="173.5">
                <text:p>173.5</text:p>
              </table:table-cell>
              <table:table-cell office:value-type="float" office:value="174">
                <text:p>174</text:p>
              </table:table-cell>
              <table:table-cell office:value-type="float" office:value="174.5">
                <text:p>174.5</text:p>
              </table:table-cell>
              <table:table-cell office:value-type="float" office:value="175">
                <text:p>175</text:p>
              </table:table-cell>
              <table:table-cell office:value-type="float" office:value="175.5">
                <text:p>175.5</text:p>
              </table:table-cell>
              <table:table-cell office:value-type="float" office:value="176">
                <text:p>176</text:p>
              </table:table-cell>
              <table:table-cell office:value-type="float" office:value="176.5">
                <text:p>176.5</text:p>
              </table:table-cell>
              <table:table-cell office:value-type="float" office:value="177">
                <text:p>177</text:p>
              </table:table-cell>
              <table:table-cell office:value-type="float" office:value="177.5">
                <text:p>177.5</text:p>
              </table:table-cell>
              <table:table-cell office:value-type="float" office:value="178">
                <text:p>178</text:p>
              </table:table-cell>
              <table:table-cell office:value-type="float" office:value="178.5">
                <text:p>178.5</text:p>
              </table:table-cell>
              <table:table-cell office:value-type="float" office:value="179">
                <text:p>179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  <table:table-cell office:value-type="float" office:value="180.5">
                <text:p>180.5</text:p>
              </table:table-cell>
              <table:table-cell office:value-type="float" office:value="181">
                <text:p>181</text:p>
              </table:table-cell>
              <table:table-cell office:value-type="float" office:value="181.5">
                <text:p>181.5</text:p>
              </table:table-cell>
              <table:table-cell office:value-type="float" office:value="182">
                <text:p>182</text:p>
              </table:table-cell>
              <table:table-cell office:value-type="float" office:value="182.5">
                <text:p>182.5</text:p>
              </table:table-cell>
              <table:table-cell office:value-type="float" office:value="183">
                <text:p>183</text:p>
              </table:table-cell>
              <table:table-cell office:value-type="float" office:value="183.5">
                <text:p>183.5</text:p>
              </table:table-cell>
              <table:table-cell office:value-type="float" office:value="184">
                <text:p>184</text:p>
              </table:table-cell>
              <table:table-cell office:value-type="float" office:value="184.5">
                <text:p>184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iga 3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Foglio1.A3:Foglio1.NQ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1215">
                <text:p>1215</text:p>
              </table:table-cell>
              <table:table-cell office:value-type="float" office:value="1220">
                <text:p>1220</text:p>
              </table:table-cell>
              <table:table-cell office:value-type="float" office:value="1221">
                <text:p>1221</text:p>
              </table:table-cell>
              <table:table-cell office:value-type="float" office:value="1214">
                <text:p>1214</text:p>
              </table:table-cell>
              <table:table-cell office:value-type="float" office:value="1217">
                <text:p>1217</text:p>
              </table:table-cell>
              <table:table-cell office:value-type="float" office:value="1179">
                <text:p>1179</text:p>
              </table:table-cell>
              <table:table-cell office:value-type="float" office:value="1156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134">
                <text:p>1134</text:p>
              </table:table-cell>
              <table:table-cell office:value-type="float" office:value="1120">
                <text:p>1120</text:p>
              </table:table-cell>
              <table:table-cell office:value-type="float" office:value="1102">
                <text:p>1102</text:p>
              </table:table-cell>
              <table:table-cell office:value-type="float" office:value="1088">
                <text:p>1088</text:p>
              </table:table-cell>
              <table:table-cell office:value-type="float" office:value="1073">
                <text:p>1073</text:p>
              </table:table-cell>
              <table:table-cell office:value-type="float" office:value="1055">
                <text:p>1055</text:p>
              </table:table-cell>
              <table:table-cell office:value-type="float" office:value="1045">
                <text:p>1045</text:p>
              </table:table-cell>
              <table:table-cell office:value-type="float" office:value="1030">
                <text:p>1030</text:p>
              </table:table-cell>
              <table:table-cell office:value-type="float" office:value="1018">
                <text:p>1018</text:p>
              </table:table-cell>
              <table:table-cell office:value-type="float" office:value="1006">
                <text:p>1006</text:p>
              </table:table-cell>
              <table:table-cell office:value-type="float" office:value="991">
                <text:p>991</text:p>
              </table:table-cell>
              <table:table-cell office:value-type="float" office:value="982">
                <text:p>982</text:p>
              </table:table-cell>
              <table:table-cell office:value-type="float" office:value="969">
                <text:p>969</text:p>
              </table:table-cell>
              <table:table-cell office:value-type="float" office:value="959">
                <text:p>959</text:p>
              </table:table-cell>
              <table:table-cell office:value-type="float" office:value="946">
                <text:p>946</text:p>
              </table:table-cell>
              <table:table-cell office:value-type="float" office:value="939">
                <text:p>939</text:p>
              </table:table-cell>
              <table:table-cell office:value-type="float" office:value="927">
                <text:p>927</text:p>
              </table:table-cell>
              <table:table-cell office:value-type="float" office:value="917">
                <text:p>917</text:p>
              </table:table-cell>
              <table:table-cell office:value-type="float" office:value="908">
                <text:p>908</text:p>
              </table:table-cell>
              <table:table-cell office:value-type="float" office:value="898">
                <text:p>898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72">
                <text:p>872</text:p>
              </table:table-cell>
              <table:table-cell office:value-type="float" office:value="865">
                <text:p>865</text:p>
              </table:table-cell>
              <table:table-cell office:value-type="float" office:value="855">
                <text:p>855</text:p>
              </table:table-cell>
              <table:table-cell office:value-type="float" office:value="851">
                <text:p>851</text:p>
              </table:table-cell>
              <table:table-cell office:value-type="float" office:value="841">
                <text:p>841</text:p>
              </table:table-cell>
              <table:table-cell office:value-type="float" office:value="834">
                <text:p>834</text:p>
              </table:table-cell>
              <table:table-cell office:value-type="float" office:value="824">
                <text:p>824</text:p>
              </table:table-cell>
              <table:table-cell office:value-type="float" office:value="815">
                <text:p>815</text:p>
              </table:table-cell>
              <table:table-cell office:value-type="float" office:value="810">
                <text:p>810</text:p>
              </table:table-cell>
              <table:table-cell office:value-type="float" office:value="806">
                <text:p>806</text:p>
              </table:table-cell>
              <table:table-cell office:value-type="float" office:value="797">
                <text:p>797</text:p>
              </table:table-cell>
              <table:table-cell office:value-type="float" office:value="787">
                <text:p>787</text:p>
              </table:table-cell>
              <table:table-cell office:value-type="float" office:value="785">
                <text:p>785</text:p>
              </table:table-cell>
              <table:table-cell office:value-type="float" office:value="776">
                <text:p>776</text:p>
              </table:table-cell>
              <table:table-cell office:value-type="float" office:value="772">
                <text:p>772</text:p>
              </table:table-cell>
              <table:table-cell office:value-type="float" office:value="764">
                <text:p>764</text:p>
              </table:table-cell>
              <table:table-cell office:value-type="float" office:value="760">
                <text:p>760</text:p>
              </table:table-cell>
              <table:table-cell office:value-type="float" office:value="753">
                <text:p>753</text:p>
              </table:table-cell>
              <table:table-cell office:value-type="float" office:value="749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739">
                <text:p>739</text:p>
              </table:table-cell>
              <table:table-cell office:value-type="float" office:value="736">
                <text:p>736</text:p>
              </table:table-cell>
              <table:table-cell office:value-type="float" office:value="730">
                <text:p>730</text:p>
              </table:table-cell>
              <table:table-cell office:value-type="float" office:value="724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36">
                <text:p>736</text:p>
              </table:table-cell>
              <table:table-cell office:value-type="float" office:value="741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737">
                <text:p>737</text:p>
              </table:table-cell>
              <table:table-cell office:value-type="float" office:value="728">
                <text:p>728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18">
                <text:p>718</text:p>
              </table:table-cell>
              <table:table-cell office:value-type="float" office:value="714">
                <text:p>714</text:p>
              </table:table-cell>
              <table:table-cell office:value-type="float" office:value="708">
                <text:p>708</text:p>
              </table:table-cell>
              <table:table-cell office:value-type="float" office:value="703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700">
                <text:p>700</text:p>
              </table:table-cell>
              <table:table-cell office:value-type="float" office:value="691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684">
                <text:p>684</text:p>
              </table:table-cell>
              <table:table-cell office:value-type="float" office:value="680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673">
                <text:p>673</text:p>
              </table:table-cell>
              <table:table-cell office:value-type="float" office:value="670">
                <text:p>670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4">
                <text:p>664</text:p>
              </table:table-cell>
              <table:table-cell office:value-type="float" office:value="659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654">
                <text:p>654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48">
                <text:p>648</text:p>
              </table:table-cell>
              <table:table-cell office:value-type="float" office:value="646">
                <text:p>646</text:p>
              </table:table-cell>
              <table:table-cell office:value-type="float" office:value="639">
                <text:p>639</text:p>
              </table:table-cell>
              <table:table-cell office:value-type="float" office:value="641">
                <text:p>641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29">
                <text:p>629</text:p>
              </table:table-cell>
              <table:table-cell office:value-type="float" office:value="627">
                <text:p>627</text:p>
              </table:table-cell>
              <table:table-cell office:value-type="float" office:value="624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621">
                <text:p>621</text:p>
              </table:table-cell>
              <table:table-cell office:value-type="float" office:value="616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13">
                <text:p>613</text:p>
              </table:table-cell>
              <table:table-cell office:value-type="float" office:value="617">
                <text:p>617</text:p>
              </table:table-cell>
              <table:table-cell office:value-type="float" office:value="613">
                <text:p>613</text:p>
              </table:table-cell>
              <table:table-cell office:value-type="float" office:value="616">
                <text:p>616</text:p>
              </table:table-cell>
              <table:table-cell office:value-type="float" office:value="609">
                <text:p>609</text:p>
              </table:table-cell>
              <table:table-cell office:value-type="float" office:value="613">
                <text:p>613</text:p>
              </table:table-cell>
              <table:table-cell office:value-type="float" office:value="608">
                <text:p>608</text:p>
              </table:table-cell>
              <table:table-cell office:value-type="float" office:value="611">
                <text:p>611</text:p>
              </table:table-cell>
              <table:table-cell office:value-type="float" office:value="608">
                <text:p>608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07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5">
                <text:p>605</text:p>
              </table:table-cell>
              <table:table-cell office:value-type="float" office:value="590">
                <text:p>590</text:p>
              </table:table-cell>
              <table:table-cell office:value-type="float" office:value="583">
                <text:p>583</text:p>
              </table:table-cell>
              <table:table-cell office:value-type="float" office:value="580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579">
                <text:p>579</text:p>
              </table:table-cell>
              <table:table-cell office:value-type="float" office:value="584">
                <text:p>584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81">
                <text:p>581</text:p>
              </table:table-cell>
              <table:table-cell office:value-type="float" office:value="579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577">
                <text:p>577</text:p>
              </table:table-cell>
              <table:table-cell office:value-type="float" office:value="579">
                <text:p>579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579">
                <text:p>579</text:p>
              </table:table-cell>
              <table:table-cell office:value-type="float" office:value="581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85">
                <text:p>585</text:p>
              </table:table-cell>
              <table:table-cell office:value-type="float" office:value="581">
                <text:p>581</text:p>
              </table:table-cell>
              <table:table-cell office:value-type="float" office:value="588">
                <text:p>588</text:p>
              </table:table-cell>
              <table:table-cell office:value-type="float" office:value="585">
                <text:p>585</text:p>
              </table:table-cell>
              <table:table-cell office:value-type="float" office:value="582">
                <text:p>582</text:p>
              </table:table-cell>
              <table:table-cell office:value-type="float" office:value="587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587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600">
                <text:p>600</text:p>
              </table:table-cell>
              <table:table-cell office:value-type="float" office:value="603">
                <text:p>603</text:p>
              </table:table-cell>
              <table:table-cell office:value-type="float" office:value="601">
                <text:p>601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608">
                <text:p>608</text:p>
              </table:table-cell>
              <table:table-cell office:value-type="float" office:value="610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613">
                <text:p>613</text:p>
              </table:table-cell>
              <table:table-cell office:value-type="float" office:value="615">
                <text:p>615</text:p>
              </table:table-cell>
              <table:table-cell office:value-type="float" office:value="619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24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32">
                <text:p>632</text:p>
              </table:table-cell>
              <table:table-cell office:value-type="float" office:value="630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638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645">
                <text:p>645</text:p>
              </table:table-cell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654">
                <text:p>654</text:p>
              </table:table-cell>
              <table:table-cell office:value-type="float" office:value="658">
                <text:p>658</text:p>
              </table:table-cell>
              <table:table-cell office:value-type="float" office:value="656">
                <text:p>656</text:p>
              </table:table-cell>
              <table:table-cell office:value-type="float" office:value="659">
                <text:p>659</text:p>
              </table:table-cell>
              <table:table-cell office:value-type="float" office:value="663">
                <text:p>663</text:p>
              </table:table-cell>
              <table:table-cell office:value-type="float" office:value="670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675">
                <text:p>675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6">
                <text:p>686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8">
                <text:p>708</text:p>
              </table:table-cell>
              <table:table-cell office:value-type="float" office:value="714">
                <text:p>714</text:p>
              </table:table-cell>
              <table:table-cell office:value-type="float" office:value="719">
                <text:p>719</text:p>
              </table:table-cell>
              <table:table-cell office:value-type="float" office:value="725">
                <text:p>725</text:p>
              </table:table-cell>
              <table:table-cell office:value-type="float" office:value="728">
                <text:p>728</text:p>
              </table:table-cell>
              <table:table-cell office:value-type="float" office:value="733">
                <text:p>733</text:p>
              </table:table-cell>
              <table:table-cell office:value-type="float" office:value="737">
                <text:p>737</text:p>
              </table:table-cell>
              <table:table-cell office:value-type="float" office:value="746">
                <text:p>746</text:p>
              </table:table-cell>
              <table:table-cell office:value-type="float" office:value="749">
                <text:p>749</text:p>
              </table:table-cell>
              <table:table-cell office:value-type="float" office:value="754">
                <text:p>754</text:p>
              </table:table-cell>
              <table:table-cell office:value-type="float" office:value="763">
                <text:p>763</text:p>
              </table:table-cell>
              <table:table-cell office:value-type="float" office:value="736">
                <text:p>736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88">
                <text:p>688</text:p>
              </table:table-cell>
              <table:table-cell office:value-type="float" office:value="681">
                <text:p>681</text:p>
              </table:table-cell>
              <table:table-cell office:value-type="float" office:value="675">
                <text:p>675</text:p>
              </table:table-cell>
              <table:table-cell office:value-type="float" office:value="669">
                <text:p>669</text:p>
              </table:table-cell>
              <table:table-cell office:value-type="float" office:value="660">
                <text:p>660</text:p>
              </table:table-cell>
              <table:table-cell office:value-type="float" office:value="654">
                <text:p>654</text:p>
              </table:table-cell>
              <table:table-cell office:value-type="float" office:value="646">
                <text:p>646</text:p>
              </table:table-cell>
              <table:table-cell office:value-type="float" office:value="641">
                <text:p>641</text:p>
              </table:table-cell>
              <table:table-cell office:value-type="float" office:value="635">
                <text:p>635</text:p>
              </table:table-cell>
              <table:table-cell office:value-type="float" office:value="629">
                <text:p>629</text:p>
              </table:table-cell>
              <table:table-cell office:value-type="float" office:value="621">
                <text:p>621</text:p>
              </table:table-cell>
              <table:table-cell office:value-type="float" office:value="618">
                <text:p>618</text:p>
              </table:table-cell>
              <table:table-cell office:value-type="float" office:value="611">
                <text:p>611</text:p>
              </table:table-cell>
              <table:table-cell office:value-type="float" office:value="607">
                <text:p>607</text:p>
              </table:table-cell>
              <table:table-cell office:value-type="float" office:value="603">
                <text:p>603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  <table:table-cell office:value-type="float" office:value="585">
                <text:p>585</text:p>
              </table:table-cell>
              <table:table-cell office:value-type="float" office:value="579">
                <text:p>579</text:p>
              </table:table-cell>
              <table:table-cell office:value-type="float" office:value="571">
                <text:p>571</text:p>
              </table:table-cell>
              <table:table-cell office:value-type="float" office:value="466">
                <text:p>466</text:p>
              </table:table-cell>
              <table:table-cell office:value-type="float" office:value="380">
                <text:p>380</text:p>
              </table:table-cell>
              <table:table-cell office:value-type="float" office:value="361">
                <text:p>361</text:p>
              </table:table-cell>
              <table:table-cell office:value-type="float" office:value="372">
                <text:p>372</text:p>
              </table:table-cell>
              <table:table-cell office:value-type="float" office:value="388">
                <text:p>388</text:p>
              </table:table-cell>
              <table:table-cell office:value-type="float" office:value="435">
                <text:p>435</text:p>
              </table:table-cell>
              <table:table-cell office:value-type="float" office:value="512">
                <text:p>512</text:p>
              </table:table-cell>
              <table:table-cell office:value-type="float" office:value="537">
                <text:p>537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531">
                <text:p>531</text:p>
              </table:table-cell>
              <table:table-cell office:value-type="float" office:value="527">
                <text:p>527</text:p>
              </table:table-cell>
              <table:table-cell office:value-type="float" office:value="523">
                <text:p>523</text:p>
              </table:table-cell>
              <table:table-cell office:value-type="float" office:value="517">
                <text:p>517</text:p>
              </table:table-cell>
              <table:table-cell office:value-type="float" office:value="515">
                <text:p>515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3">
                <text:p>493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82">
                <text:p>482</text:p>
              </table:table-cell>
              <table:table-cell office:value-type="float" office:value="485">
                <text:p>485</text:p>
              </table:table-cell>
              <table:table-cell office:value-type="float" office:value="478">
                <text:p>478</text:p>
              </table:table-cell>
              <table:table-cell office:value-type="float" office:value="494">
                <text:p>494</text:p>
              </table:table-cell>
              <table:table-cell office:value-type="float" office:value="633">
                <text:p>633</text:p>
              </table:table-cell>
              <table:table-cell office:value-type="float" office:value="757">
                <text:p>757</text:p>
              </table:table-cell>
              <table:table-cell office:value-type="float" office:value="762">
                <text:p>762</text:p>
              </table:table-cell>
              <table:table-cell office:value-type="float" office:value="764">
                <text:p>764</text:p>
              </table:table-cell>
              <table:table-cell office:value-type="float" office:value="215">
                <text:p>215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